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6.85pt"/>
    </style:style>
    <style:style style:name="co2" style:family="table-column">
      <style:table-column-properties fo:break-before="auto" style:column-width="73.59pt"/>
    </style:style>
    <style:style style:name="co3" style:family="table-column">
      <style:table-column-properties fo:break-before="auto" style:column-width="105.5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37.51pt"/>
    </style:style>
    <style:style style:name="co6" style:family="table-column">
      <style:table-column-properties fo:break-before="auto" style:column-width="14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olbach_Pthread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8" calcext:value-type="float">
            <text:p>8</text:p>
          </table:table-cell>
          <table:table-cell table:style-name="ce2" table:number-columns-repeated="8"/>
          <table:table-cell table:number-columns-repeated="2"/>
          <table:table-cell table:style-name="ce6" office:value-type="string" calcext:value-type="string">
            <text:p>GoldbachSerial VS pthread</text:p>
          </table:table-cell>
          <table:table-cell table:style-name="ce8"/>
          <table:table-cell table:style-name="ce1" office:value-type="string" calcext:value-type="string" table:number-columns-spanned="2" table:number-rows-spanned="1">
            <text:p>Golbach_Pthread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Pthread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7" office:value-type="float" office:value="4" calcext:value-type="float">
            <text:p>4</text:p>
          </table:table-cell>
          <table:table-cell table:style-name="ce3" table:number-columns-repeated="1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7" office:value-type="float" office:value="128" calcext:value-type="float">
            <text:p>128</text:p>
          </table:table-cell>
          <table:table-cell table:style-name="ce3" table:number-columns-repeated="1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"/>
          <table:table-cell table:style-name="ce6" table:number-columns-repeated="2"/>
          <table:table-cell table:number-columns-repeated="912"/>
        </table:table-row>
        <table:table-row table:style-name="ro1"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number-columns-repeated="912"/>
        </table:table-row>
        <table:table-row table:style-name="ro1">
          <table:table-cell table:style-name="ce3" office:value-type="float" office:value="0.000671434" calcext:value-type="float">
            <text:p>0.000671434</text:p>
          </table:table-cell>
          <table:table-cell table:style-name="ce3" office:value-type="float" office:value="0.000657756" calcext:value-type="float">
            <text:p>0.000657756</text:p>
          </table:table-cell>
          <table:table-cell table:style-name="ce3" office:value-type="float" office:value="0.000542027" calcext:value-type="float">
            <text:p>0.000542027</text:p>
          </table:table-cell>
          <table:table-cell table:style-name="ce3" office:value-type="float" office:value="0.000775153" calcext:value-type="float">
            <text:p>0.000775153</text:p>
          </table:table-cell>
          <table:table-cell table:style-name="ce3" office:value-type="float" office:value="0.000695942" calcext:value-type="float">
            <text:p>0.000695942</text:p>
          </table:table-cell>
          <table:table-cell table:style-name="ce3" office:value-type="float" office:value="0.001826171" calcext:value-type="float">
            <text:p>0.001826171</text:p>
          </table:table-cell>
          <table:table-cell table:style-name="ce3" office:value-type="float" office:value="0.002817978" calcext:value-type="float">
            <text:p>0.002817978</text:p>
          </table:table-cell>
          <table:table-cell table:style-name="ce3" office:value-type="float" office:value="0.001117841" calcext:value-type="float">
            <text:p>0.001117841</text:p>
          </table:table-cell>
          <table:table-cell table:style-name="ce3" office:value-type="float" office:value="0.113975711" calcext:value-type="float">
            <text:p>0.113975711</text:p>
          </table:table-cell>
          <table:table-cell table:style-name="ce3" office:value-type="float" office:value="0.035933583" calcext:value-type="float">
            <text:p>0.035933583</text:p>
          </table:table-cell>
          <table:table-cell table:style-name="ce3" office:value-type="float" office:value="0.060318898" calcext:value-type="float">
            <text:p>0.060318898</text:p>
          </table:table-cell>
          <table:table-cell table:style-name="ce3" office:value-type="float" office:value="0.171837197" calcext:value-type="float">
            <text:p>0.171837197</text:p>
          </table:table-cell>
          <table:table-cell table:style-name="ce4" table:formula="of:=SUM([.B3:.L3])" office:value-type="float" office:value="0.390498257" calcext:value-type="float">
            <text:p>0.390498257</text:p>
          </table:table-cell>
          <table:table-cell table:style-name="ce4" table:formula="of:=SUM([.I3:.L3])" office:value-type="float" office:value="0.382065389" calcext:value-type="float">
            <text:p>0.382065389</text:p>
          </table:table-cell>
          <table:table-cell table:style-name="ce8" table:formula="of:=[.M15]/[.M7]" office:value-type="float" office:value="4.33450938" calcext:value-type="float">
            <text:p>4.33450938</text:p>
          </table:table-cell>
          <table:table-cell table:style-name="ce8" table:formula="of:=[.M15]/([.M7]*8)" office:value-type="float" office:value="0.5418136725" calcext:value-type="float">
            <text:p>0.5418136725</text:p>
          </table:table-cell>
          <table:table-cell table:style-name="ce3" office:value-type="float" office:value="0.000071993" calcext:value-type="float">
            <text:p>7.1993E-05</text:p>
          </table:table-cell>
          <table:table-cell table:style-name="ce3" office:value-type="float" office:value="0.000079019" calcext:value-type="float">
            <text:p>7.9019E-05</text:p>
          </table:table-cell>
          <table:table-cell table:style-name="ce3" office:value-type="float" office:value="0.000103141" calcext:value-type="float">
            <text:p>0.000103141</text:p>
          </table:table-cell>
          <table:table-cell table:style-name="ce3" office:value-type="float" office:value="0.000186447" calcext:value-type="float">
            <text:p>0.000186447</text:p>
          </table:table-cell>
          <table:table-cell table:style-name="ce3" office:value-type="float" office:value="0.000255039" calcext:value-type="float">
            <text:p>0.000255039</text:p>
          </table:table-cell>
          <table:table-cell table:style-name="ce3" office:value-type="float" office:value="0.005870559" calcext:value-type="float">
            <text:p>0.005870559</text:p>
          </table:table-cell>
          <table:table-cell table:style-name="ce3" office:value-type="float" office:value="0.002228868" calcext:value-type="float">
            <text:p>0.002228868</text:p>
          </table:table-cell>
          <table:table-cell table:style-name="ce3" office:value-type="float" office:value="0.000589202" calcext:value-type="float">
            <text:p>0.000589202</text:p>
          </table:table-cell>
          <table:table-cell table:style-name="ce3" office:value-type="float" office:value="0.519627095" calcext:value-type="float">
            <text:p>0.519627095</text:p>
          </table:table-cell>
          <table:table-cell table:style-name="ce3" office:value-type="float" office:value="0.035210115" calcext:value-type="float">
            <text:p>0.035210115</text:p>
          </table:table-cell>
          <table:table-cell table:style-name="ce3" office:value-type="float" office:value="0.18368118" calcext:value-type="float">
            <text:p>0.18368118</text:p>
          </table:table-cell>
          <table:table-cell table:style-name="ce3" office:value-type="float" office:value="0.519343697" calcext:value-type="float">
            <text:p>0.519343697</text:p>
          </table:table-cell>
          <table:table-cell table:style-name="ce4" table:formula="of:=SUM([.R3:.AB3])" office:value-type="float" office:value="1.267174362" calcext:value-type="float">
            <text:p>1.267174362</text:p>
          </table:table-cell>
          <table:table-cell table:style-name="ce4" table:formula="of:=SUM([.Y3:.AB3])" office:value-type="float" office:value="1.257862087" calcext:value-type="float">
            <text:p>1.257862087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7" office:value-type="float" office:value="0.000131093" calcext:value-type="float">
            <text:p>0.000131093</text:p>
          </table:table-cell>
          <table:table-cell table:style-name="ce7" office:value-type="float" office:value="0.000134479" calcext:value-type="float">
            <text:p>0.000134479</text:p>
          </table:table-cell>
          <table:table-cell table:style-name="ce7" office:value-type="float" office:value="0.00014765" calcext:value-type="float">
            <text:p>0.00014765</text:p>
          </table:table-cell>
          <table:table-cell table:style-name="ce7" office:value-type="float" office:value="0.000215332" calcext:value-type="float">
            <text:p>0.000215332</text:p>
          </table:table-cell>
          <table:table-cell table:style-name="ce7" office:value-type="float" office:value="0.000689552" calcext:value-type="float">
            <text:p>0.000689552</text:p>
          </table:table-cell>
          <table:table-cell table:style-name="ce7" office:value-type="float" office:value="0.002352399" calcext:value-type="float">
            <text:p>0.002352399</text:p>
          </table:table-cell>
          <table:table-cell table:style-name="ce7" office:value-type="float" office:value="0.00258029" calcext:value-type="float">
            <text:p>0.00258029</text:p>
          </table:table-cell>
          <table:table-cell table:style-name="ce7" office:value-type="float" office:value="0.000610962" calcext:value-type="float">
            <text:p>0.000610962</text:p>
          </table:table-cell>
          <table:table-cell table:style-name="ce7" office:value-type="float" office:value="0.185511306" calcext:value-type="float">
            <text:p>0.185511306</text:p>
          </table:table-cell>
          <table:table-cell table:style-name="ce7" office:value-type="float" office:value="0.036840216" calcext:value-type="float">
            <text:p>0.036840216</text:p>
          </table:table-cell>
          <table:table-cell table:style-name="ce7" office:value-type="float" office:value="0.060425786" calcext:value-type="float">
            <text:p>0.060425786</text:p>
          </table:table-cell>
          <table:table-cell table:style-name="ce7" office:value-type="float" office:value="0.232510208" calcext:value-type="float">
            <text:p>0.232510208</text:p>
          </table:table-cell>
          <table:table-cell table:style-name="ce7" table:formula="of:=SUM([.AH3:.AR3])" office:value-type="float" office:value="0.52201818" calcext:value-type="float">
            <text:p>0.52201818</text:p>
          </table:table-cell>
          <table:table-cell table:style-name="ce7" table:formula="of:=SUM([.AO3:.AR3])" office:value-type="float" office:value="0.515287516" calcext:value-type="float">
            <text:p>0.515287516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7" office:value-type="float" office:value="0.003812285" calcext:value-type="float">
            <text:p>0.003812285</text:p>
          </table:table-cell>
          <table:table-cell table:style-name="ce7" office:value-type="float" office:value="0.003697061" calcext:value-type="float">
            <text:p>0.003697061</text:p>
          </table:table-cell>
          <table:table-cell table:style-name="ce7" office:value-type="float" office:value="0.004007564" calcext:value-type="float">
            <text:p>0.004007564</text:p>
          </table:table-cell>
          <table:table-cell table:style-name="ce7" office:value-type="float" office:value="0.004001931" calcext:value-type="float">
            <text:p>0.004001931</text:p>
          </table:table-cell>
          <table:table-cell table:style-name="ce7" office:value-type="float" office:value="0.004064025" calcext:value-type="float">
            <text:p>0.004064025</text:p>
          </table:table-cell>
          <table:table-cell table:style-name="ce7" office:value-type="float" office:value="0.004446619" calcext:value-type="float">
            <text:p>0.004446619</text:p>
          </table:table-cell>
          <table:table-cell table:style-name="ce7" office:value-type="float" office:value="0.004057602" calcext:value-type="float">
            <text:p>0.004057602</text:p>
          </table:table-cell>
          <table:table-cell table:style-name="ce7" office:value-type="float" office:value="0.004746653" calcext:value-type="float">
            <text:p>0.004746653</text:p>
          </table:table-cell>
          <table:table-cell table:style-name="ce7" office:value-type="float" office:value="0.08505777" calcext:value-type="float">
            <text:p>0.08505777</text:p>
          </table:table-cell>
          <table:table-cell table:style-name="ce7" office:value-type="float" office:value="0.041151786" calcext:value-type="float">
            <text:p>0.041151786</text:p>
          </table:table-cell>
          <table:table-cell table:style-name="ce7" office:value-type="float" office:value="0.059908078" calcext:value-type="float">
            <text:p>0.059908078</text:p>
          </table:table-cell>
          <table:table-cell table:style-name="ce7" office:value-type="float" office:value="0.165603621" calcext:value-type="float">
            <text:p>0.165603621</text:p>
          </table:table-cell>
          <table:table-cell table:style-name="ce7" table:formula="of:=SUM([.AX3:.BH3])" office:value-type="float" office:value="0.38074271" calcext:value-type="float">
            <text:p>0.38074271</text:p>
          </table:table-cell>
          <table:table-cell table:style-name="ce7" table:formula="of:=SUM([.BE3:.BH3])" office:value-type="float" office:value="0.351721255" calcext:value-type="float">
            <text:p>0.351721255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009374" calcext:value-type="float">
            <text:p>9.374E-05</text:p>
          </table:table-cell>
          <table:table-cell table:style-name="ce3" office:value-type="float" office:value="0.000074445" calcext:value-type="float">
            <text:p>7.4445E-05</text:p>
          </table:table-cell>
          <table:table-cell table:style-name="ce3" office:value-type="float" office:value="0.000098387" calcext:value-type="float">
            <text:p>9.8387E-05</text:p>
          </table:table-cell>
          <table:table-cell table:style-name="ce3" office:value-type="float" office:value="0.000159194" calcext:value-type="float">
            <text:p>0.000159194</text:p>
          </table:table-cell>
          <table:table-cell table:style-name="ce3" office:value-type="float" office:value="0.000209958" calcext:value-type="float">
            <text:p>0.000209958</text:p>
          </table:table-cell>
          <table:table-cell table:style-name="ce3" office:value-type="float" office:value="0.004212391" calcext:value-type="float">
            <text:p>0.004212391</text:p>
          </table:table-cell>
          <table:table-cell table:style-name="ce3" office:value-type="float" office:value="0.00224478" calcext:value-type="float">
            <text:p>0.00224478</text:p>
          </table:table-cell>
          <table:table-cell table:style-name="ce3" office:value-type="float" office:value="0.00064049" calcext:value-type="float">
            <text:p>0.00064049</text:p>
          </table:table-cell>
          <table:table-cell table:style-name="ce3" office:value-type="float" office:value="0.29741119" calcext:value-type="float">
            <text:p>0.29741119</text:p>
          </table:table-cell>
          <table:table-cell table:style-name="ce3" office:value-type="float" office:value="0.036282828" calcext:value-type="float">
            <text:p>0.036282828</text:p>
          </table:table-cell>
          <table:table-cell table:style-name="ce3" office:value-type="float" office:value="0.100069565" calcext:value-type="float">
            <text:p>0.100069565</text:p>
          </table:table-cell>
          <table:table-cell table:style-name="ce3" office:value-type="float" office:value="0.312521534" calcext:value-type="float">
            <text:p>0.312521534</text:p>
          </table:table-cell>
          <table:table-cell table:style-name="ce4" table:formula="of:=SUM([.BN3:.BX3])" office:value-type="float" office:value="0.753924762" calcext:value-type="float">
            <text:p>0.753924762</text:p>
          </table:table-cell>
          <table:table-cell table:style-name="ce4" table:formula="of:=SUM([.BU3:.BX3])" office:value-type="float" office:value="0.746285117" calcext:value-type="float">
            <text:p>0.746285117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0538183" calcext:value-type="float">
            <text:p>0.000538183</text:p>
          </table:table-cell>
          <table:table-cell table:style-name="ce3" office:value-type="float" office:value="0.001099654" calcext:value-type="float">
            <text:p>0.001099654</text:p>
          </table:table-cell>
          <table:table-cell table:style-name="ce3" office:value-type="float" office:value="0.001188658" calcext:value-type="float">
            <text:p>0.001188658</text:p>
          </table:table-cell>
          <table:table-cell table:style-name="ce3" office:value-type="float" office:value="0.000950939" calcext:value-type="float">
            <text:p>0.000950939</text:p>
          </table:table-cell>
          <table:table-cell table:style-name="ce3" office:value-type="float" office:value="0.000998821" calcext:value-type="float">
            <text:p>0.000998821</text:p>
          </table:table-cell>
          <table:table-cell table:style-name="ce3" office:value-type="float" office:value="0.001651549" calcext:value-type="float">
            <text:p>0.001651549</text:p>
          </table:table-cell>
          <table:table-cell table:style-name="ce3" office:value-type="float" office:value="0.003715012" calcext:value-type="float">
            <text:p>0.003715012</text:p>
          </table:table-cell>
          <table:table-cell table:style-name="ce3" office:value-type="float" office:value="0.001135726" calcext:value-type="float">
            <text:p>0.001135726</text:p>
          </table:table-cell>
          <table:table-cell table:style-name="ce3" office:value-type="float" office:value="0.09106271" calcext:value-type="float">
            <text:p>0.09106271</text:p>
          </table:table-cell>
          <table:table-cell table:style-name="ce3" office:value-type="float" office:value="0.036373835" calcext:value-type="float">
            <text:p>0.036373835</text:p>
          </table:table-cell>
          <table:table-cell table:style-name="ce3" office:value-type="float" office:value="0.055958061" calcext:value-type="float">
            <text:p>0.055958061</text:p>
          </table:table-cell>
          <table:table-cell table:style-name="ce3" office:value-type="float" office:value="0.19389036" calcext:value-type="float">
            <text:p>0.19389036</text:p>
          </table:table-cell>
          <table:table-cell table:style-name="ce4" table:formula="of:=SUM([.CD3:.CN3])" office:value-type="float" office:value="0.388025325" calcext:value-type="float">
            <text:p>0.388025325</text:p>
          </table:table-cell>
          <table:table-cell table:style-name="ce4" table:formula="of:=SUM([.CK3:.CN3])" office:value-type="float" office:value="0.377284966" calcext:value-type="float">
            <text:p>0.377284966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1131696" calcext:value-type="float">
            <text:p>0.001131696</text:p>
          </table:table-cell>
          <table:table-cell table:style-name="ce3" office:value-type="float" office:value="0.001102532" calcext:value-type="float">
            <text:p>0.001102532</text:p>
          </table:table-cell>
          <table:table-cell table:style-name="ce3" office:value-type="float" office:value="0.001589439" calcext:value-type="float">
            <text:p>0.001589439</text:p>
          </table:table-cell>
          <table:table-cell table:style-name="ce3" office:value-type="float" office:value="0.001442806" calcext:value-type="float">
            <text:p>0.001442806</text:p>
          </table:table-cell>
          <table:table-cell table:style-name="ce3" office:value-type="float" office:value="0.001425613" calcext:value-type="float">
            <text:p>0.001425613</text:p>
          </table:table-cell>
          <table:table-cell table:style-name="ce3" office:value-type="float" office:value="0.002525659" calcext:value-type="float">
            <text:p>0.002525659</text:p>
          </table:table-cell>
          <table:table-cell table:style-name="ce3" office:value-type="float" office:value="0.003158915" calcext:value-type="float">
            <text:p>0.003158915</text:p>
          </table:table-cell>
          <table:table-cell table:style-name="ce3" office:value-type="float" office:value="0.00164807" calcext:value-type="float">
            <text:p>0.00164807</text:p>
          </table:table-cell>
          <table:table-cell table:style-name="ce3" office:value-type="float" office:value="0.085885803" calcext:value-type="float">
            <text:p>0.085885803</text:p>
          </table:table-cell>
          <table:table-cell table:style-name="ce3" office:value-type="float" office:value="0.037106931" calcext:value-type="float">
            <text:p>0.037106931</text:p>
          </table:table-cell>
          <table:table-cell table:style-name="ce3" office:value-type="float" office:value="0.062048347" calcext:value-type="float">
            <text:p>0.062048347</text:p>
          </table:table-cell>
          <table:table-cell table:style-name="ce3" office:value-type="float" office:value="0.194117678" calcext:value-type="float">
            <text:p>0.194117678</text:p>
          </table:table-cell>
          <table:table-cell table:style-name="ce4" table:formula="of:=SUM([.CT3:.DD3])" office:value-type="float" office:value="0.392051793" calcext:value-type="float">
            <text:p>0.392051793</text:p>
          </table:table-cell>
          <table:table-cell table:style-name="ce4" table:formula="of:=SUM([.DA3:.DD3])" office:value-type="float" office:value="0.379158759" calcext:value-type="float">
            <text:p>0.379158759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number-columns-repeated="912"/>
        </table:table-row>
        <table:table-row table:style-name="ro1">
          <table:table-cell table:style-name="ce3" office:value-type="float" office:value="0.000624192" calcext:value-type="float">
            <text:p>0.000624192</text:p>
          </table:table-cell>
          <table:table-cell table:style-name="ce3" office:value-type="float" office:value="0.000652273" calcext:value-type="float">
            <text:p>0.000652273</text:p>
          </table:table-cell>
          <table:table-cell table:style-name="ce3" office:value-type="float" office:value="0.001282135" calcext:value-type="float">
            <text:p>0.001282135</text:p>
          </table:table-cell>
          <table:table-cell table:style-name="ce3" office:value-type="float" office:value="0.001188946" calcext:value-type="float">
            <text:p>0.001188946</text:p>
          </table:table-cell>
          <table:table-cell table:style-name="ce3" office:value-type="float" office:value="0.000492996" calcext:value-type="float">
            <text:p>0.000492996</text:p>
          </table:table-cell>
          <table:table-cell table:style-name="ce3" office:value-type="float" office:value="0.002155214" calcext:value-type="float">
            <text:p>0.002155214</text:p>
          </table:table-cell>
          <table:table-cell table:style-name="ce3" office:value-type="float" office:value="0.002581916" calcext:value-type="float">
            <text:p>0.002581916</text:p>
          </table:table-cell>
          <table:table-cell table:style-name="ce3" office:value-type="float" office:value="0.001004389" calcext:value-type="float">
            <text:p>0.001004389</text:p>
          </table:table-cell>
          <table:table-cell table:style-name="ce3" office:value-type="float" office:value="0.113523202" calcext:value-type="float">
            <text:p>0.113523202</text:p>
          </table:table-cell>
          <table:table-cell table:style-name="ce3" office:value-type="float" office:value="0.035738935" calcext:value-type="float">
            <text:p>0.035738935</text:p>
          </table:table-cell>
          <table:table-cell table:style-name="ce3" office:value-type="float" office:value="0.054370528" calcext:value-type="float">
            <text:p>0.054370528</text:p>
          </table:table-cell>
          <table:table-cell table:style-name="ce3" office:value-type="float" office:value="0.177700188" calcext:value-type="float">
            <text:p>0.177700188</text:p>
          </table:table-cell>
          <table:table-cell table:style-name="ce4" table:formula="of:=SUM([.B4:.L4])" office:value-type="float" office:value="0.390690722" calcext:value-type="float">
            <text:p>0.390690722</text:p>
          </table:table-cell>
          <table:table-cell table:style-name="ce4" table:formula="of:=SUM([.J4:.L4])" office:value-type="float" office:value="0.267809651" calcext:value-type="float">
            <text:p>0.267809651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078659" calcext:value-type="float">
            <text:p>7.8659E-05</text:p>
          </table:table-cell>
          <table:table-cell table:style-name="ce3" office:value-type="float" office:value="0.00007472" calcext:value-type="float">
            <text:p>7.472E-05</text:p>
          </table:table-cell>
          <table:table-cell table:style-name="ce3" office:value-type="float" office:value="0.000121792" calcext:value-type="float">
            <text:p>0.000121792</text:p>
          </table:table-cell>
          <table:table-cell table:style-name="ce3" office:value-type="float" office:value="0.000172717" calcext:value-type="float">
            <text:p>0.000172717</text:p>
          </table:table-cell>
          <table:table-cell table:style-name="ce3" office:value-type="float" office:value="0.000239665" calcext:value-type="float">
            <text:p>0.000239665</text:p>
          </table:table-cell>
          <table:table-cell table:style-name="ce3" office:value-type="float" office:value="0.005903576" calcext:value-type="float">
            <text:p>0.005903576</text:p>
          </table:table-cell>
          <table:table-cell table:style-name="ce3" office:value-type="float" office:value="0.002320782" calcext:value-type="float">
            <text:p>0.002320782</text:p>
          </table:table-cell>
          <table:table-cell table:style-name="ce3" office:value-type="float" office:value="0.000585621" calcext:value-type="float">
            <text:p>0.000585621</text:p>
          </table:table-cell>
          <table:table-cell table:style-name="ce3" office:value-type="float" office:value="0.541799467" calcext:value-type="float">
            <text:p>0.541799467</text:p>
          </table:table-cell>
          <table:table-cell table:style-name="ce3" office:value-type="float" office:value="0.035302009" calcext:value-type="float">
            <text:p>0.035302009</text:p>
          </table:table-cell>
          <table:table-cell table:style-name="ce3" office:value-type="float" office:value="0.182959398" calcext:value-type="float">
            <text:p>0.182959398</text:p>
          </table:table-cell>
          <table:table-cell table:style-name="ce3" office:value-type="float" office:value="0.509106867" calcext:value-type="float">
            <text:p>0.509106867</text:p>
          </table:table-cell>
          <table:table-cell table:style-name="ce4" table:formula="of:=SUM([.R4:.AB4])" office:value-type="float" office:value="1.278586614" calcext:value-type="float">
            <text:p>1.278586614</text:p>
          </table:table-cell>
          <table:table-cell table:style-name="ce4" table:formula="of:=SUM([.Y4:.AB4])" office:value-type="float" office:value="1.269167741" calcext:value-type="float">
            <text:p>1.269167741</text:p>
          </table:table-cell>
          <table:table-cell table:style-name="ce9" table:formula="of:=[.M15]/[.AC7]" office:value-type="float" office:value="1.302459376" calcext:value-type="float">
            <text:p>1.302459376</text:p>
          </table:table-cell>
          <table:table-cell table:style-name="ce9" table:formula="of:=[.M15]/([.AC7]*[.T1])" office:value-type="float" office:value="1.302459376" calcext:value-type="float">
            <text:p>1.302459376</text:p>
          </table:table-cell>
          <table:table-cell table:style-name="ce7" office:value-type="float" office:value="0.000131881" calcext:value-type="float">
            <text:p>0.000131881</text:p>
          </table:table-cell>
          <table:table-cell table:style-name="ce7" office:value-type="float" office:value="0.00013039" calcext:value-type="float">
            <text:p>0.00013039</text:p>
          </table:table-cell>
          <table:table-cell table:style-name="ce7" office:value-type="float" office:value="0.000128113" calcext:value-type="float">
            <text:p>0.000128113</text:p>
          </table:table-cell>
          <table:table-cell table:style-name="ce7" office:value-type="float" office:value="0.000181642" calcext:value-type="float">
            <text:p>0.000181642</text:p>
          </table:table-cell>
          <table:table-cell table:style-name="ce7" office:value-type="float" office:value="0.000243477" calcext:value-type="float">
            <text:p>0.000243477</text:p>
          </table:table-cell>
          <table:table-cell table:style-name="ce7" office:value-type="float" office:value="0.002563622" calcext:value-type="float">
            <text:p>0.002563622</text:p>
          </table:table-cell>
          <table:table-cell table:style-name="ce7" office:value-type="float" office:value="0.002635735" calcext:value-type="float">
            <text:p>0.002635735</text:p>
          </table:table-cell>
          <table:table-cell table:style-name="ce7" office:value-type="float" office:value="0.00066709" calcext:value-type="float">
            <text:p>0.00066709</text:p>
          </table:table-cell>
          <table:table-cell table:style-name="ce7" office:value-type="float" office:value="0.189362723" calcext:value-type="float">
            <text:p>0.189362723</text:p>
          </table:table-cell>
          <table:table-cell table:style-name="ce7" office:value-type="float" office:value="0.035943287" calcext:value-type="float">
            <text:p>0.035943287</text:p>
          </table:table-cell>
          <table:table-cell table:style-name="ce7" office:value-type="float" office:value="0.059809722" calcext:value-type="float">
            <text:p>0.059809722</text:p>
          </table:table-cell>
          <table:table-cell table:style-name="ce7" office:value-type="float" office:value="0.223141403" calcext:value-type="float">
            <text:p>0.223141403</text:p>
          </table:table-cell>
          <table:table-cell table:style-name="ce7" table:formula="of:=SUM([.AH4:.AR4])" office:value-type="float" office:value="0.514807204" calcext:value-type="float">
            <text:p>0.514807204</text:p>
          </table:table-cell>
          <table:table-cell table:style-name="ce7" table:formula="of:=SUM([.AO4:.AR4])" office:value-type="float" office:value="0.508257135" calcext:value-type="float">
            <text:p>0.508257135</text:p>
          </table:table-cell>
          <table:table-cell table:style-name="ce9" table:formula="of:=[.$M$15]/[.AS7]" office:value-type="float" office:value="3.204289237" calcext:value-type="float">
            <text:p>3.204289237</text:p>
          </table:table-cell>
          <table:table-cell table:style-name="ce9" table:formula="of:=[.$M$15]/([.AS7]*[.AJ1])" office:value-type="float" office:value="0.8010723092" calcext:value-type="float">
            <text:p>0.8010723092</text:p>
          </table:table-cell>
          <table:table-cell table:style-name="ce7" office:value-type="float" office:value="0.003545612" calcext:value-type="float">
            <text:p>0.003545612</text:p>
          </table:table-cell>
          <table:table-cell table:style-name="ce7" office:value-type="float" office:value="0.00372182" calcext:value-type="float">
            <text:p>0.00372182</text:p>
          </table:table-cell>
          <table:table-cell table:style-name="ce7" office:value-type="float" office:value="0.003579356" calcext:value-type="float">
            <text:p>0.003579356</text:p>
          </table:table-cell>
          <table:table-cell table:style-name="ce7" office:value-type="float" office:value="0.004369669" calcext:value-type="float">
            <text:p>0.004369669</text:p>
          </table:table-cell>
          <table:table-cell table:style-name="ce7" office:value-type="float" office:value="0.004634668" calcext:value-type="float">
            <text:p>0.004634668</text:p>
          </table:table-cell>
          <table:table-cell table:style-name="ce7" office:value-type="float" office:value="0.004846818" calcext:value-type="float">
            <text:p>0.004846818</text:p>
          </table:table-cell>
          <table:table-cell table:style-name="ce7" office:value-type="float" office:value="0.004860066" calcext:value-type="float">
            <text:p>0.004860066</text:p>
          </table:table-cell>
          <table:table-cell table:style-name="ce7" office:value-type="float" office:value="0.004271115" calcext:value-type="float">
            <text:p>0.004271115</text:p>
          </table:table-cell>
          <table:table-cell table:style-name="ce7" office:value-type="float" office:value="0.080228347" calcext:value-type="float">
            <text:p>0.080228347</text:p>
          </table:table-cell>
          <table:table-cell table:style-name="ce7" office:value-type="float" office:value="0.038709882" calcext:value-type="float">
            <text:p>0.038709882</text:p>
          </table:table-cell>
          <table:table-cell table:style-name="ce7" office:value-type="float" office:value="0.061635413" calcext:value-type="float">
            <text:p>0.061635413</text:p>
          </table:table-cell>
          <table:table-cell table:style-name="ce7" office:value-type="float" office:value="0.183177949" calcext:value-type="float">
            <text:p>0.183177949</text:p>
          </table:table-cell>
          <table:table-cell table:style-name="ce7" table:formula="of:=SUM([.AX4:.BH4])" office:value-type="float" office:value="0.394035103" calcext:value-type="float">
            <text:p>0.394035103</text:p>
          </table:table-cell>
          <table:table-cell table:style-name="ce7" table:formula="of:=SUM([.BE4:.BH4])" office:value-type="float" office:value="0.363751591" calcext:value-type="float">
            <text:p>0.363751591</text:p>
          </table:table-cell>
          <table:table-cell table:style-name="ce9" table:formula="of:=[.$M$15]/[.BI7]" office:value-type="float" office:value="4.415132494" calcext:value-type="float">
            <text:p>4.415132494</text:p>
          </table:table-cell>
          <table:table-cell table:style-name="ce9" table:formula="of:=[.$M$15]/([.BI7]*[.AZ1])" office:value-type="float" office:value="0.03449322261" calcext:value-type="float">
            <text:p>0.03449322261</text:p>
          </table:table-cell>
          <table:table-cell table:style-name="ce3" office:value-type="float" office:value="0.00007911" calcext:value-type="float">
            <text:p>7.911E-05</text:p>
          </table:table-cell>
          <table:table-cell table:style-name="ce3" office:value-type="float" office:value="0.000091515" calcext:value-type="float">
            <text:p>9.1515E-05</text:p>
          </table:table-cell>
          <table:table-cell table:style-name="ce3" office:value-type="float" office:value="0.000154741" calcext:value-type="float">
            <text:p>0.000154741</text:p>
          </table:table-cell>
          <table:table-cell table:style-name="ce3" office:value-type="float" office:value="0.000184043" calcext:value-type="float">
            <text:p>0.000184043</text:p>
          </table:table-cell>
          <table:table-cell table:style-name="ce3" office:value-type="float" office:value="0.000228167" calcext:value-type="float">
            <text:p>0.000228167</text:p>
          </table:table-cell>
          <table:table-cell table:style-name="ce3" office:value-type="float" office:value="0.00323372" calcext:value-type="float">
            <text:p>0.00323372</text:p>
          </table:table-cell>
          <table:table-cell table:style-name="ce3" office:value-type="float" office:value="0.002291598" calcext:value-type="float">
            <text:p>0.002291598</text:p>
          </table:table-cell>
          <table:table-cell table:style-name="ce3" office:value-type="float" office:value="0.000569406" calcext:value-type="float">
            <text:p>0.000569406</text:p>
          </table:table-cell>
          <table:table-cell table:style-name="ce3" office:value-type="float" office:value="0.284657179" calcext:value-type="float">
            <text:p>0.284657179</text:p>
          </table:table-cell>
          <table:table-cell table:style-name="ce3" office:value-type="float" office:value="0.036726706" calcext:value-type="float">
            <text:p>0.036726706</text:p>
          </table:table-cell>
          <table:table-cell table:style-name="ce3" office:value-type="float" office:value="0.100903048" calcext:value-type="float">
            <text:p>0.100903048</text:p>
          </table:table-cell>
          <table:table-cell table:style-name="ce3" office:value-type="float" office:value="0.323287412" calcext:value-type="float">
            <text:p>0.323287412</text:p>
          </table:table-cell>
          <table:table-cell table:style-name="ce4" table:formula="of:=SUM([.BN4:.BX4])" office:value-type="float" office:value="0.752327535" calcext:value-type="float">
            <text:p>0.752327535</text:p>
          </table:table-cell>
          <table:table-cell table:style-name="ce4" table:formula="of:=SUM([.BU4:.BX4])" office:value-type="float" office:value="0.745574345" calcext:value-type="float">
            <text:p>0.745574345</text:p>
          </table:table-cell>
          <table:table-cell table:style-name="ce9" table:formula="of:=[.$M$15]/[.BY7]" office:value-type="float" office:value="2.210700903" calcext:value-type="float">
            <text:p>2.210700903</text:p>
          </table:table-cell>
          <table:table-cell table:style-name="ce9" table:formula="of:=[.$M$15]/([.BY7]*[.BP1])" office:value-type="float" office:value="1.105350452" calcext:value-type="float">
            <text:p>1.105350452</text:p>
          </table:table-cell>
          <table:table-cell table:style-name="ce3" office:value-type="float" office:value="0.000515293" calcext:value-type="float">
            <text:p>0.000515293</text:p>
          </table:table-cell>
          <table:table-cell table:style-name="ce3" office:value-type="float" office:value="0.000819709" calcext:value-type="float">
            <text:p>0.000819709</text:p>
          </table:table-cell>
          <table:table-cell table:style-name="ce3" office:value-type="float" office:value="0.001423854" calcext:value-type="float">
            <text:p>0.001423854</text:p>
          </table:table-cell>
          <table:table-cell table:style-name="ce3" office:value-type="float" office:value="0.00091986" calcext:value-type="float">
            <text:p>0.00091986</text:p>
          </table:table-cell>
          <table:table-cell table:style-name="ce3" office:value-type="float" office:value="0.001229198" calcext:value-type="float">
            <text:p>0.001229198</text:p>
          </table:table-cell>
          <table:table-cell table:style-name="ce3" office:value-type="float" office:value="0.002216354" calcext:value-type="float">
            <text:p>0.002216354</text:p>
          </table:table-cell>
          <table:table-cell table:style-name="ce3" office:value-type="float" office:value="0.00288863" calcext:value-type="float">
            <text:p>0.00288863</text:p>
          </table:table-cell>
          <table:table-cell table:style-name="ce3" office:value-type="float" office:value="0.001067411" calcext:value-type="float">
            <text:p>0.001067411</text:p>
          </table:table-cell>
          <table:table-cell table:style-name="ce3" office:value-type="float" office:value="0.095139033" calcext:value-type="float">
            <text:p>0.095139033</text:p>
          </table:table-cell>
          <table:table-cell table:style-name="ce3" office:value-type="float" office:value="0.037960751" calcext:value-type="float">
            <text:p>0.037960751</text:p>
          </table:table-cell>
          <table:table-cell table:style-name="ce3" office:value-type="float" office:value="0.057923279" calcext:value-type="float">
            <text:p>0.057923279</text:p>
          </table:table-cell>
          <table:table-cell table:style-name="ce3" office:value-type="float" office:value="0.199342761" calcext:value-type="float">
            <text:p>0.199342761</text:p>
          </table:table-cell>
          <table:table-cell table:style-name="ce4" table:formula="of:=SUM([.CD4:.CN4])" office:value-type="float" office:value="0.40093084" calcext:value-type="float">
            <text:p>0.40093084</text:p>
          </table:table-cell>
          <table:table-cell table:style-name="ce4" table:formula="of:=SUM([.CK4:.CN4])" office:value-type="float" office:value="0.390365824" calcext:value-type="float">
            <text:p>0.390365824</text:p>
          </table:table-cell>
          <table:table-cell table:style-name="ce9" table:formula="of:=[.$M$15]/[.CO7]" office:value-type="float" office:value="4.240645913" calcext:value-type="float">
            <text:p>4.240645913</text:p>
          </table:table-cell>
          <table:table-cell table:style-name="ce9" table:formula="of:=[.$N$15]/([.CO7]*[.CF1])" office:value-type="float" office:value="0.2620047506" calcext:value-type="float">
            <text:p>0.2620047506</text:p>
          </table:table-cell>
          <table:table-cell table:style-name="ce3" office:value-type="float" office:value="0.001139082" calcext:value-type="float">
            <text:p>0.001139082</text:p>
          </table:table-cell>
          <table:table-cell table:style-name="ce3" office:value-type="float" office:value="0.00117076" calcext:value-type="float">
            <text:p>0.00117076</text:p>
          </table:table-cell>
          <table:table-cell table:style-name="ce3" office:value-type="float" office:value="0.00157055" calcext:value-type="float">
            <text:p>0.00157055</text:p>
          </table:table-cell>
          <table:table-cell table:style-name="ce3" office:value-type="float" office:value="0.001142875" calcext:value-type="float">
            <text:p>0.001142875</text:p>
          </table:table-cell>
          <table:table-cell table:style-name="ce3" office:value-type="float" office:value="0.001697532" calcext:value-type="float">
            <text:p>0.001697532</text:p>
          </table:table-cell>
          <table:table-cell table:style-name="ce3" office:value-type="float" office:value="0.003044287" calcext:value-type="float">
            <text:p>0.003044287</text:p>
          </table:table-cell>
          <table:table-cell table:style-name="ce3" office:value-type="float" office:value="0.00294094" calcext:value-type="float">
            <text:p>0.00294094</text:p>
          </table:table-cell>
          <table:table-cell table:style-name="ce3" office:value-type="float" office:value="0.002579061" calcext:value-type="float">
            <text:p>0.002579061</text:p>
          </table:table-cell>
          <table:table-cell table:style-name="ce3" office:value-type="float" office:value="0.086428969" calcext:value-type="float">
            <text:p>0.086428969</text:p>
          </table:table-cell>
          <table:table-cell table:style-name="ce3" office:value-type="float" office:value="0.038221784" calcext:value-type="float">
            <text:p>0.038221784</text:p>
          </table:table-cell>
          <table:table-cell table:style-name="ce3" office:value-type="float" office:value="0.060731467" calcext:value-type="float">
            <text:p>0.060731467</text:p>
          </table:table-cell>
          <table:table-cell table:style-name="ce3" office:value-type="float" office:value="0.195040246" calcext:value-type="float">
            <text:p>0.195040246</text:p>
          </table:table-cell>
          <table:table-cell table:style-name="ce4" table:formula="of:=SUM([.CT4:.DD4])" office:value-type="float" office:value="0.394568471" calcext:value-type="float">
            <text:p>0.394568471</text:p>
          </table:table-cell>
          <table:table-cell table:style-name="ce4" table:formula="of:=SUM([.DA4:.DD4])" office:value-type="float" office:value="0.380422466" calcext:value-type="float">
            <text:p>0.380422466</text:p>
          </table:table-cell>
          <table:table-cell table:style-name="ce9" table:formula="of:=[.$M$15]/[.DE7]" office:value-type="float" office:value="4.224426142" calcext:value-type="float">
            <text:p>4.224426142</text:p>
          </table:table-cell>
          <table:table-cell table:style-name="ce9" table:formula="of:=[.$M$15]/([.DE7]*[.CV1])" office:value-type="float" office:value="0.1320133169" calcext:value-type="float">
            <text:p>0.1320133169</text:p>
          </table:table-cell>
          <table:table-cell table:number-columns-repeated="912"/>
        </table:table-row>
        <table:table-row table:style-name="ro1">
          <table:table-cell table:style-name="ce3" office:value-type="float" office:value="0.001022077" calcext:value-type="float">
            <text:p>0.001022077</text:p>
          </table:table-cell>
          <table:table-cell table:style-name="ce3" office:value-type="float" office:value="0.000708397" calcext:value-type="float">
            <text:p>0.000708397</text:p>
          </table:table-cell>
          <table:table-cell table:style-name="ce3" office:value-type="float" office:value="0.000881482" calcext:value-type="float">
            <text:p>0.000881482</text:p>
          </table:table-cell>
          <table:table-cell table:style-name="ce3" office:value-type="float" office:value="0.000611039" calcext:value-type="float">
            <text:p>0.000611039</text:p>
          </table:table-cell>
          <table:table-cell table:style-name="ce3" office:value-type="float" office:value="0.000651726" calcext:value-type="float">
            <text:p>0.000651726</text:p>
          </table:table-cell>
          <table:table-cell table:style-name="ce3" office:value-type="float" office:value="0.002050558" calcext:value-type="float">
            <text:p>0.002050558</text:p>
          </table:table-cell>
          <table:table-cell table:style-name="ce3" office:value-type="float" office:value="0.002617417" calcext:value-type="float">
            <text:p>0.002617417</text:p>
          </table:table-cell>
          <table:table-cell table:style-name="ce3" office:value-type="float" office:value="0.001534177" calcext:value-type="float">
            <text:p>0.001534177</text:p>
          </table:table-cell>
          <table:table-cell table:style-name="ce3" office:value-type="float" office:value="0.107977854" calcext:value-type="float">
            <text:p>0.107977854</text:p>
          </table:table-cell>
          <table:table-cell table:style-name="ce3" office:value-type="float" office:value="0.035874662" calcext:value-type="float">
            <text:p>0.035874662</text:p>
          </table:table-cell>
          <table:table-cell table:style-name="ce3" office:value-type="float" office:value="0.054199333" calcext:value-type="float">
            <text:p>0.054199333</text:p>
          </table:table-cell>
          <table:table-cell table:style-name="ce3" office:value-type="float" office:value="0.178157101" calcext:value-type="float">
            <text:p>0.178157101</text:p>
          </table:table-cell>
          <table:table-cell table:style-name="ce4" table:formula="of:=SUM([.B5:.L5])" office:value-type="float" office:value="0.385263746" calcext:value-type="float">
            <text:p>0.385263746</text:p>
          </table:table-cell>
          <table:table-cell table:style-name="ce4" table:formula="of:=SUM([.J5:.L5])" office:value-type="float" office:value="0.268231096" calcext:value-type="float">
            <text:p>0.268231096</text:p>
          </table:table-cell>
          <table:table-cell table:style-name="ce8" table:formula="of:=[.N15]/[.N7]" office:value-type="float" office:value="4.374220695" calcext:value-type="float">
            <text:p>4.374220695</text:p>
          </table:table-cell>
          <table:table-cell table:style-name="ce8" table:formula="of:=[.N15]/([.N7]*8)" office:value-type="float" office:value="0.5467775869" calcext:value-type="float">
            <text:p>0.5467775869</text:p>
          </table:table-cell>
          <table:table-cell table:style-name="ce3" office:value-type="float" office:value="0.000126783" calcext:value-type="float">
            <text:p>0.000126783</text:p>
          </table:table-cell>
          <table:table-cell table:style-name="ce3" office:value-type="float" office:value="0.000086998" calcext:value-type="float">
            <text:p>8.6998E-05</text:p>
          </table:table-cell>
          <table:table-cell table:style-name="ce3" office:value-type="float" office:value="0.000113663" calcext:value-type="float">
            <text:p>0.000113663</text:p>
          </table:table-cell>
          <table:table-cell table:style-name="ce3" office:value-type="float" office:value="0.000186538" calcext:value-type="float">
            <text:p>0.000186538</text:p>
          </table:table-cell>
          <table:table-cell table:style-name="ce3" office:value-type="float" office:value="0.000242701" calcext:value-type="float">
            <text:p>0.000242701</text:p>
          </table:table-cell>
          <table:table-cell table:style-name="ce3" office:value-type="float" office:value="0.006005653" calcext:value-type="float">
            <text:p>0.006005653</text:p>
          </table:table-cell>
          <table:table-cell table:style-name="ce3" office:value-type="float" office:value="0.002573803" calcext:value-type="float">
            <text:p>0.002573803</text:p>
          </table:table-cell>
          <table:table-cell table:style-name="ce3" office:value-type="float" office:value="0.000765986" calcext:value-type="float">
            <text:p>0.000765986</text:p>
          </table:table-cell>
          <table:table-cell table:style-name="ce3" office:value-type="float" office:value="0.53130138" calcext:value-type="float">
            <text:p>0.53130138</text:p>
          </table:table-cell>
          <table:table-cell table:style-name="ce3" office:value-type="float" office:value="0.036400575" calcext:value-type="float">
            <text:p>0.036400575</text:p>
          </table:table-cell>
          <table:table-cell table:style-name="ce3" office:value-type="float" office:value="0.190136285" calcext:value-type="float">
            <text:p>0.190136285</text:p>
          </table:table-cell>
          <table:table-cell table:style-name="ce3" office:value-type="float" office:value="0.51860126" calcext:value-type="float">
            <text:p>0.51860126</text:p>
          </table:table-cell>
          <table:table-cell table:style-name="ce4" table:formula="of:=SUM([.R5:.AB5])" office:value-type="float" office:value="1.286414842" calcext:value-type="float">
            <text:p>1.286414842</text:p>
          </table:table-cell>
          <table:table-cell table:style-name="ce4" table:formula="of:=SUM([.Y5:.AB5])" office:value-type="float" office:value="1.2764395" calcext:value-type="float">
            <text:p>1.2764395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7" office:value-type="float" office:value="0.00018775" calcext:value-type="float">
            <text:p>0.00018775</text:p>
          </table:table-cell>
          <table:table-cell table:style-name="ce7" office:value-type="float" office:value="0.000147511" calcext:value-type="float">
            <text:p>0.000147511</text:p>
          </table:table-cell>
          <table:table-cell table:style-name="ce7" office:value-type="float" office:value="0.000150674" calcext:value-type="float">
            <text:p>0.000150674</text:p>
          </table:table-cell>
          <table:table-cell table:style-name="ce7" office:value-type="float" office:value="0.000222795" calcext:value-type="float">
            <text:p>0.000222795</text:p>
          </table:table-cell>
          <table:table-cell table:style-name="ce7" office:value-type="float" office:value="0.000488354" calcext:value-type="float">
            <text:p>0.000488354</text:p>
          </table:table-cell>
          <table:table-cell table:style-name="ce7" office:value-type="float" office:value="0.002804736" calcext:value-type="float">
            <text:p>0.002804736</text:p>
          </table:table-cell>
          <table:table-cell table:style-name="ce7" office:value-type="float" office:value="0.002593768" calcext:value-type="float">
            <text:p>0.002593768</text:p>
          </table:table-cell>
          <table:table-cell table:style-name="ce7" office:value-type="float" office:value="0.000581631" calcext:value-type="float">
            <text:p>0.000581631</text:p>
          </table:table-cell>
          <table:table-cell table:style-name="ce7" office:value-type="float" office:value="0.192117935" calcext:value-type="float">
            <text:p>0.192117935</text:p>
          </table:table-cell>
          <table:table-cell table:style-name="ce7" office:value-type="float" office:value="0.036283742" calcext:value-type="float">
            <text:p>0.036283742</text:p>
          </table:table-cell>
          <table:table-cell table:style-name="ce7" office:value-type="float" office:value="0.05991501" calcext:value-type="float">
            <text:p>0.05991501</text:p>
          </table:table-cell>
          <table:table-cell table:style-name="ce7" office:value-type="float" office:value="0.242644252" calcext:value-type="float">
            <text:p>0.242644252</text:p>
          </table:table-cell>
          <table:table-cell table:style-name="ce7" table:formula="of:=SUM([.AH5:.AR5])" office:value-type="float" office:value="0.537950408" calcext:value-type="float">
            <text:p>0.537950408</text:p>
          </table:table-cell>
          <table:table-cell table:style-name="ce7" table:formula="of:=SUM([.AO5:.AR5])" office:value-type="float" office:value="0.530960939" calcext:value-type="float">
            <text:p>0.530960939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7" office:value-type="float" office:value="0.003552061" calcext:value-type="float">
            <text:p>0.003552061</text:p>
          </table:table-cell>
          <table:table-cell table:style-name="ce7" office:value-type="float" office:value="0.004057147" calcext:value-type="float">
            <text:p>0.004057147</text:p>
          </table:table-cell>
          <table:table-cell table:style-name="ce7" office:value-type="float" office:value="0.004574285" calcext:value-type="float">
            <text:p>0.004574285</text:p>
          </table:table-cell>
          <table:table-cell table:style-name="ce7" office:value-type="float" office:value="0.004215437" calcext:value-type="float">
            <text:p>0.004215437</text:p>
          </table:table-cell>
          <table:table-cell table:style-name="ce7" office:value-type="float" office:value="0.004336985" calcext:value-type="float">
            <text:p>0.004336985</text:p>
          </table:table-cell>
          <table:table-cell table:style-name="ce7" office:value-type="float" office:value="0.005414062" calcext:value-type="float">
            <text:p>0.005414062</text:p>
          </table:table-cell>
          <table:table-cell table:style-name="ce7" office:value-type="float" office:value="0.005008104" calcext:value-type="float">
            <text:p>0.005008104</text:p>
          </table:table-cell>
          <table:table-cell table:style-name="ce7" office:value-type="float" office:value="0.004245475" calcext:value-type="float">
            <text:p>0.004245475</text:p>
          </table:table-cell>
          <table:table-cell table:style-name="ce7" office:value-type="float" office:value="0.091960854" calcext:value-type="float">
            <text:p>0.091960854</text:p>
          </table:table-cell>
          <table:table-cell table:style-name="ce7" office:value-type="float" office:value="0.040427229" calcext:value-type="float">
            <text:p>0.040427229</text:p>
          </table:table-cell>
          <table:table-cell table:style-name="ce7" office:value-type="float" office:value="0.057937477" calcext:value-type="float">
            <text:p>0.057937477</text:p>
          </table:table-cell>
          <table:table-cell table:style-name="ce7" office:value-type="float" office:value="0.172085472" calcext:value-type="float">
            <text:p>0.172085472</text:p>
          </table:table-cell>
          <table:table-cell table:style-name="ce7" table:formula="of:=SUM([.AX5:.BH5])" office:value-type="float" office:value="0.394262527" calcext:value-type="float">
            <text:p>0.394262527</text:p>
          </table:table-cell>
          <table:table-cell table:style-name="ce7" table:formula="of:=SUM([.BE5:.BH5])" office:value-type="float" office:value="0.362411032" calcext:value-type="float">
            <text:p>0.362411032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097926" calcext:value-type="float">
            <text:p>9.7926E-05</text:p>
          </table:table-cell>
          <table:table-cell table:style-name="ce3" office:value-type="float" office:value="0.000072966" calcext:value-type="float">
            <text:p>7.2966E-05</text:p>
          </table:table-cell>
          <table:table-cell table:style-name="ce3" office:value-type="float" office:value="0.000119747" calcext:value-type="float">
            <text:p>0.000119747</text:p>
          </table:table-cell>
          <table:table-cell table:style-name="ce3" office:value-type="float" office:value="0.000189533" calcext:value-type="float">
            <text:p>0.000189533</text:p>
          </table:table-cell>
          <table:table-cell table:style-name="ce3" office:value-type="float" office:value="0.000213637" calcext:value-type="float">
            <text:p>0.000213637</text:p>
          </table:table-cell>
          <table:table-cell table:style-name="ce3" office:value-type="float" office:value="0.003206094" calcext:value-type="float">
            <text:p>0.003206094</text:p>
          </table:table-cell>
          <table:table-cell table:style-name="ce3" office:value-type="float" office:value="0.002259891" calcext:value-type="float">
            <text:p>0.002259891</text:p>
          </table:table-cell>
          <table:table-cell table:style-name="ce3" office:value-type="float" office:value="0.000640708" calcext:value-type="float">
            <text:p>0.000640708</text:p>
          </table:table-cell>
          <table:table-cell table:style-name="ce3" office:value-type="float" office:value="0.301368628" calcext:value-type="float">
            <text:p>0.301368628</text:p>
          </table:table-cell>
          <table:table-cell table:style-name="ce3" office:value-type="float" office:value="0.036744148" calcext:value-type="float">
            <text:p>0.036744148</text:p>
          </table:table-cell>
          <table:table-cell table:style-name="ce3" office:value-type="float" office:value="0.103079943" calcext:value-type="float">
            <text:p>0.103079943</text:p>
          </table:table-cell>
          <table:table-cell table:style-name="ce3" office:value-type="float" office:value="0.314141091" calcext:value-type="float">
            <text:p>0.314141091</text:p>
          </table:table-cell>
          <table:table-cell table:style-name="ce4" table:formula="of:=SUM([.BN5:.BX5])" office:value-type="float" office:value="0.762036386" calcext:value-type="float">
            <text:p>0.762036386</text:p>
          </table:table-cell>
          <table:table-cell table:style-name="ce4" table:formula="of:=SUM([.BU5:.BX5])" office:value-type="float" office:value="0.75533381" calcext:value-type="float">
            <text:p>0.75533381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697776" calcext:value-type="float">
            <text:p>0.000697776</text:p>
          </table:table-cell>
          <table:table-cell table:style-name="ce3" office:value-type="float" office:value="0.000768945" calcext:value-type="float">
            <text:p>0.000768945</text:p>
          </table:table-cell>
          <table:table-cell table:style-name="ce3" office:value-type="float" office:value="0.000756115" calcext:value-type="float">
            <text:p>0.000756115</text:p>
          </table:table-cell>
          <table:table-cell table:style-name="ce3" office:value-type="float" office:value="0.00123596" calcext:value-type="float">
            <text:p>0.00123596</text:p>
          </table:table-cell>
          <table:table-cell table:style-name="ce3" office:value-type="float" office:value="0.000795338" calcext:value-type="float">
            <text:p>0.000795338</text:p>
          </table:table-cell>
          <table:table-cell table:style-name="ce3" office:value-type="float" office:value="0.002763521" calcext:value-type="float">
            <text:p>0.002763521</text:p>
          </table:table-cell>
          <table:table-cell table:style-name="ce3" office:value-type="float" office:value="0.002781238" calcext:value-type="float">
            <text:p>0.002781238</text:p>
          </table:table-cell>
          <table:table-cell table:style-name="ce3" office:value-type="float" office:value="0.001426253" calcext:value-type="float">
            <text:p>0.001426253</text:p>
          </table:table-cell>
          <table:table-cell table:style-name="ce3" office:value-type="float" office:value="0.092968999" calcext:value-type="float">
            <text:p>0.092968999</text:p>
          </table:table-cell>
          <table:table-cell table:style-name="ce3" office:value-type="float" office:value="0.037358984" calcext:value-type="float">
            <text:p>0.037358984</text:p>
          </table:table-cell>
          <table:table-cell table:style-name="ce3" office:value-type="float" office:value="0.05575165" calcext:value-type="float">
            <text:p>0.05575165</text:p>
          </table:table-cell>
          <table:table-cell table:style-name="ce3" office:value-type="float" office:value="0.205660575" calcext:value-type="float">
            <text:p>0.205660575</text:p>
          </table:table-cell>
          <table:table-cell table:style-name="ce4" table:formula="of:=SUM([.CD5:.CN5])" office:value-type="float" office:value="0.402267578" calcext:value-type="float">
            <text:p>0.402267578</text:p>
          </table:table-cell>
          <table:table-cell table:style-name="ce4" table:formula="of:=SUM([.CK5:.CN5])" office:value-type="float" office:value="0.391740208" calcext:value-type="float">
            <text:p>0.391740208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string" calcext:value-type="string">
            <text:p>0.001290543s</text:p>
          </table:table-cell>
          <table:table-cell table:style-name="ce3" office:value-type="float" office:value="0.001915715" calcext:value-type="float">
            <text:p>0.001915715</text:p>
          </table:table-cell>
          <table:table-cell table:style-name="ce3" office:value-type="float" office:value="0.001099245" calcext:value-type="float">
            <text:p>0.001099245</text:p>
          </table:table-cell>
          <table:table-cell table:style-name="ce3" office:value-type="float" office:value="0.000959778" calcext:value-type="float">
            <text:p>0.000959778</text:p>
          </table:table-cell>
          <table:table-cell table:style-name="ce3" office:value-type="float" office:value="0.001261889" calcext:value-type="float">
            <text:p>0.001261889</text:p>
          </table:table-cell>
          <table:table-cell table:style-name="ce3" office:value-type="float" office:value="0.002438224" calcext:value-type="float">
            <text:p>0.002438224</text:p>
          </table:table-cell>
          <table:table-cell table:style-name="ce3" office:value-type="float" office:value="0.003161505" calcext:value-type="float">
            <text:p>0.003161505</text:p>
          </table:table-cell>
          <table:table-cell table:style-name="ce3" office:value-type="float" office:value="0.001481655" calcext:value-type="float">
            <text:p>0.001481655</text:p>
          </table:table-cell>
          <table:table-cell table:style-name="ce3" office:value-type="float" office:value="0.087921323" calcext:value-type="float">
            <text:p>0.087921323</text:p>
          </table:table-cell>
          <table:table-cell table:style-name="ce3" office:value-type="float" office:value="0.039043013" calcext:value-type="float">
            <text:p>0.039043013</text:p>
          </table:table-cell>
          <table:table-cell table:style-name="ce3" office:value-type="float" office:value="0.060638507" calcext:value-type="float">
            <text:p>0.060638507</text:p>
          </table:table-cell>
          <table:table-cell table:style-name="ce3" office:value-type="float" office:value="0.192384867" calcext:value-type="float">
            <text:p>0.192384867</text:p>
          </table:table-cell>
          <table:table-cell table:style-name="ce4" table:formula="of:=SUM([.CT5:.DD5])" office:value-type="float" office:value="0.392305721" calcext:value-type="float">
            <text:p>0.392305721</text:p>
          </table:table-cell>
          <table:table-cell table:style-name="ce4" table:formula="of:=SUM([.DA5:.DD5])" office:value-type="float" office:value="0.37998771" calcext:value-type="float">
            <text:p>0.37998771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number-columns-repeated="912"/>
        </table:table-row>
        <table:table-row table:style-name="ro1"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8" table:number-columns-repeated="2"/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N15]/[.AD7]" office:value-type="float" office:value="1.297119346" calcext:value-type="float">
            <text:p>1.297119346</text:p>
          </table:table-cell>
          <table:table-cell table:style-name="ce9" table:formula="of:=[.N15]/([.AD7]*[.T1])" office:value-type="float" office:value="1.297119346" calcext:value-type="float">
            <text:p>1.297119346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AT7]" office:value-type="float" office:value="3.206511271" calcext:value-type="float">
            <text:p>3.206511271</text:p>
          </table:table-cell>
          <table:table-cell table:style-name="ce9" table:formula="of:=[.$N$15]/([.AT7]*[.AJ1])" office:value-type="float" office:value="0.8016278178" calcext:value-type="float">
            <text:p>0.8016278178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BJ7]" office:value-type="float" office:value="4.722570072" calcext:value-type="float">
            <text:p>4.722570072</text:p>
          </table:table-cell>
          <table:table-cell table:style-name="ce9" table:formula="of:=[.$N$15]/([.BJ7]*[.AZ1])" office:value-type="float" office:value="0.03689507869" calcext:value-type="float">
            <text:p>0.03689507869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BZ7]" office:value-type="float" office:value="2.204927108" calcext:value-type="float">
            <text:p>2.204927108</text:p>
          </table:table-cell>
          <table:table-cell table:style-name="ce9" table:formula="of:=[.$N$15]/([.BZ7]*[.BP1])" office:value-type="float" office:value="1.102463554" calcext:value-type="float">
            <text:p>1.102463554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CP7]" office:value-type="float" office:value="4.289245831" calcext:value-type="float">
            <text:p>4.289245831</text:p>
          </table:table-cell>
          <table:table-cell table:style-name="ce9" table:formula="of:=[.$N$15]/([.CP7]*[.CF1])" office:value-type="float" office:value="0.2680778644" calcext:value-type="float">
            <text:p>0.2680778644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DF7]" office:value-type="float" office:value="4.301365249" calcext:value-type="float">
            <text:p>4.301365249</text:p>
          </table:table-cell>
          <table:table-cell table:style-name="ce9" table:formula="of:=[.$N$15]/([.DF7]*[.CV1])" office:value-type="float" office:value="0.134417664" calcext:value-type="float">
            <text:p>0.134417664</text:p>
          </table:table-cell>
          <table:table-cell table:number-columns-repeated="912"/>
        </table:table-row>
        <table:table-row table:style-name="ro1">
          <table:table-cell table:style-name="ce4" table:formula="of:=MIN([.A3:.A5])" office:value-type="float" office:value="0.000624192" calcext:value-type="float">
            <text:p>0.000624192</text:p>
          </table:table-cell>
          <table:table-cell table:style-name="ce4" table:formula="of:=MIN([.B3:.B5])" office:value-type="float" office:value="0.000652273" calcext:value-type="float">
            <text:p>0.000652273</text:p>
          </table:table-cell>
          <table:table-cell table:style-name="ce4" table:formula="of:=MIN([.C3:.C5])" office:value-type="float" office:value="0.000542027" calcext:value-type="float">
            <text:p>0.000542027</text:p>
          </table:table-cell>
          <table:table-cell table:style-name="ce4" table:formula="of:=MIN([.D3:.D5])" office:value-type="float" office:value="0.000611039" calcext:value-type="float">
            <text:p>0.000611039</text:p>
          </table:table-cell>
          <table:table-cell table:style-name="ce4" table:formula="of:=MIN([.E3:.E5])" office:value-type="float" office:value="0.000492996" calcext:value-type="float">
            <text:p>0.000492996</text:p>
          </table:table-cell>
          <table:table-cell table:style-name="ce4" table:formula="of:=MIN([.F3:.F5])" office:value-type="float" office:value="0.001826171" calcext:value-type="float">
            <text:p>0.001826171</text:p>
          </table:table-cell>
          <table:table-cell table:style-name="ce4" table:formula="of:=MIN([.G3:.G5])" office:value-type="float" office:value="0.002581916" calcext:value-type="float">
            <text:p>0.002581916</text:p>
          </table:table-cell>
          <table:table-cell table:style-name="ce4" table:formula="of:=MIN([.H3:.H5])" office:value-type="float" office:value="0.001004389" calcext:value-type="float">
            <text:p>0.001004389</text:p>
          </table:table-cell>
          <table:table-cell table:style-name="ce4" table:formula="of:=MIN([.I3:.I5])" office:value-type="float" office:value="0.107977854" calcext:value-type="float">
            <text:p>0.107977854</text:p>
          </table:table-cell>
          <table:table-cell table:style-name="ce4" table:formula="of:=MIN([.J3:.J5])" office:value-type="float" office:value="0.035738935" calcext:value-type="float">
            <text:p>0.035738935</text:p>
          </table:table-cell>
          <table:table-cell table:style-name="ce4" table:formula="of:=MIN([.K3:.K5])" office:value-type="float" office:value="0.054199333" calcext:value-type="float">
            <text:p>0.054199333</text:p>
          </table:table-cell>
          <table:table-cell table:style-name="ce4" table:formula="of:=MIN([.L3:.L5])" office:value-type="float" office:value="0.171837197" calcext:value-type="float">
            <text:p>0.171837197</text:p>
          </table:table-cell>
          <table:table-cell table:style-name="ce4" table:formula="of:=SUM([.B7:.L7])" office:value-type="float" office:value="0.37746413" calcext:value-type="float">
            <text:p>0.37746413</text:p>
          </table:table-cell>
          <table:table-cell table:style-name="ce4" table:formula="of:=SUM([.I7:.L7])" office:value-type="float" office:value="0.369753319" calcext:value-type="float">
            <text:p>0.369753319</text:p>
          </table:table-cell>
          <table:table-cell table:style-name="ce8" table:number-columns-repeated="2"/>
          <table:table-cell table:style-name="ce4" table:formula="of:=MIN([.Q3:.Q5])" office:value-type="float" office:value="0.000071993" calcext:value-type="float">
            <text:p>7.1993E-05</text:p>
          </table:table-cell>
          <table:table-cell table:style-name="ce4" table:formula="of:=MIN([.R3:.R5])" office:value-type="float" office:value="0.00007472" calcext:value-type="float">
            <text:p>7.472E-05</text:p>
          </table:table-cell>
          <table:table-cell table:style-name="ce4" table:formula="of:=MIN([.S3:.S5])" office:value-type="float" office:value="0.000103141" calcext:value-type="float">
            <text:p>0.000103141</text:p>
          </table:table-cell>
          <table:table-cell table:style-name="ce4" table:formula="of:=MIN([.T3:.T5])" office:value-type="float" office:value="0.000172717" calcext:value-type="float">
            <text:p>0.000172717</text:p>
          </table:table-cell>
          <table:table-cell table:style-name="ce4" table:formula="of:=MIN([.U3:.U5])" office:value-type="float" office:value="0.000239665" calcext:value-type="float">
            <text:p>0.000239665</text:p>
          </table:table-cell>
          <table:table-cell table:style-name="ce4" table:formula="of:=MIN([.V3:.V5])" office:value-type="float" office:value="0.005870559" calcext:value-type="float">
            <text:p>0.005870559</text:p>
          </table:table-cell>
          <table:table-cell table:style-name="ce4" table:formula="of:=MIN([.W3:.W5])" office:value-type="float" office:value="0.002228868" calcext:value-type="float">
            <text:p>0.002228868</text:p>
          </table:table-cell>
          <table:table-cell table:style-name="ce4" table:formula="of:=MIN([.X3:.X5])" office:value-type="float" office:value="0.000585621" calcext:value-type="float">
            <text:p>0.000585621</text:p>
          </table:table-cell>
          <table:table-cell table:style-name="ce4" table:formula="of:=MIN([.Y3:.Y5])" office:value-type="float" office:value="0.519627095" calcext:value-type="float">
            <text:p>0.519627095</text:p>
          </table:table-cell>
          <table:table-cell table:style-name="ce4" table:formula="of:=MIN([.Z3:.Z5])" office:value-type="float" office:value="0.035210115" calcext:value-type="float">
            <text:p>0.035210115</text:p>
          </table:table-cell>
          <table:table-cell table:style-name="ce4" table:formula="of:=MIN([.AA3:.AA5])" office:value-type="float" office:value="0.182959398" calcext:value-type="float">
            <text:p>0.182959398</text:p>
          </table:table-cell>
          <table:table-cell table:style-name="ce4" table:formula="of:=MIN([.AB3:.AB5])" office:value-type="float" office:value="0.509106867" calcext:value-type="float">
            <text:p>0.509106867</text:p>
          </table:table-cell>
          <table:table-cell table:style-name="ce4" table:formula="of:=SUM([.R7:.AB7])" office:value-type="float" office:value="1.256178766" calcext:value-type="float">
            <text:p>1.256178766</text:p>
          </table:table-cell>
          <table:table-cell table:style-name="ce4" table:formula="of:=SUM([.Y7:.AB7])" office:value-type="float" office:value="1.246903475" calcext:value-type="float">
            <text:p>1.246903475</text:p>
          </table:table-cell>
          <table:table-cell table:number-columns-repeated="2"/>
          <table:table-cell table:style-name="ce7" table:formula="of:=MIN([.AG3:.AG5])" office:value-type="float" office:value="0.000131093" calcext:value-type="float">
            <text:p>0.000131093</text:p>
          </table:table-cell>
          <table:table-cell table:style-name="ce7" table:formula="of:=MIN([.AH3:.AH5])" office:value-type="float" office:value="0.00013039" calcext:value-type="float">
            <text:p>0.00013039</text:p>
          </table:table-cell>
          <table:table-cell table:style-name="ce7" table:formula="of:=MIN([.AI3:.AI5])" office:value-type="float" office:value="0.000128113" calcext:value-type="float">
            <text:p>0.000128113</text:p>
          </table:table-cell>
          <table:table-cell table:style-name="ce7" table:formula="of:=MIN([.AJ3:.AJ5])" office:value-type="float" office:value="0.000181642" calcext:value-type="float">
            <text:p>0.000181642</text:p>
          </table:table-cell>
          <table:table-cell table:style-name="ce7" table:formula="of:=MIN([.AK3:.AK5])" office:value-type="float" office:value="0.000243477" calcext:value-type="float">
            <text:p>0.000243477</text:p>
          </table:table-cell>
          <table:table-cell table:style-name="ce7" table:formula="of:=MIN([.AL3:.AL5])" office:value-type="float" office:value="0.002352399" calcext:value-type="float">
            <text:p>0.002352399</text:p>
          </table:table-cell>
          <table:table-cell table:style-name="ce7" table:formula="of:=MIN([.AM3:.AM5])" office:value-type="float" office:value="0.00258029" calcext:value-type="float">
            <text:p>0.00258029</text:p>
          </table:table-cell>
          <table:table-cell table:style-name="ce7" table:formula="of:=MIN([.AN3:.AN5])" office:value-type="float" office:value="0.000581631" calcext:value-type="float">
            <text:p>0.000581631</text:p>
          </table:table-cell>
          <table:table-cell table:style-name="ce7" table:formula="of:=MIN([.AO3:.AO5])" office:value-type="float" office:value="0.185511306" calcext:value-type="float">
            <text:p>0.185511306</text:p>
          </table:table-cell>
          <table:table-cell table:style-name="ce7" table:formula="of:=MIN([.AP3:.AP5])" office:value-type="float" office:value="0.035943287" calcext:value-type="float">
            <text:p>0.035943287</text:p>
          </table:table-cell>
          <table:table-cell table:style-name="ce7" table:formula="of:=MIN([.AQ3:.AQ5])" office:value-type="float" office:value="0.059809722" calcext:value-type="float">
            <text:p>0.059809722</text:p>
          </table:table-cell>
          <table:table-cell table:style-name="ce7" table:formula="of:=MIN([.AR3:.AR5])" office:value-type="float" office:value="0.223141403" calcext:value-type="float">
            <text:p>0.223141403</text:p>
          </table:table-cell>
          <table:table-cell table:style-name="ce7" table:formula="of:=SUM([.AH7:.AR7])" office:value-type="float" office:value="0.51060366" calcext:value-type="float">
            <text:p>0.51060366</text:p>
          </table:table-cell>
          <table:table-cell table:style-name="ce7" table:formula="of:=SUM([.AO7:.AR7])" office:value-type="float" office:value="0.504405718" calcext:value-type="float">
            <text:p>0.504405718</text:p>
          </table:table-cell>
          <table:table-cell table:style-name="ce3" table:number-columns-repeated="2"/>
          <table:table-cell table:style-name="ce7" table:formula="of:=MIN([.AW3:.AW5])" office:value-type="float" office:value="0.003545612" calcext:value-type="float">
            <text:p>0.003545612</text:p>
          </table:table-cell>
          <table:table-cell table:style-name="ce7" table:formula="of:=MIN([.AX3:.AX5])" office:value-type="float" office:value="0.003697061" calcext:value-type="float">
            <text:p>0.003697061</text:p>
          </table:table-cell>
          <table:table-cell table:style-name="ce7" table:formula="of:=MIN([.AY3:.AY5])" office:value-type="float" office:value="0.003579356" calcext:value-type="float">
            <text:p>0.003579356</text:p>
          </table:table-cell>
          <table:table-cell table:style-name="ce7" table:formula="of:=MIN([.AZ3:.AZ5])" office:value-type="float" office:value="0.004001931" calcext:value-type="float">
            <text:p>0.004001931</text:p>
          </table:table-cell>
          <table:table-cell table:style-name="ce7" table:formula="of:=MIN([.BA3:.BA5])" office:value-type="float" office:value="0.004064025" calcext:value-type="float">
            <text:p>0.004064025</text:p>
          </table:table-cell>
          <table:table-cell table:style-name="ce7" table:formula="of:=MIN([.BB3:.BB5])" office:value-type="float" office:value="0.004446619" calcext:value-type="float">
            <text:p>0.004446619</text:p>
          </table:table-cell>
          <table:table-cell table:style-name="ce7" table:formula="of:=MIN([.BC3:.BC5])" office:value-type="float" office:value="0.004057602" calcext:value-type="float">
            <text:p>0.004057602</text:p>
          </table:table-cell>
          <table:table-cell table:style-name="ce7" table:formula="of:=MIN([.BD3:.BD5])" office:value-type="float" office:value="0.004245475" calcext:value-type="float">
            <text:p>0.004245475</text:p>
          </table:table-cell>
          <table:table-cell table:style-name="ce7" table:formula="of:=MIN([.BE3:.BE5])" office:value-type="float" office:value="0.080228347" calcext:value-type="float">
            <text:p>0.080228347</text:p>
          </table:table-cell>
          <table:table-cell table:style-name="ce7" table:formula="of:=MIN([.BF3:.BF5])" office:value-type="float" office:value="0.038709882" calcext:value-type="float">
            <text:p>0.038709882</text:p>
          </table:table-cell>
          <table:table-cell table:style-name="ce7" table:formula="of:=MIN([.BG3:.BG5])" office:value-type="float" office:value="0.057937477" calcext:value-type="float">
            <text:p>0.057937477</text:p>
          </table:table-cell>
          <table:table-cell table:style-name="ce7" table:formula="of:=MIN([.BH3:.BH5])" office:value-type="float" office:value="0.165603621" calcext:value-type="float">
            <text:p>0.165603621</text:p>
          </table:table-cell>
          <table:table-cell table:style-name="ce7" table:formula="of:=SUM([.AX7:.BH7])" office:value-type="float" office:value="0.370571396" calcext:value-type="float">
            <text:p>0.370571396</text:p>
          </table:table-cell>
          <table:table-cell table:style-name="ce7" table:formula="of:=SUM([.BE7:.BH7])" office:value-type="float" office:value="0.342479327" calcext:value-type="float">
            <text:p>0.342479327</text:p>
          </table:table-cell>
          <table:table-cell table:style-name="ce3" table:number-columns-repeated="2"/>
          <table:table-cell table:style-name="ce4" table:formula="of:=MIN([.BM3:.BM5])" office:value-type="float" office:value="0.00007911" calcext:value-type="float">
            <text:p>7.911E-05</text:p>
          </table:table-cell>
          <table:table-cell table:style-name="ce4" table:formula="of:=MIN([.BN3:.BN5])" office:value-type="float" office:value="0.000072966" calcext:value-type="float">
            <text:p>7.2966E-05</text:p>
          </table:table-cell>
          <table:table-cell table:style-name="ce4" table:formula="of:=MIN([.BO3:.BO5])" office:value-type="float" office:value="0.000098387" calcext:value-type="float">
            <text:p>9.8387E-05</text:p>
          </table:table-cell>
          <table:table-cell table:style-name="ce4" table:formula="of:=MIN([.BP3:.BP5])" office:value-type="float" office:value="0.000159194" calcext:value-type="float">
            <text:p>0.000159194</text:p>
          </table:table-cell>
          <table:table-cell table:style-name="ce4" table:formula="of:=MIN([.BQ3:.BQ5])" office:value-type="float" office:value="0.000209958" calcext:value-type="float">
            <text:p>0.000209958</text:p>
          </table:table-cell>
          <table:table-cell table:style-name="ce4" table:formula="of:=MIN([.BR3:.BR5])" office:value-type="float" office:value="0.003206094" calcext:value-type="float">
            <text:p>0.003206094</text:p>
          </table:table-cell>
          <table:table-cell table:style-name="ce4" table:formula="of:=MIN([.BS3:.BS5])" office:value-type="float" office:value="0.00224478" calcext:value-type="float">
            <text:p>0.00224478</text:p>
          </table:table-cell>
          <table:table-cell table:style-name="ce4" table:formula="of:=MIN([.BT3:.BT5])" office:value-type="float" office:value="0.000569406" calcext:value-type="float">
            <text:p>0.000569406</text:p>
          </table:table-cell>
          <table:table-cell table:style-name="ce4" table:formula="of:=MIN([.BU3:.BU5])" office:value-type="float" office:value="0.284657179" calcext:value-type="float">
            <text:p>0.284657179</text:p>
          </table:table-cell>
          <table:table-cell table:style-name="ce4" table:formula="of:=MIN([.BV3:.BV5])" office:value-type="float" office:value="0.036282828" calcext:value-type="float">
            <text:p>0.036282828</text:p>
          </table:table-cell>
          <table:table-cell table:style-name="ce4" table:formula="of:=MIN([.BW3:.BW5])" office:value-type="float" office:value="0.100069565" calcext:value-type="float">
            <text:p>0.100069565</text:p>
          </table:table-cell>
          <table:table-cell table:style-name="ce4" table:formula="of:=MIN([.BX3:.BX5])" office:value-type="float" office:value="0.312521534" calcext:value-type="float">
            <text:p>0.312521534</text:p>
          </table:table-cell>
          <table:table-cell table:style-name="ce4" table:formula="of:=SUM([.BN7:.BX7])" office:value-type="float" office:value="0.740091891" calcext:value-type="float">
            <text:p>0.740091891</text:p>
          </table:table-cell>
          <table:table-cell table:style-name="ce4" table:formula="of:=SUM([.BU7:.BX7])" office:value-type="float" office:value="0.733531106" calcext:value-type="float">
            <text:p>0.733531106</text:p>
          </table:table-cell>
          <table:table-cell table:number-columns-repeated="2"/>
          <table:table-cell table:style-name="ce4" table:formula="of:=MIN([.CC3:.CC5])" office:value-type="float" office:value="0.000515293" calcext:value-type="float">
            <text:p>0.000515293</text:p>
          </table:table-cell>
          <table:table-cell table:style-name="ce4" table:formula="of:=MIN([.CD3:.CD5])" office:value-type="float" office:value="0.000768945" calcext:value-type="float">
            <text:p>0.000768945</text:p>
          </table:table-cell>
          <table:table-cell table:style-name="ce4" table:formula="of:=MIN([.CE3:.CE5])" office:value-type="float" office:value="0.000756115" calcext:value-type="float">
            <text:p>0.000756115</text:p>
          </table:table-cell>
          <table:table-cell table:style-name="ce4" table:formula="of:=MIN([.CF3:.CF5])" office:value-type="float" office:value="0.00091986" calcext:value-type="float">
            <text:p>0.00091986</text:p>
          </table:table-cell>
          <table:table-cell table:style-name="ce4" table:formula="of:=MIN([.CG3:.CG5])" office:value-type="float" office:value="0.000795338" calcext:value-type="float">
            <text:p>0.000795338</text:p>
          </table:table-cell>
          <table:table-cell table:style-name="ce4" table:formula="of:=MIN([.CH3:.CH5])" office:value-type="float" office:value="0.001651549" calcext:value-type="float">
            <text:p>0.001651549</text:p>
          </table:table-cell>
          <table:table-cell table:style-name="ce4" table:formula="of:=MIN([.CI3:.CI5])" office:value-type="float" office:value="0.002781238" calcext:value-type="float">
            <text:p>0.002781238</text:p>
          </table:table-cell>
          <table:table-cell table:style-name="ce4" table:formula="of:=MIN([.CJ3:.CJ5])" office:value-type="float" office:value="0.001067411" calcext:value-type="float">
            <text:p>0.001067411</text:p>
          </table:table-cell>
          <table:table-cell table:style-name="ce4" table:formula="of:=MIN([.CK3:.CK5])" office:value-type="float" office:value="0.09106271" calcext:value-type="float">
            <text:p>0.09106271</text:p>
          </table:table-cell>
          <table:table-cell table:style-name="ce4" table:formula="of:=MIN([.CL3:.CL5])" office:value-type="float" office:value="0.036373835" calcext:value-type="float">
            <text:p>0.036373835</text:p>
          </table:table-cell>
          <table:table-cell table:style-name="ce4" table:formula="of:=MIN([.CM3:.CM5])" office:value-type="float" office:value="0.05575165" calcext:value-type="float">
            <text:p>0.05575165</text:p>
          </table:table-cell>
          <table:table-cell table:style-name="ce4" table:formula="of:=MIN([.CN3:.CN5])" office:value-type="float" office:value="0.19389036" calcext:value-type="float">
            <text:p>0.19389036</text:p>
          </table:table-cell>
          <table:table-cell table:style-name="ce4" table:formula="of:=SUM([.CD7:.CN7])" office:value-type="float" office:value="0.385819011" calcext:value-type="float">
            <text:p>0.385819011</text:p>
          </table:table-cell>
          <table:table-cell table:style-name="ce4" table:formula="of:=SUM([.CK7:.CN7])" office:value-type="float" office:value="0.377078555" calcext:value-type="float">
            <text:p>0.377078555</text:p>
          </table:table-cell>
          <table:table-cell table:number-columns-repeated="2"/>
          <table:table-cell table:style-name="ce4" table:formula="of:=MIN([.CS3:.CS5])" office:value-type="float" office:value="0.001131696" calcext:value-type="float">
            <text:p>0.001131696</text:p>
          </table:table-cell>
          <table:table-cell table:style-name="ce4" table:formula="of:=MIN([.CT3:.CT5])" office:value-type="float" office:value="0.001102532" calcext:value-type="float">
            <text:p>0.001102532</text:p>
          </table:table-cell>
          <table:table-cell table:style-name="ce4" table:formula="of:=MIN([.CU3:.CU5])" office:value-type="float" office:value="0.001099245" calcext:value-type="float">
            <text:p>0.001099245</text:p>
          </table:table-cell>
          <table:table-cell table:style-name="ce4" table:formula="of:=MIN([.CV3:.CV5])" office:value-type="float" office:value="0.000959778" calcext:value-type="float">
            <text:p>0.000959778</text:p>
          </table:table-cell>
          <table:table-cell table:style-name="ce4" table:formula="of:=MIN([.CW3:.CW5])" office:value-type="float" office:value="0.001261889" calcext:value-type="float">
            <text:p>0.001261889</text:p>
          </table:table-cell>
          <table:table-cell table:style-name="ce4" table:formula="of:=MIN([.CX3:.CX5])" office:value-type="float" office:value="0.002438224" calcext:value-type="float">
            <text:p>0.002438224</text:p>
          </table:table-cell>
          <table:table-cell table:style-name="ce4" table:formula="of:=MIN([.CY3:.CY5])" office:value-type="float" office:value="0.00294094" calcext:value-type="float">
            <text:p>0.00294094</text:p>
          </table:table-cell>
          <table:table-cell table:style-name="ce4" table:formula="of:=MIN([.CZ3:.CZ5])" office:value-type="float" office:value="0.001481655" calcext:value-type="float">
            <text:p>0.001481655</text:p>
          </table:table-cell>
          <table:table-cell table:style-name="ce4" table:formula="of:=MIN([.DA3:.DA5])" office:value-type="float" office:value="0.085885803" calcext:value-type="float">
            <text:p>0.085885803</text:p>
          </table:table-cell>
          <table:table-cell table:style-name="ce4" table:formula="of:=MIN([.DB3:.DB5])" office:value-type="float" office:value="0.037106931" calcext:value-type="float">
            <text:p>0.037106931</text:p>
          </table:table-cell>
          <table:table-cell table:style-name="ce4" table:formula="of:=MIN([.DC3:.DC5])" office:value-type="float" office:value="0.060638507" calcext:value-type="float">
            <text:p>0.060638507</text:p>
          </table:table-cell>
          <table:table-cell table:style-name="ce4" table:formula="of:=MIN([.DD3:.DD5])" office:value-type="float" office:value="0.192384867" calcext:value-type="float">
            <text:p>0.192384867</text:p>
          </table:table-cell>
          <table:table-cell table:style-name="ce4" table:formula="of:=SUM([.CT7:.DD7])" office:value-type="float" office:value="0.387300371" calcext:value-type="float">
            <text:p>0.387300371</text:p>
          </table:table-cell>
          <table:table-cell table:style-name="ce4" table:formula="of:=SUM([.DA7:.DD7])" office:value-type="float" office:value="0.376016108" calcext:value-type="float">
            <text:p>0.376016108</text:p>
          </table:table-cell>
          <table:table-cell table:number-columns-repeated="914"/>
        </table:table-row>
        <table:table-row table:style-name="ro1">
          <table:table-cell table:number-columns-repeated="14"/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2" table:number-rows-spanned="1">
            <text:p>Golbach_Serial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3" office:value-type="float" office:value="0.000024395" calcext:value-type="float">
            <text:p>2.4395E-05</text:p>
          </table:table-cell>
          <table:table-cell table:style-name="ce3" office:value-type="float" office:value="0.000049321" calcext:value-type="float">
            <text:p>4.9321E-05</text:p>
          </table:table-cell>
          <table:table-cell table:style-name="ce3" office:value-type="float" office:value="0.000193755" calcext:value-type="float">
            <text:p>0.000193755</text:p>
          </table:table-cell>
          <table:table-cell table:style-name="ce3" office:value-type="float" office:value="0.000754974" calcext:value-type="float">
            <text:p>0.000754974</text:p>
          </table:table-cell>
          <table:table-cell table:style-name="ce3" office:value-type="float" office:value="0.000384035" calcext:value-type="float">
            <text:p>0.000384035</text:p>
          </table:table-cell>
          <table:table-cell table:style-name="ce3" office:value-type="float" office:value="0.005388156" calcext:value-type="float">
            <text:p>0.005388156</text:p>
          </table:table-cell>
          <table:table-cell table:style-name="ce3" office:value-type="float" office:value="0.011591196" calcext:value-type="float">
            <text:p>0.011591196</text:p>
          </table:table-cell>
          <table:table-cell table:style-name="ce3" office:value-type="float" office:value="0.000630819" calcext:value-type="float">
            <text:p>0.000630819</text:p>
          </table:table-cell>
          <table:table-cell table:style-name="ce3" office:value-type="float" office:value="0.467968943" calcext:value-type="float">
            <text:p>0.467968943</text:p>
          </table:table-cell>
          <table:table-cell table:style-name="ce3" office:value-type="float" office:value="0.596634343" calcext:value-type="float">
            <text:p>0.596634343</text:p>
          </table:table-cell>
          <table:table-cell table:style-name="ce3" office:value-type="float" office:value="0.16103816" calcext:value-type="float">
            <text:p>0.16103816</text:p>
          </table:table-cell>
          <table:table-cell table:style-name="ce3" office:value-type="float" office:value="0.436878994" calcext:value-type="float">
            <text:p>0.436878994</text:p>
          </table:table-cell>
          <table:table-cell table:style-name="ce4" table:formula="of:=SUM([.B11:.L11])" office:value-type="float" office:value="1.681512696" calcext:value-type="float">
            <text:p>1.681512696</text:p>
          </table:table-cell>
          <table:table-cell table:style-name="ce4" table:formula="of:=SUM([.I11:.L11])" office:value-type="float" office:value="1.66252044" calcext:value-type="float">
            <text:p>1.66252044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3" office:value-type="float" office:value="0.000042145" calcext:value-type="float">
            <text:p>4.2145E-05</text:p>
          </table:table-cell>
          <table:table-cell table:style-name="ce3" office:value-type="float" office:value="0.000169732" calcext:value-type="float">
            <text:p>0.000169732</text:p>
          </table:table-cell>
          <table:table-cell table:style-name="ce3" office:value-type="float" office:value="0.00014685" calcext:value-type="float">
            <text:p>0.00014685</text:p>
          </table:table-cell>
          <table:table-cell table:style-name="ce3" office:value-type="float" office:value="0.000639398" calcext:value-type="float">
            <text:p>0.000639398</text:p>
          </table:table-cell>
          <table:table-cell table:style-name="ce3" office:value-type="float" office:value="0.000360017" calcext:value-type="float">
            <text:p>0.000360017</text:p>
          </table:table-cell>
          <table:table-cell table:style-name="ce3" office:value-type="float" office:value="0.005593113" calcext:value-type="float">
            <text:p>0.005593113</text:p>
          </table:table-cell>
          <table:table-cell table:style-name="ce3" office:value-type="float" office:value="0.01377563" calcext:value-type="float">
            <text:p>0.01377563</text:p>
          </table:table-cell>
          <table:table-cell table:style-name="ce3" office:value-type="float" office:value="0.000653271" calcext:value-type="float">
            <text:p>0.000653271</text:p>
          </table:table-cell>
          <table:table-cell table:style-name="ce3" office:value-type="float" office:value="0.463216691" calcext:value-type="float">
            <text:p>0.463216691</text:p>
          </table:table-cell>
          <table:table-cell table:style-name="ce3" office:value-type="float" office:value="0.562816592" calcext:value-type="float">
            <text:p>0.562816592</text:p>
          </table:table-cell>
          <table:table-cell table:style-name="ce3" office:value-type="float" office:value="0.160800106" calcext:value-type="float">
            <text:p>0.160800106</text:p>
          </table:table-cell>
          <table:table-cell table:style-name="ce3" office:value-type="float" office:value="0.449308676" calcext:value-type="float">
            <text:p>0.449308676</text:p>
          </table:table-cell>
          <table:table-cell table:style-name="ce4" table:formula="of:=SUM([.B12:.L12])" office:value-type="float" office:value="1.657480076" calcext:value-type="float">
            <text:p>1.657480076</text:p>
          </table:table-cell>
          <table:table-cell table:style-name="ce4" table:formula="of:=SUM([.I12:.L12])" office:value-type="float" office:value="1.636142065" calcext:value-type="float">
            <text:p>1.636142065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3" office:value-type="float" office:value="0.000100078" calcext:value-type="float">
            <text:p>0.000100078</text:p>
          </table:table-cell>
          <table:table-cell table:style-name="ce3" office:value-type="float" office:value="0.000026142" calcext:value-type="float">
            <text:p>2.6142E-05</text:p>
          </table:table-cell>
          <table:table-cell table:style-name="ce3" office:value-type="float" office:value="0.000171698" calcext:value-type="float">
            <text:p>0.000171698</text:p>
          </table:table-cell>
          <table:table-cell table:style-name="ce3" office:value-type="float" office:value="0.000738157" calcext:value-type="float">
            <text:p>0.000738157</text:p>
          </table:table-cell>
          <table:table-cell table:style-name="ce3" office:value-type="float" office:value="0.000363584" calcext:value-type="float">
            <text:p>0.000363584</text:p>
          </table:table-cell>
          <table:table-cell table:style-name="ce3" office:value-type="float" office:value="0.005419728" calcext:value-type="float">
            <text:p>0.005419728</text:p>
          </table:table-cell>
          <table:table-cell table:style-name="ce3" office:value-type="float" office:value="0.01154781" calcext:value-type="float">
            <text:p>0.01154781</text:p>
          </table:table-cell>
          <table:table-cell table:style-name="ce3" office:value-type="float" office:value="0.000660082" calcext:value-type="float">
            <text:p>0.000660082</text:p>
          </table:table-cell>
          <table:table-cell table:style-name="ce3" office:value-type="float" office:value="0.464052554" calcext:value-type="float">
            <text:p>0.464052554</text:p>
          </table:table-cell>
          <table:table-cell table:style-name="ce3" office:value-type="float" office:value="0.557299786" calcext:value-type="float">
            <text:p>0.557299786</text:p>
          </table:table-cell>
          <table:table-cell table:style-name="ce3" office:value-type="float" office:value="0.159987149" calcext:value-type="float">
            <text:p>0.159987149</text:p>
          </table:table-cell>
          <table:table-cell table:style-name="ce3" office:value-type="float" office:value="0.442048423" calcext:value-type="float">
            <text:p>0.442048423</text:p>
          </table:table-cell>
          <table:table-cell table:style-name="ce4" table:formula="of:=SUM([.B13:.L13])" office:value-type="float" office:value="1.642315113" calcext:value-type="float">
            <text:p>1.642315113</text:p>
          </table:table-cell>
          <table:table-cell table:style-name="ce4" table:formula="of:=SUM([.I13:.L13])" office:value-type="float" office:value="1.623387912" calcext:value-type="float">
            <text:p>1.623387912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4" table:formula="of:=MIN([.A11:.A13])" office:value-type="float" office:value="0.000024395" calcext:value-type="float">
            <text:p>2.4395E-05</text:p>
          </table:table-cell>
          <table:table-cell table:style-name="ce4" table:formula="of:=MIN([.B11:.B13])" office:value-type="float" office:value="0.000026142" calcext:value-type="float">
            <text:p>2.6142E-05</text:p>
          </table:table-cell>
          <table:table-cell table:style-name="ce4" table:formula="of:=MIN([.C11:.C13])" office:value-type="float" office:value="0.00014685" calcext:value-type="float">
            <text:p>0.00014685</text:p>
          </table:table-cell>
          <table:table-cell table:style-name="ce4" table:formula="of:=MIN([.D11:.D13])" office:value-type="float" office:value="0.000639398" calcext:value-type="float">
            <text:p>0.000639398</text:p>
          </table:table-cell>
          <table:table-cell table:style-name="ce4" table:formula="of:=MIN([.E11:.E13])" office:value-type="float" office:value="0.000360017" calcext:value-type="float">
            <text:p>0.000360017</text:p>
          </table:table-cell>
          <table:table-cell table:style-name="ce4" table:formula="of:=MIN([.F11:.F13])" office:value-type="float" office:value="0.005388156" calcext:value-type="float">
            <text:p>0.005388156</text:p>
          </table:table-cell>
          <table:table-cell table:style-name="ce4" table:formula="of:=MIN([.G11:.G13])" office:value-type="float" office:value="0.01154781" calcext:value-type="float">
            <text:p>0.01154781</text:p>
          </table:table-cell>
          <table:table-cell table:style-name="ce4" table:formula="of:=MIN([.H11:.H13])" office:value-type="float" office:value="0.000630819" calcext:value-type="float">
            <text:p>0.000630819</text:p>
          </table:table-cell>
          <table:table-cell table:style-name="ce4" table:formula="of:=MIN([.I11:.I13])" office:value-type="float" office:value="0.463216691" calcext:value-type="float">
            <text:p>0.463216691</text:p>
          </table:table-cell>
          <table:table-cell table:style-name="ce4" table:formula="of:=MIN([.J11:.J13])" office:value-type="float" office:value="0.557299786" calcext:value-type="float">
            <text:p>0.557299786</text:p>
          </table:table-cell>
          <table:table-cell table:style-name="ce4" table:formula="of:=MIN([.K11:.K13])" office:value-type="float" office:value="0.159987149" calcext:value-type="float">
            <text:p>0.159987149</text:p>
          </table:table-cell>
          <table:table-cell table:style-name="ce4" table:formula="of:=MIN([.L11:.L13])" office:value-type="float" office:value="0.436878994" calcext:value-type="float">
            <text:p>0.436878994</text:p>
          </table:table-cell>
          <table:table-cell table:style-name="ce4" table:formula="of:=SUM([.B15:.L15])" office:value-type="float" office:value="1.636121812" calcext:value-type="float">
            <text:p>1.636121812</text:p>
          </table:table-cell>
          <table:table-cell table:style-name="ce4" table:formula="of:=SUM([.I15:.L15])" office:value-type="float" office:value="1.61738262" calcext:value-type="float">
            <text:p>1.61738262</text:p>
          </table:table-cell>
          <table:table-cell table:style-name="ce8" table:number-columns-repeated="3"/>
          <table:table-cell table:number-columns-repeated="1007"/>
        </table:table-row>
        <table:table-row table:style-name="ro1">
          <table:table-cell table:number-columns-repeated="14"/>
          <table:table-cell table:style-name="ce8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  <table:table-cell table:style-name="ce6" office:value-type="string" calcext:value-type="string">
            <text:p>Goldbachpthread VS Optimization_sums_1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7" office:value-type="float" office:value="4" calcext:value-type="float">
            <text:p>4</text:p>
          </table:table-cell>
          <table:table-cell table:style-name="ce3" table:number-columns-repeated="1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7" office:value-type="float" office:value="128" calcext:value-type="float">
            <text:p>128</text:p>
          </table:table-cell>
          <table:table-cell table:style-name="ce3" table:number-columns-repeated="1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1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"/>
          <table:table-cell table:style-name="ce6" table:number-columns-repeated="2"/>
          <table:table-cell table:number-columns-repeated="911"/>
        </table:table-row>
        <table:table-row table:style-name="ro1"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number-columns-repeated="2"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number-columns-repeated="911"/>
        </table:table-row>
        <table:table-row table:style-name="ro1">
          <table:table-cell table:style-name="ce3" office:value-type="float" office:value="0.000734142" calcext:value-type="float">
            <text:p>0.000734142</text:p>
          </table:table-cell>
          <table:table-cell table:style-name="ce3" office:value-type="float" office:value="0.000706443" calcext:value-type="float">
            <text:p>0.000706443</text:p>
          </table:table-cell>
          <table:table-cell table:style-name="ce3" office:value-type="float" office:value="0.000884009" calcext:value-type="float">
            <text:p>0.000884009</text:p>
          </table:table-cell>
          <table:table-cell table:style-name="ce3" office:value-type="float" office:value="0.000946299" calcext:value-type="float">
            <text:p>0.000946299</text:p>
          </table:table-cell>
          <table:table-cell table:style-name="ce3" office:value-type="float" office:value="0.00070409" calcext:value-type="float">
            <text:p>0.00070409</text:p>
          </table:table-cell>
          <table:table-cell table:style-name="ce3" office:value-type="float" office:value="0.001966433" calcext:value-type="float">
            <text:p>0.001966433</text:p>
          </table:table-cell>
          <table:table-cell table:style-name="ce3" office:value-type="float" office:value="0.002577971" calcext:value-type="float">
            <text:p>0.002577971</text:p>
          </table:table-cell>
          <table:table-cell table:style-name="ce3" office:value-type="float" office:value="0.001069618" calcext:value-type="float">
            <text:p>0.001069618</text:p>
          </table:table-cell>
          <table:table-cell table:style-name="ce3" office:value-type="float" office:value="0.074956609" calcext:value-type="float">
            <text:p>0.074956609</text:p>
          </table:table-cell>
          <table:table-cell table:style-name="ce3" office:value-type="float" office:value="0.037889404" calcext:value-type="float">
            <text:p>0.037889404</text:p>
          </table:table-cell>
          <table:table-cell table:style-name="ce3" office:value-type="float" office:value="0.055231548" calcext:value-type="float">
            <text:p>0.055231548</text:p>
          </table:table-cell>
          <table:table-cell table:style-name="ce3" office:value-type="float" office:value="0.166838511" calcext:value-type="float">
            <text:p>0.166838511</text:p>
          </table:table-cell>
          <table:table-cell table:style-name="ce4" table:formula="of:=SUM([.B19:.L19])" office:value-type="float" office:value="0.343770935" calcext:value-type="float">
            <text:p>0.343770935</text:p>
          </table:table-cell>
          <table:table-cell table:style-name="ce4" table:formula="of:=SUM([.I19:.L19])" office:value-type="float" office:value="0.334916072" calcext:value-type="float">
            <text:p>0.334916072</text:p>
          </table:table-cell>
          <table:table-cell table:style-name="ce8" table:formula="of:=[.M7]/[.M23]" office:value-type="float" office:value="1.110597085" calcext:value-type="float">
            <text:p>1.110597085</text:p>
          </table:table-cell>
          <table:table-cell table:style-name="ce8" table:formula="of:=([.M15]/[.M23])" office:value-type="float" office:value="4.813893484" calcext:value-type="float">
            <text:p>4.813893484</text:p>
          </table:table-cell>
          <table:table-cell table:style-name="ce8" table:formula="of:=([.N15]/([.N23]*[.D17]))" office:value-type="float" office:value="0.6093993191" calcext:value-type="float">
            <text:p>0.6093993191</text:p>
          </table:table-cell>
          <table:table-cell table:style-name="ce3" office:value-type="float" office:value="0.000074553" calcext:value-type="float">
            <text:p>7.4553E-05</text:p>
          </table:table-cell>
          <table:table-cell table:style-name="ce3" office:value-type="float" office:value="0.000073496" calcext:value-type="float">
            <text:p>7.3496E-05</text:p>
          </table:table-cell>
          <table:table-cell table:style-name="ce3" office:value-type="float" office:value="0.00009376" calcext:value-type="float">
            <text:p>9.376E-05</text:p>
          </table:table-cell>
          <table:table-cell table:style-name="ce3" office:value-type="float" office:value="0.000226331" calcext:value-type="float">
            <text:p>0.000226331</text:p>
          </table:table-cell>
          <table:table-cell table:style-name="ce3" office:value-type="float" office:value="0.000250739" calcext:value-type="float">
            <text:p>0.000250739</text:p>
          </table:table-cell>
          <table:table-cell table:style-name="ce3" office:value-type="float" office:value="0.005797818" calcext:value-type="float">
            <text:p>0.005797818</text:p>
          </table:table-cell>
          <table:table-cell table:style-name="ce3" office:value-type="float" office:value="0.003329166" calcext:value-type="float">
            <text:p>0.003329166</text:p>
          </table:table-cell>
          <table:table-cell table:style-name="ce3" office:value-type="float" office:value="0.000606883" calcext:value-type="float">
            <text:p>0.000606883</text:p>
          </table:table-cell>
          <table:table-cell table:style-name="ce3" office:value-type="float" office:value="0.511726525" calcext:value-type="float">
            <text:p>0.511726525</text:p>
          </table:table-cell>
          <table:table-cell table:style-name="ce3" office:value-type="float" office:value="0.055343942" calcext:value-type="float">
            <text:p>0.055343942</text:p>
          </table:table-cell>
          <table:table-cell table:style-name="ce3" office:value-type="float" office:value="0.179084612" calcext:value-type="float">
            <text:p>0.179084612</text:p>
          </table:table-cell>
          <table:table-cell table:style-name="ce3" office:value-type="float" office:value="0.483322309" calcext:value-type="float">
            <text:p>0.483322309</text:p>
          </table:table-cell>
          <table:table-cell table:style-name="ce4" table:formula="of:=SUM([.S19:.AC19])" office:value-type="float" office:value="1.239855581" calcext:value-type="float">
            <text:p>1.239855581</text:p>
          </table:table-cell>
          <table:table-cell table:style-name="ce4" table:formula="of:=SUM([.Z19:.AC19])" office:value-type="float" office:value="1.229477388" calcext:value-type="float">
            <text:p>1.229477388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7" office:value-type="float" office:value="0.000283539" calcext:value-type="float">
            <text:p>0.000283539</text:p>
          </table:table-cell>
          <table:table-cell table:style-name="ce7" office:value-type="float" office:value="0.000145026" calcext:value-type="float">
            <text:p>0.000145026</text:p>
          </table:table-cell>
          <table:table-cell table:style-name="ce7" office:value-type="float" office:value="0.000171039" calcext:value-type="float">
            <text:p>0.000171039</text:p>
          </table:table-cell>
          <table:table-cell table:style-name="ce7" office:value-type="float" office:value="0.000192764" calcext:value-type="float">
            <text:p>0.000192764</text:p>
          </table:table-cell>
          <table:table-cell table:style-name="ce7" office:value-type="float" office:value="0.000207527" calcext:value-type="float">
            <text:p>0.000207527</text:p>
          </table:table-cell>
          <table:table-cell table:style-name="ce7" office:value-type="float" office:value="0.002497138" calcext:value-type="float">
            <text:p>0.002497138</text:p>
          </table:table-cell>
          <table:table-cell table:style-name="ce7" office:value-type="float" office:value="0.003504569" calcext:value-type="float">
            <text:p>0.003504569</text:p>
          </table:table-cell>
          <table:table-cell table:style-name="ce7" office:value-type="float" office:value="0.000579161" calcext:value-type="float">
            <text:p>0.000579161</text:p>
          </table:table-cell>
          <table:table-cell table:style-name="ce7" office:value-type="float" office:value="0.16567485" calcext:value-type="float">
            <text:p>0.16567485</text:p>
          </table:table-cell>
          <table:table-cell table:style-name="ce7" office:value-type="float" office:value="0.057262453" calcext:value-type="float">
            <text:p>0.057262453</text:p>
          </table:table-cell>
          <table:table-cell table:style-name="ce7" office:value-type="float" office:value="0.063317202" calcext:value-type="float">
            <text:p>0.063317202</text:p>
          </table:table-cell>
          <table:table-cell table:style-name="ce7" office:value-type="float" office:value="0.181009148" calcext:value-type="float">
            <text:p>0.181009148</text:p>
          </table:table-cell>
          <table:table-cell table:style-name="ce7" table:formula="of:=SUM([.AI19:.AS19])" office:value-type="float" office:value="0.474560877" calcext:value-type="float">
            <text:p>0.474560877</text:p>
          </table:table-cell>
          <table:table-cell table:style-name="ce7" table:formula="of:=SUM([.AP19:.AS19])" office:value-type="float" office:value="0.467263653" calcext:value-type="float">
            <text:p>0.467263653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7" office:value-type="float" office:value="0.003663095" calcext:value-type="float">
            <text:p>0.003663095</text:p>
          </table:table-cell>
          <table:table-cell table:style-name="ce7" office:value-type="float" office:value="0.004198132" calcext:value-type="float">
            <text:p>0.004198132</text:p>
          </table:table-cell>
          <table:table-cell table:style-name="ce7" office:value-type="float" office:value="0.003851408" calcext:value-type="float">
            <text:p>0.003851408</text:p>
          </table:table-cell>
          <table:table-cell table:style-name="ce7" office:value-type="float" office:value="0.003833266" calcext:value-type="float">
            <text:p>0.003833266</text:p>
          </table:table-cell>
          <table:table-cell table:style-name="ce7" office:value-type="float" office:value="0.004210118" calcext:value-type="float">
            <text:p>0.004210118</text:p>
          </table:table-cell>
          <table:table-cell table:style-name="ce7" office:value-type="float" office:value="0.00707892" calcext:value-type="float">
            <text:p>0.00707892</text:p>
          </table:table-cell>
          <table:table-cell table:style-name="ce7" office:value-type="float" office:value="0.005243939" calcext:value-type="float">
            <text:p>0.005243939</text:p>
          </table:table-cell>
          <table:table-cell table:style-name="ce7" office:value-type="float" office:value="0.004267796" calcext:value-type="float">
            <text:p>0.004267796</text:p>
          </table:table-cell>
          <table:table-cell table:style-name="ce7" office:value-type="float" office:value="0.07958873" calcext:value-type="float">
            <text:p>0.07958873</text:p>
          </table:table-cell>
          <table:table-cell table:style-name="ce7" office:value-type="float" office:value="0.080876371" calcext:value-type="float">
            <text:p>0.080876371</text:p>
          </table:table-cell>
          <table:table-cell table:style-name="ce7" office:value-type="float" office:value="0.055418342" calcext:value-type="float">
            <text:p>0.055418342</text:p>
          </table:table-cell>
          <table:table-cell table:style-name="ce7" office:value-type="float" office:value="0.161569568" calcext:value-type="float">
            <text:p>0.161569568</text:p>
          </table:table-cell>
          <table:table-cell table:style-name="ce7" table:formula="of:=SUM([.AY19:.BI19])" office:value-type="float" office:value="0.41013659" calcext:value-type="float">
            <text:p>0.41013659</text:p>
          </table:table-cell>
          <table:table-cell table:style-name="ce7" table:formula="of:=SUM([.BF19:.BI19])" office:value-type="float" office:value="0.377453011" calcext:value-type="float">
            <text:p>0.377453011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0076819" calcext:value-type="float">
            <text:p>7.6819E-05</text:p>
          </table:table-cell>
          <table:table-cell table:style-name="ce3" office:value-type="float" office:value="0.000080889" calcext:value-type="float">
            <text:p>8.0889E-05</text:p>
          </table:table-cell>
          <table:table-cell table:style-name="ce3" office:value-type="float" office:value="0.000121963" calcext:value-type="float">
            <text:p>0.000121963</text:p>
          </table:table-cell>
          <table:table-cell table:style-name="ce3" office:value-type="float" office:value="0.000186242" calcext:value-type="float">
            <text:p>0.000186242</text:p>
          </table:table-cell>
          <table:table-cell table:style-name="ce3" office:value-type="float" office:value="0.000201171" calcext:value-type="float">
            <text:p>0.000201171</text:p>
          </table:table-cell>
          <table:table-cell table:style-name="ce3" office:value-type="float" office:value="0.003190541" calcext:value-type="float">
            <text:p>0.003190541</text:p>
          </table:table-cell>
          <table:table-cell table:style-name="ce3" office:value-type="float" office:value="0.005118995" calcext:value-type="float">
            <text:p>0.005118995</text:p>
          </table:table-cell>
          <table:table-cell table:style-name="ce3" office:value-type="float" office:value="0.000553683" calcext:value-type="float">
            <text:p>0.000553683</text:p>
          </table:table-cell>
          <table:table-cell table:style-name="ce3" office:value-type="float" office:value="0.295867055" calcext:value-type="float">
            <text:p>0.295867055</text:p>
          </table:table-cell>
          <table:table-cell table:style-name="ce3" office:value-type="float" office:value="0.056466036" calcext:value-type="float">
            <text:p>0.056466036</text:p>
          </table:table-cell>
          <table:table-cell table:style-name="ce3" office:value-type="float" office:value="0.11296446" calcext:value-type="float">
            <text:p>0.11296446</text:p>
          </table:table-cell>
          <table:table-cell table:style-name="ce3" office:value-type="float" office:value="0.278694369" calcext:value-type="float">
            <text:p>0.278694369</text:p>
          </table:table-cell>
          <table:table-cell table:style-name="ce4" table:formula="of:=SUM([.BO19:.BY19])" office:value-type="float" office:value="0.753445404" calcext:value-type="float">
            <text:p>0.753445404</text:p>
          </table:table-cell>
          <table:table-cell table:style-name="ce4" table:formula="of:=SUM([.BV19:.BY19])" office:value-type="float" office:value="0.74399192" calcext:value-type="float">
            <text:p>0.74399192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0681305" calcext:value-type="float">
            <text:p>0.000681305</text:p>
          </table:table-cell>
          <table:table-cell table:style-name="ce3" office:value-type="float" office:value="0.000902378" calcext:value-type="float">
            <text:p>0.000902378</text:p>
          </table:table-cell>
          <table:table-cell table:style-name="ce3" office:value-type="float" office:value="0.001211563" calcext:value-type="float">
            <text:p>0.001211563</text:p>
          </table:table-cell>
          <table:table-cell table:style-name="ce3" office:value-type="float" office:value="0.000884147" calcext:value-type="float">
            <text:p>0.000884147</text:p>
          </table:table-cell>
          <table:table-cell table:style-name="ce3" office:value-type="float" office:value="0.001083546" calcext:value-type="float">
            <text:p>0.001083546</text:p>
          </table:table-cell>
          <table:table-cell table:style-name="ce3" office:value-type="float" office:value="0.001528055" calcext:value-type="float">
            <text:p>0.001528055</text:p>
          </table:table-cell>
          <table:table-cell table:style-name="ce3" office:value-type="float" office:value="0.00407485" calcext:value-type="float">
            <text:p>0.00407485</text:p>
          </table:table-cell>
          <table:table-cell table:style-name="ce3" office:value-type="float" office:value="0.001114896" calcext:value-type="float">
            <text:p>0.001114896</text:p>
          </table:table-cell>
          <table:table-cell table:style-name="ce3" office:value-type="float" office:value="0.080411508" calcext:value-type="float">
            <text:p>0.080411508</text:p>
          </table:table-cell>
          <table:table-cell table:style-name="ce3" office:value-type="float" office:value="0.059750041" calcext:value-type="float">
            <text:p>0.059750041</text:p>
          </table:table-cell>
          <table:table-cell table:style-name="ce3" office:value-type="float" office:value="0.056820261" calcext:value-type="float">
            <text:p>0.056820261</text:p>
          </table:table-cell>
          <table:table-cell table:style-name="ce3" office:value-type="float" office:value="0.169889997" calcext:value-type="float">
            <text:p>0.169889997</text:p>
          </table:table-cell>
          <table:table-cell table:style-name="ce4" table:formula="of:=SUM([.CE19:.CO19])" office:value-type="float" office:value="0.377671242" calcext:value-type="float">
            <text:p>0.377671242</text:p>
          </table:table-cell>
          <table:table-cell table:style-name="ce4" table:formula="of:=SUM([.CL19:.CO19])" office:value-type="float" office:value="0.366871807" calcext:value-type="float">
            <text:p>0.366871807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1420212" calcext:value-type="float">
            <text:p>0.001420212</text:p>
          </table:table-cell>
          <table:table-cell table:style-name="ce3" office:value-type="float" office:value="0.001729916" calcext:value-type="float">
            <text:p>0.001729916</text:p>
          </table:table-cell>
          <table:table-cell table:style-name="ce3" office:value-type="float" office:value="0.001394263" calcext:value-type="float">
            <text:p>0.001394263</text:p>
          </table:table-cell>
          <table:table-cell table:style-name="ce3" office:value-type="float" office:value="0.001599315" calcext:value-type="float">
            <text:p>0.001599315</text:p>
          </table:table-cell>
          <table:table-cell table:style-name="ce3" office:value-type="float" office:value="0.001768037" calcext:value-type="float">
            <text:p>0.001768037</text:p>
          </table:table-cell>
          <table:table-cell table:style-name="ce3" office:value-type="float" office:value="0.003014826" calcext:value-type="float">
            <text:p>0.003014826</text:p>
          </table:table-cell>
          <table:table-cell table:style-name="ce3" office:value-type="float" office:value="0.004052691" calcext:value-type="float">
            <text:p>0.004052691</text:p>
          </table:table-cell>
          <table:table-cell table:style-name="ce3" office:value-type="float" office:value="0.001584622" calcext:value-type="float">
            <text:p>0.001584622</text:p>
          </table:table-cell>
          <table:table-cell table:style-name="ce3" office:value-type="float" office:value="0.078108405" calcext:value-type="float">
            <text:p>0.078108405</text:p>
          </table:table-cell>
          <table:table-cell table:style-name="ce3" office:value-type="float" office:value="0.062152217" calcext:value-type="float">
            <text:p>0.062152217</text:p>
          </table:table-cell>
          <table:table-cell table:style-name="ce3" office:value-type="float" office:value="0.057437287" calcext:value-type="float">
            <text:p>0.057437287</text:p>
          </table:table-cell>
          <table:table-cell table:style-name="ce3" office:value-type="float" office:value="0.167017634" calcext:value-type="float">
            <text:p>0.167017634</text:p>
          </table:table-cell>
          <table:table-cell table:style-name="ce4" table:formula="of:=SUM([.CU19:.DE19])" office:value-type="float" office:value="0.379859213" calcext:value-type="float">
            <text:p>0.379859213</text:p>
          </table:table-cell>
          <table:table-cell table:style-name="ce4" table:formula="of:=SUM([.DB19:.DE19])" office:value-type="float" office:value="0.364715543" calcext:value-type="float">
            <text:p>0.364715543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number-columns-repeated="911"/>
        </table:table-row>
        <table:table-row table:style-name="ro1">
          <table:table-cell table:style-name="ce3" office:value-type="float" office:value="0.000761098" calcext:value-type="float">
            <text:p>0.000761098</text:p>
          </table:table-cell>
          <table:table-cell table:style-name="ce3" office:value-type="float" office:value="0.000808959" calcext:value-type="float">
            <text:p>0.000808959</text:p>
          </table:table-cell>
          <table:table-cell table:style-name="ce3" office:value-type="float" office:value="0.000762553" calcext:value-type="float">
            <text:p>0.000762553</text:p>
          </table:table-cell>
          <table:table-cell table:style-name="ce3" office:value-type="float" office:value="0.000750857" calcext:value-type="float">
            <text:p>0.000750857</text:p>
          </table:table-cell>
          <table:table-cell table:style-name="ce3" office:value-type="float" office:value="0.000944401" calcext:value-type="float">
            <text:p>0.000944401</text:p>
          </table:table-cell>
          <table:table-cell table:style-name="ce3" office:value-type="float" office:value="0.001956644" calcext:value-type="float">
            <text:p>0.001956644</text:p>
          </table:table-cell>
          <table:table-cell table:style-name="ce3" office:value-type="float" office:value="0.002823252" calcext:value-type="float">
            <text:p>0.002823252</text:p>
          </table:table-cell>
          <table:table-cell table:style-name="ce3" office:value-type="float" office:value="0.001367521" calcext:value-type="float">
            <text:p>0.001367521</text:p>
          </table:table-cell>
          <table:table-cell table:style-name="ce3" office:value-type="float" office:value="0.076658523" calcext:value-type="float">
            <text:p>0.076658523</text:p>
          </table:table-cell>
          <table:table-cell table:style-name="ce3" office:value-type="float" office:value="0.036729625" calcext:value-type="float">
            <text:p>0.036729625</text:p>
          </table:table-cell>
          <table:table-cell table:style-name="ce3" office:value-type="float" office:value="0.054510175" calcext:value-type="float">
            <text:p>0.054510175</text:p>
          </table:table-cell>
          <table:table-cell table:style-name="ce3" office:value-type="float" office:value="0.168920434" calcext:value-type="float">
            <text:p>0.168920434</text:p>
          </table:table-cell>
          <table:table-cell table:style-name="ce4" table:formula="of:=SUM([.B20:.L20])" office:value-type="float" office:value="0.346232944" calcext:value-type="float">
            <text:p>0.346232944</text:p>
          </table:table-cell>
          <table:table-cell table:style-name="ce4" table:formula="of:=SUM([.I20:.L20])" office:value-type="float" office:value="0.336818757" calcext:value-type="float">
            <text:p>0.336818757</text:p>
          </table:table-cell>
          <table:table-cell table:number-columns-repeated="2"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07619" calcext:value-type="float">
            <text:p>7.619E-05</text:p>
          </table:table-cell>
          <table:table-cell table:style-name="ce3" office:value-type="float" office:value="0.000076558" calcext:value-type="float">
            <text:p>7.6558E-05</text:p>
          </table:table-cell>
          <table:table-cell table:style-name="ce3" office:value-type="float" office:value="0.000103035" calcext:value-type="float">
            <text:p>0.000103035</text:p>
          </table:table-cell>
          <table:table-cell table:style-name="ce3" office:value-type="float" office:value="0.000222074" calcext:value-type="float">
            <text:p>0.000222074</text:p>
          </table:table-cell>
          <table:table-cell table:style-name="ce3" office:value-type="float" office:value="0.000261897" calcext:value-type="float">
            <text:p>0.000261897</text:p>
          </table:table-cell>
          <table:table-cell table:style-name="ce3" office:value-type="float" office:value="0.005834224" calcext:value-type="float">
            <text:p>0.005834224</text:p>
          </table:table-cell>
          <table:table-cell table:style-name="ce3" office:value-type="float" office:value="0.003302068" calcext:value-type="float">
            <text:p>0.003302068</text:p>
          </table:table-cell>
          <table:table-cell table:style-name="ce3" office:value-type="float" office:value="0.000568012" calcext:value-type="float">
            <text:p>0.000568012</text:p>
          </table:table-cell>
          <table:table-cell table:style-name="ce3" office:value-type="float" office:value="0.523458236" calcext:value-type="float">
            <text:p>0.523458236</text:p>
          </table:table-cell>
          <table:table-cell table:style-name="ce3" office:value-type="float" office:value="0.056038662" calcext:value-type="float">
            <text:p>0.056038662</text:p>
          </table:table-cell>
          <table:table-cell table:style-name="ce3" office:value-type="float" office:value="0.061307517" calcext:value-type="float">
            <text:p>0.061307517</text:p>
          </table:table-cell>
          <table:table-cell table:style-name="ce3" office:value-type="float" office:value="0.485139999" calcext:value-type="float">
            <text:p>0.485139999</text:p>
          </table:table-cell>
          <table:table-cell table:style-name="ce4" table:formula="of:=SUM([.S20:.AC20])" office:value-type="float" office:value="1.136312282" calcext:value-type="float">
            <text:p>1.136312282</text:p>
          </table:table-cell>
          <table:table-cell table:style-name="ce4" table:formula="of:=SUM([.Z20:.AC20])" office:value-type="float" office:value="1.125944414" calcext:value-type="float">
            <text:p>1.125944414</text:p>
          </table:table-cell>
          <table:table-cell table:style-name="ce9" table:formula="of:=[.M15]/[.AD23]" office:value-type="float" office:value="1.464443901" calcext:value-type="float">
            <text:p>1.464443901</text:p>
          </table:table-cell>
          <table:table-cell table:style-name="ce9" table:formula="of:=[.M15]/([.AD23]*[.U17])" office:value-type="float" office:value="1.464443901" calcext:value-type="float">
            <text:p>1.464443901</text:p>
          </table:table-cell>
          <table:table-cell table:style-name="ce7" office:value-type="float" office:value="0.000132282" calcext:value-type="float">
            <text:p>0.000132282</text:p>
          </table:table-cell>
          <table:table-cell table:style-name="ce7" office:value-type="float" office:value="0.000426562" calcext:value-type="float">
            <text:p>0.000426562</text:p>
          </table:table-cell>
          <table:table-cell table:style-name="ce7" office:value-type="float" office:value="0.000143827" calcext:value-type="float">
            <text:p>0.000143827</text:p>
          </table:table-cell>
          <table:table-cell table:style-name="ce7" office:value-type="float" office:value="0.000202144" calcext:value-type="float">
            <text:p>0.000202144</text:p>
          </table:table-cell>
          <table:table-cell table:style-name="ce7" office:value-type="float" office:value="0.000173338" calcext:value-type="float">
            <text:p>0.000173338</text:p>
          </table:table-cell>
          <table:table-cell table:style-name="ce7" office:value-type="float" office:value="0.002300804" calcext:value-type="float">
            <text:p>0.002300804</text:p>
          </table:table-cell>
          <table:table-cell table:style-name="ce7" office:value-type="float" office:value="0.003449054" calcext:value-type="float">
            <text:p>0.003449054</text:p>
          </table:table-cell>
          <table:table-cell table:style-name="ce7" office:value-type="float" office:value="0.001315402" calcext:value-type="float">
            <text:p>0.001315402</text:p>
          </table:table-cell>
          <table:table-cell table:style-name="ce7" office:value-type="float" office:value="0.175638783" calcext:value-type="float">
            <text:p>0.175638783</text:p>
          </table:table-cell>
          <table:table-cell table:style-name="ce7" office:value-type="float" office:value="0.058259351" calcext:value-type="float">
            <text:p>0.058259351</text:p>
          </table:table-cell>
          <table:table-cell table:style-name="ce7" office:value-type="float" office:value="0.063520127" calcext:value-type="float">
            <text:p>0.063520127</text:p>
          </table:table-cell>
          <table:table-cell table:style-name="ce7" office:value-type="float" office:value="0.175768411" calcext:value-type="float">
            <text:p>0.175768411</text:p>
          </table:table-cell>
          <table:table-cell table:style-name="ce7" table:formula="of:=SUM([.AI20:.AS20])" office:value-type="float" office:value="0.481197803" calcext:value-type="float">
            <text:p>0.481197803</text:p>
          </table:table-cell>
          <table:table-cell table:style-name="ce7" table:formula="of:=SUM([.AP20:.AS20])" office:value-type="float" office:value="0.473186672" calcext:value-type="float">
            <text:p>0.473186672</text:p>
          </table:table-cell>
          <table:table-cell table:style-name="ce9" table:formula="of:=[.$M$15]/[.AT23]" office:value-type="float" office:value="3.525478255" calcext:value-type="float">
            <text:p>3.525478255</text:p>
          </table:table-cell>
          <table:table-cell table:style-name="ce9" table:formula="of:=[.$M$15]/([.AT23]*[.AK17])" office:value-type="float" office:value="0.8813695637" calcext:value-type="float">
            <text:p>0.8813695637</text:p>
          </table:table-cell>
          <table:table-cell table:style-name="ce7" office:value-type="float" office:value="0.004184623" calcext:value-type="float">
            <text:p>0.004184623</text:p>
          </table:table-cell>
          <table:table-cell table:style-name="ce7" office:value-type="float" office:value="0.003580594" calcext:value-type="float">
            <text:p>0.003580594</text:p>
          </table:table-cell>
          <table:table-cell table:style-name="ce7" office:value-type="float" office:value="0.004220728" calcext:value-type="float">
            <text:p>0.004220728</text:p>
          </table:table-cell>
          <table:table-cell table:style-name="ce7" office:value-type="float" office:value="0.004413308" calcext:value-type="float">
            <text:p>0.004413308</text:p>
          </table:table-cell>
          <table:table-cell table:style-name="ce7" office:value-type="float" office:value="0.003852785" calcext:value-type="float">
            <text:p>0.003852785</text:p>
          </table:table-cell>
          <table:table-cell table:style-name="ce7" office:value-type="float" office:value="0.005114855" calcext:value-type="float">
            <text:p>0.005114855</text:p>
          </table:table-cell>
          <table:table-cell table:style-name="ce7" office:value-type="float" office:value="0.005344551" calcext:value-type="float">
            <text:p>0.005344551</text:p>
          </table:table-cell>
          <table:table-cell table:style-name="ce7" office:value-type="float" office:value="0.004934957" calcext:value-type="float">
            <text:p>0.004934957</text:p>
          </table:table-cell>
          <table:table-cell table:style-name="ce7" office:value-type="float" office:value="0.088359592" calcext:value-type="float">
            <text:p>0.088359592</text:p>
          </table:table-cell>
          <table:table-cell table:style-name="ce7" office:value-type="float" office:value="0.064458372" calcext:value-type="float">
            <text:p>0.064458372</text:p>
          </table:table-cell>
          <table:table-cell table:style-name="ce7" office:value-type="float" office:value="0.059218805" calcext:value-type="float">
            <text:p>0.059218805</text:p>
          </table:table-cell>
          <table:table-cell table:style-name="ce7" office:value-type="float" office:value="0.167106566" calcext:value-type="float">
            <text:p>0.167106566</text:p>
          </table:table-cell>
          <table:table-cell table:style-name="ce7" table:formula="of:=SUM([.AY20:.BI20])" office:value-type="float" office:value="0.410605113" calcext:value-type="float">
            <text:p>0.410605113</text:p>
          </table:table-cell>
          <table:table-cell table:style-name="ce7" table:formula="of:=SUM([.BF20:.BI20])" office:value-type="float" office:value="0.379143335" calcext:value-type="float">
            <text:p>0.379143335</text:p>
          </table:table-cell>
          <table:table-cell table:style-name="ce9" table:formula="of:=[.$M$15]/[.BJ23]" office:value-type="float" office:value="4.21691664" calcext:value-type="float">
            <text:p>4.21691664</text:p>
          </table:table-cell>
          <table:table-cell table:style-name="ce9" table:formula="of:=[.$M$15]/([.BJ23]*[.BA17])" office:value-type="float" office:value="0.03294466125" calcext:value-type="float">
            <text:p>0.03294466125</text:p>
          </table:table-cell>
          <table:table-cell table:style-name="ce3" office:value-type="float" office:value="0.000076374" calcext:value-type="float">
            <text:p>7.6374E-05</text:p>
          </table:table-cell>
          <table:table-cell table:style-name="ce3" office:value-type="float" office:value="0.000079618" calcext:value-type="float">
            <text:p>7.9618E-05</text:p>
          </table:table-cell>
          <table:table-cell table:style-name="ce3" office:value-type="float" office:value="0.000107744" calcext:value-type="float">
            <text:p>0.000107744</text:p>
          </table:table-cell>
          <table:table-cell table:style-name="ce3" office:value-type="float" office:value="0.000279465" calcext:value-type="float">
            <text:p>0.000279465</text:p>
          </table:table-cell>
          <table:table-cell table:style-name="ce3" office:value-type="float" office:value="0.000202347" calcext:value-type="float">
            <text:p>0.000202347</text:p>
          </table:table-cell>
          <table:table-cell table:style-name="ce3" office:value-type="float" office:value="0.003083555" calcext:value-type="float">
            <text:p>0.003083555</text:p>
          </table:table-cell>
          <table:table-cell table:style-name="ce3" office:value-type="float" office:value="0.003199227" calcext:value-type="float">
            <text:p>0.003199227</text:p>
          </table:table-cell>
          <table:table-cell table:style-name="ce3" office:value-type="float" office:value="0.000549503" calcext:value-type="float">
            <text:p>0.000549503</text:p>
          </table:table-cell>
          <table:table-cell table:style-name="ce3" office:value-type="float" office:value="0.272921357" calcext:value-type="float">
            <text:p>0.272921357</text:p>
          </table:table-cell>
          <table:table-cell table:style-name="ce3" office:value-type="float" office:value="0.054811371" calcext:value-type="float">
            <text:p>0.054811371</text:p>
          </table:table-cell>
          <table:table-cell table:style-name="ce3" office:value-type="float" office:value="0.107251535" calcext:value-type="float">
            <text:p>0.107251535</text:p>
          </table:table-cell>
          <table:table-cell table:style-name="ce3" office:value-type="float" office:value="0.284157901" calcext:value-type="float">
            <text:p>0.284157901</text:p>
          </table:table-cell>
          <table:table-cell table:style-name="ce4" table:formula="of:=SUM([.BO20:.BY20])" office:value-type="float" office:value="0.726643623" calcext:value-type="float">
            <text:p>0.726643623</text:p>
          </table:table-cell>
          <table:table-cell table:style-name="ce4" table:formula="of:=SUM([.BV20:.BY20])" office:value-type="float" office:value="0.719142164" calcext:value-type="float">
            <text:p>0.719142164</text:p>
          </table:table-cell>
          <table:table-cell table:style-name="ce9" table:formula="of:=[.$M$15]/[.BZ23]" office:value-type="float" office:value="2.274380076" calcext:value-type="float">
            <text:p>2.274380076</text:p>
          </table:table-cell>
          <table:table-cell table:style-name="ce9" table:formula="of:=[.$M$15]/([.BZ23]*[.BQ17])" office:value-type="float" office:value="1.137190038" calcext:value-type="float">
            <text:p>1.137190038</text:p>
          </table:table-cell>
          <table:table-cell table:style-name="ce3" office:value-type="float" office:value="0.000563582" calcext:value-type="float">
            <text:p>0.000563582</text:p>
          </table:table-cell>
          <table:table-cell table:style-name="ce3" office:value-type="float" office:value="0.000741315" calcext:value-type="float">
            <text:p>0.000741315</text:p>
          </table:table-cell>
          <table:table-cell table:style-name="ce3" office:value-type="float" office:value="0.000810596" calcext:value-type="float">
            <text:p>0.000810596</text:p>
          </table:table-cell>
          <table:table-cell table:style-name="ce3" office:value-type="float" office:value="0.001135577" calcext:value-type="float">
            <text:p>0.001135577</text:p>
          </table:table-cell>
          <table:table-cell table:style-name="ce3" office:value-type="float" office:value="0.001171449" calcext:value-type="float">
            <text:p>0.001171449</text:p>
          </table:table-cell>
          <table:table-cell table:style-name="ce3" office:value-type="float" office:value="0.001706821" calcext:value-type="float">
            <text:p>0.001706821</text:p>
          </table:table-cell>
          <table:table-cell table:style-name="ce3" office:value-type="float" office:value="0.00405621" calcext:value-type="float">
            <text:p>0.00405621</text:p>
          </table:table-cell>
          <table:table-cell table:style-name="ce3" office:value-type="float" office:value="0.001524893" calcext:value-type="float">
            <text:p>0.001524893</text:p>
          </table:table-cell>
          <table:table-cell table:style-name="ce3" office:value-type="float" office:value="0.081609287" calcext:value-type="float">
            <text:p>0.081609287</text:p>
          </table:table-cell>
          <table:table-cell table:style-name="ce3" office:value-type="float" office:value="0.060524035" calcext:value-type="float">
            <text:p>0.060524035</text:p>
          </table:table-cell>
          <table:table-cell table:style-name="ce3" office:value-type="float" office:value="0.064178508" calcext:value-type="float">
            <text:p>0.064178508</text:p>
          </table:table-cell>
          <table:table-cell table:style-name="ce3" office:value-type="float" office:value="0.174462273" calcext:value-type="float">
            <text:p>0.174462273</text:p>
          </table:table-cell>
          <table:table-cell table:style-name="ce4" table:formula="of:=SUM([.CE20:.CO20])" office:value-type="float" office:value="0.391920964" calcext:value-type="float">
            <text:p>0.391920964</text:p>
          </table:table-cell>
          <table:table-cell table:style-name="ce4" table:formula="of:=SUM([.CL20:.CO20])" office:value-type="float" office:value="0.380774103" calcext:value-type="float">
            <text:p>0.380774103</text:p>
          </table:table-cell>
          <table:table-cell table:style-name="ce9" table:formula="of:=[.$M$15]/[.CP23]" office:value-type="float" office:value="4.379786473" calcext:value-type="float">
            <text:p>4.379786473</text:p>
          </table:table-cell>
          <table:table-cell table:style-name="ce9" table:formula="of:=[.$M$15]/([.CP23]*[.CG17])" office:value-type="float" office:value="0.2737366546" calcext:value-type="float">
            <text:p>0.2737366546</text:p>
          </table:table-cell>
          <table:table-cell table:style-name="ce3" office:value-type="float" office:value="0.001189264" calcext:value-type="float">
            <text:p>0.001189264</text:p>
          </table:table-cell>
          <table:table-cell table:style-name="ce3" office:value-type="float" office:value="0.00097844" calcext:value-type="float">
            <text:p>0.00097844</text:p>
          </table:table-cell>
          <table:table-cell table:style-name="ce3" office:value-type="float" office:value="0.001328271" calcext:value-type="float">
            <text:p>0.001328271</text:p>
          </table:table-cell>
          <table:table-cell table:style-name="ce3" office:value-type="float" office:value="0.001341923" calcext:value-type="float">
            <text:p>0.001341923</text:p>
          </table:table-cell>
          <table:table-cell table:style-name="ce3" office:value-type="float" office:value="0.001568825" calcext:value-type="float">
            <text:p>0.001568825</text:p>
          </table:table-cell>
          <table:table-cell table:style-name="ce3" office:value-type="float" office:value="0.002891687" calcext:value-type="float">
            <text:p>0.002891687</text:p>
          </table:table-cell>
          <table:table-cell table:style-name="ce3" office:value-type="float" office:value="0.004382685" calcext:value-type="float">
            <text:p>0.004382685</text:p>
          </table:table-cell>
          <table:table-cell table:style-name="ce3" office:value-type="float" office:value="0.002179779" calcext:value-type="float">
            <text:p>0.002179779</text:p>
          </table:table-cell>
          <table:table-cell table:style-name="ce3" office:value-type="float" office:value="0.079082881" calcext:value-type="float">
            <text:p>0.079082881</text:p>
          </table:table-cell>
          <table:table-cell table:style-name="ce3" office:value-type="float" office:value="0.060913229" calcext:value-type="float">
            <text:p>0.060913229</text:p>
          </table:table-cell>
          <table:table-cell table:style-name="ce3" office:value-type="float" office:value="0.05841585" calcext:value-type="float">
            <text:p>0.05841585</text:p>
          </table:table-cell>
          <table:table-cell table:style-name="ce3" office:value-type="float" office:value="0.163390591" calcext:value-type="float">
            <text:p>0.163390591</text:p>
          </table:table-cell>
          <table:table-cell table:style-name="ce4" table:formula="of:=SUM([.CU20:.DE20])" office:value-type="float" office:value="0.376474161" calcext:value-type="float">
            <text:p>0.376474161</text:p>
          </table:table-cell>
          <table:table-cell table:style-name="ce4" table:formula="of:=SUM([.DB20:.DE20])" office:value-type="float" office:value="0.361802551" calcext:value-type="float">
            <text:p>0.361802551</text:p>
          </table:table-cell>
          <table:table-cell table:style-name="ce9" table:formula="of:=[.$M$15]/[.DF23]" office:value-type="float" office:value="4.408390551" calcext:value-type="float">
            <text:p>4.408390551</text:p>
          </table:table-cell>
          <table:table-cell table:style-name="ce9" table:formula="of:=[.$M$15]/([.DF23]*[.CW17])" office:value-type="float" office:value="0.1377622047" calcext:value-type="float">
            <text:p>0.1377622047</text:p>
          </table:table-cell>
          <table:table-cell table:number-columns-repeated="911"/>
        </table:table-row>
        <table:table-row table:style-name="ro1">
          <table:table-cell table:style-name="ce3" office:value-type="float" office:value="0.000827415" calcext:value-type="float">
            <text:p>0.000827415</text:p>
          </table:table-cell>
          <table:table-cell table:style-name="ce3" office:value-type="float" office:value="0.000687456" calcext:value-type="float">
            <text:p>0.000687456</text:p>
          </table:table-cell>
          <table:table-cell table:style-name="ce3" office:value-type="float" office:value="0.000703877" calcext:value-type="float">
            <text:p>0.000703877</text:p>
          </table:table-cell>
          <table:table-cell table:style-name="ce3" office:value-type="float" office:value="0.000528877" calcext:value-type="float">
            <text:p>0.000528877</text:p>
          </table:table-cell>
          <table:table-cell table:style-name="ce3" office:value-type="float" office:value="0.001188646" calcext:value-type="float">
            <text:p>0.001188646</text:p>
          </table:table-cell>
          <table:table-cell table:style-name="ce3" office:value-type="float" office:value="0.001845508" calcext:value-type="float">
            <text:p>0.001845508</text:p>
          </table:table-cell>
          <table:table-cell table:style-name="ce3" office:value-type="float" office:value="0.002904559" calcext:value-type="float">
            <text:p>0.002904559</text:p>
          </table:table-cell>
          <table:table-cell table:style-name="ce3" office:value-type="float" office:value="0.001094124" calcext:value-type="float">
            <text:p>0.001094124</text:p>
          </table:table-cell>
          <table:table-cell table:style-name="ce3" office:value-type="float" office:value="0.074746648" calcext:value-type="float">
            <text:p>0.074746648</text:p>
          </table:table-cell>
          <table:table-cell table:style-name="ce3" office:value-type="float" office:value="0.03566222" calcext:value-type="float">
            <text:p>0.03566222</text:p>
          </table:table-cell>
          <table:table-cell table:style-name="ce3" office:value-type="float" office:value="0.056174607" calcext:value-type="float">
            <text:p>0.056174607</text:p>
          </table:table-cell>
          <table:table-cell table:style-name="ce3" office:value-type="float" office:value="0.167094948" calcext:value-type="float">
            <text:p>0.167094948</text:p>
          </table:table-cell>
          <table:table-cell table:style-name="ce4" table:formula="of:=SUM([.B21:.L21])" office:value-type="float" office:value="0.34263147" calcext:value-type="float">
            <text:p>0.34263147</text:p>
          </table:table-cell>
          <table:table-cell table:style-name="ce4" table:formula="of:=SUM([.I21:.L21])" office:value-type="float" office:value="0.333678423" calcext:value-type="float">
            <text:p>0.333678423</text:p>
          </table:table-cell>
          <table:table-cell table:style-name="ce8" table:formula="of:=[.N7]/[.N23]" office:value-type="float" office:value="1.114528711" calcext:value-type="float">
            <text:p>1.114528711</text:p>
          </table:table-cell>
          <table:table-cell table:style-name="ce8" table:formula="of:=[.N15]/[.N23]" office:value-type="float" office:value="4.875194552" calcext:value-type="float">
            <text:p>4.875194552</text:p>
          </table:table-cell>
          <table:table-cell table:style-name="ce8" table:formula="of:=[.N15]/([.N23]*[.D17])" office:value-type="float" office:value="0.6093993191" calcext:value-type="float">
            <text:p>0.6093993191</text:p>
          </table:table-cell>
          <table:table-cell table:style-name="ce3" office:value-type="float" office:value="0.000074712" calcext:value-type="float">
            <text:p>7.4712E-05</text:p>
          </table:table-cell>
          <table:table-cell table:style-name="ce3" office:value-type="float" office:value="0.000119106" calcext:value-type="float">
            <text:p>0.000119106</text:p>
          </table:table-cell>
          <table:table-cell table:style-name="ce3" office:value-type="float" office:value="0.000096251" calcext:value-type="float">
            <text:p>9.6251E-05</text:p>
          </table:table-cell>
          <table:table-cell table:style-name="ce3" office:value-type="float" office:value="0.000212242" calcext:value-type="float">
            <text:p>0.000212242</text:p>
          </table:table-cell>
          <table:table-cell table:style-name="ce3" office:value-type="float" office:value="0.000246914" calcext:value-type="float">
            <text:p>0.000246914</text:p>
          </table:table-cell>
          <table:table-cell table:style-name="ce3" office:value-type="float" office:value="0.005830941" calcext:value-type="float">
            <text:p>0.005830941</text:p>
          </table:table-cell>
          <table:table-cell table:style-name="ce3" office:value-type="float" office:value="0.003379869" calcext:value-type="float">
            <text:p>0.003379869</text:p>
          </table:table-cell>
          <table:table-cell table:style-name="ce3" office:value-type="float" office:value="0.000570479" calcext:value-type="float">
            <text:p>0.000570479</text:p>
          </table:table-cell>
          <table:table-cell table:style-name="ce3" office:value-type="float" office:value="0.514671785" calcext:value-type="float">
            <text:p>0.514671785</text:p>
          </table:table-cell>
          <table:table-cell table:style-name="ce3" office:value-type="float" office:value="0.058066029" calcext:value-type="float">
            <text:p>0.058066029</text:p>
          </table:table-cell>
          <table:table-cell table:style-name="ce3" office:value-type="float" office:value="0.056543701" calcext:value-type="float">
            <text:p>0.056543701</text:p>
          </table:table-cell>
          <table:table-cell table:style-name="ce3" office:value-type="float" office:value="0.489028846" calcext:value-type="float">
            <text:p>0.489028846</text:p>
          </table:table-cell>
          <table:table-cell table:style-name="ce4" table:formula="of:=SUM([.S21:.AC21])" office:value-type="float" office:value="1.128766163" calcext:value-type="float">
            <text:p>1.128766163</text:p>
          </table:table-cell>
          <table:table-cell table:style-name="ce4" table:formula="of:=SUM([.Z21:.AC21])" office:value-type="float" office:value="1.118310361" calcext:value-type="float">
            <text:p>1.118310361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7" office:value-type="float" office:value="0.00012867" calcext:value-type="float">
            <text:p>0.00012867</text:p>
          </table:table-cell>
          <table:table-cell table:style-name="ce7" office:value-type="float" office:value="0.000130496" calcext:value-type="float">
            <text:p>0.000130496</text:p>
          </table:table-cell>
          <table:table-cell table:style-name="ce7" office:value-type="float" office:value="0.000150206" calcext:value-type="float">
            <text:p>0.000150206</text:p>
          </table:table-cell>
          <table:table-cell table:style-name="ce7" office:value-type="float" office:value="0.00021295" calcext:value-type="float">
            <text:p>0.00021295</text:p>
          </table:table-cell>
          <table:table-cell table:style-name="ce7" office:value-type="float" office:value="0.00018933" calcext:value-type="float">
            <text:p>0.00018933</text:p>
          </table:table-cell>
          <table:table-cell table:style-name="ce7" office:value-type="float" office:value="0.002448608" calcext:value-type="float">
            <text:p>0.002448608</text:p>
          </table:table-cell>
          <table:table-cell table:style-name="ce7" office:value-type="float" office:value="0.003466409" calcext:value-type="float">
            <text:p>0.003466409</text:p>
          </table:table-cell>
          <table:table-cell table:style-name="ce7" office:value-type="float" office:value="0.000696934" calcext:value-type="float">
            <text:p>0.000696934</text:p>
          </table:table-cell>
          <table:table-cell table:style-name="ce7" office:value-type="float" office:value="0.160920994" calcext:value-type="float">
            <text:p>0.160920994</text:p>
          </table:table-cell>
          <table:table-cell table:style-name="ce7" office:value-type="float" office:value="0.06019116" calcext:value-type="float">
            <text:p>0.06019116</text:p>
          </table:table-cell>
          <table:table-cell table:style-name="ce7" office:value-type="float" office:value="0.065422888" calcext:value-type="float">
            <text:p>0.065422888</text:p>
          </table:table-cell>
          <table:table-cell table:style-name="ce7" office:value-type="float" office:value="0.175614974" calcext:value-type="float">
            <text:p>0.175614974</text:p>
          </table:table-cell>
          <table:table-cell table:style-name="ce7" table:formula="of:=SUM([.AI21:.AS21])" office:value-type="float" office:value="0.469444949" calcext:value-type="float">
            <text:p>0.469444949</text:p>
          </table:table-cell>
          <table:table-cell table:style-name="ce7" table:formula="of:=SUM([.AP21:.AS21])" office:value-type="float" office:value="0.462150016" calcext:value-type="float">
            <text:p>0.462150016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7" office:value-type="float" office:value="0.00405982" calcext:value-type="float">
            <text:p>0.00405982</text:p>
          </table:table-cell>
          <table:table-cell table:style-name="ce7" office:value-type="float" office:value="0.003776235" calcext:value-type="float">
            <text:p>0.003776235</text:p>
          </table:table-cell>
          <table:table-cell table:style-name="ce7" office:value-type="float" office:value="0.004112361" calcext:value-type="float">
            <text:p>0.004112361</text:p>
          </table:table-cell>
          <table:table-cell table:style-name="ce7" office:value-type="float" office:value="0.0043016" calcext:value-type="float">
            <text:p>0.0043016</text:p>
          </table:table-cell>
          <table:table-cell table:style-name="ce7" office:value-type="float" office:value="0.004020355" calcext:value-type="float">
            <text:p>0.004020355</text:p>
          </table:table-cell>
          <table:table-cell table:style-name="ce7" office:value-type="float" office:value="0.004749333" calcext:value-type="float">
            <text:p>0.004749333</text:p>
          </table:table-cell>
          <table:table-cell table:style-name="ce7" office:value-type="float" office:value="0.005253119" calcext:value-type="float">
            <text:p>0.005253119</text:p>
          </table:table-cell>
          <table:table-cell table:style-name="ce7" office:value-type="float" office:value="0.004129545" calcext:value-type="float">
            <text:p>0.004129545</text:p>
          </table:table-cell>
          <table:table-cell table:style-name="ce7" office:value-type="float" office:value="0.083945546" calcext:value-type="float">
            <text:p>0.083945546</text:p>
          </table:table-cell>
          <table:table-cell table:style-name="ce7" office:value-type="float" office:value="0.062172567" calcext:value-type="float">
            <text:p>0.062172567</text:p>
          </table:table-cell>
          <table:table-cell table:style-name="ce7" office:value-type="float" office:value="0.058579767" calcext:value-type="float">
            <text:p>0.058579767</text:p>
          </table:table-cell>
          <table:table-cell table:style-name="ce7" office:value-type="float" office:value="0.162902353" calcext:value-type="float">
            <text:p>0.162902353</text:p>
          </table:table-cell>
          <table:table-cell table:style-name="ce7" table:formula="of:=SUM([.AY21:.BI21])" office:value-type="float" office:value="0.397942781" calcext:value-type="float">
            <text:p>0.397942781</text:p>
          </table:table-cell>
          <table:table-cell table:style-name="ce7" table:formula="of:=SUM([.BF21:.BI21])" office:value-type="float" office:value="0.367600233" calcext:value-type="float">
            <text:p>0.367600233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086212" calcext:value-type="float">
            <text:p>8.6212E-05</text:p>
          </table:table-cell>
          <table:table-cell table:style-name="ce3" office:value-type="float" office:value="0.000169328" calcext:value-type="float">
            <text:p>0.000169328</text:p>
          </table:table-cell>
          <table:table-cell table:style-name="ce3" office:value-type="float" office:value="0.000101647" calcext:value-type="float">
            <text:p>0.000101647</text:p>
          </table:table-cell>
          <table:table-cell table:style-name="ce3" office:value-type="float" office:value="0.000204176" calcext:value-type="float">
            <text:p>0.000204176</text:p>
          </table:table-cell>
          <table:table-cell table:style-name="ce3" office:value-type="float" office:value="0.000191206" calcext:value-type="float">
            <text:p>0.000191206</text:p>
          </table:table-cell>
          <table:table-cell table:style-name="ce3" office:value-type="float" office:value="0.003200191" calcext:value-type="float">
            <text:p>0.003200191</text:p>
          </table:table-cell>
          <table:table-cell table:style-name="ce3" office:value-type="float" office:value="0.003439183" calcext:value-type="float">
            <text:p>0.003439183</text:p>
          </table:table-cell>
          <table:table-cell table:style-name="ce3" office:value-type="float" office:value="0.000591058" calcext:value-type="float">
            <text:p>0.000591058</text:p>
          </table:table-cell>
          <table:table-cell table:style-name="ce3" office:value-type="float" office:value="0.27144286" calcext:value-type="float">
            <text:p>0.27144286</text:p>
          </table:table-cell>
          <table:table-cell table:style-name="ce3" office:value-type="float" office:value="0.054590685" calcext:value-type="float">
            <text:p>0.054590685</text:p>
          </table:table-cell>
          <table:table-cell table:style-name="ce3" office:value-type="float" office:value="0.109801785" calcext:value-type="float">
            <text:p>0.109801785</text:p>
          </table:table-cell>
          <table:table-cell table:style-name="ce3" office:value-type="float" office:value="0.293304158" calcext:value-type="float">
            <text:p>0.293304158</text:p>
          </table:table-cell>
          <table:table-cell table:style-name="ce4" table:formula="of:=SUM([.BO21:.BY21])" office:value-type="float" office:value="0.737036277" calcext:value-type="float">
            <text:p>0.737036277</text:p>
          </table:table-cell>
          <table:table-cell table:style-name="ce4" table:formula="of:=SUM([.BV21:.BY21])" office:value-type="float" office:value="0.729139488" calcext:value-type="float">
            <text:p>0.729139488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759033" calcext:value-type="float">
            <text:p>0.000759033</text:p>
          </table:table-cell>
          <table:table-cell table:style-name="ce3" office:value-type="float" office:value="0.000799986" calcext:value-type="float">
            <text:p>0.000799986</text:p>
          </table:table-cell>
          <table:table-cell table:style-name="ce3" office:value-type="float" office:value="0.000972806" calcext:value-type="float">
            <text:p>0.000972806</text:p>
          </table:table-cell>
          <table:table-cell table:style-name="ce3" office:value-type="float" office:value="0.001551797" calcext:value-type="float">
            <text:p>0.001551797</text:p>
          </table:table-cell>
          <table:table-cell table:style-name="ce3" office:value-type="float" office:value="0.000978097" calcext:value-type="float">
            <text:p>0.000978097</text:p>
          </table:table-cell>
          <table:table-cell table:style-name="ce3" office:value-type="float" office:value="0.002055769" calcext:value-type="float">
            <text:p>0.002055769</text:p>
          </table:table-cell>
          <table:table-cell table:style-name="ce3" office:value-type="float" office:value="0.004032567" calcext:value-type="float">
            <text:p>0.004032567</text:p>
          </table:table-cell>
          <table:table-cell table:style-name="ce3" office:value-type="float" office:value="0.00237775" calcext:value-type="float">
            <text:p>0.00237775</text:p>
          </table:table-cell>
          <table:table-cell table:style-name="ce3" office:value-type="float" office:value="0.082938412" calcext:value-type="float">
            <text:p>0.082938412</text:p>
          </table:table-cell>
          <table:table-cell table:style-name="ce3" office:value-type="float" office:value="0.059658973" calcext:value-type="float">
            <text:p>0.059658973</text:p>
          </table:table-cell>
          <table:table-cell table:style-name="ce3" office:value-type="float" office:value="0.056036735" calcext:value-type="float">
            <text:p>0.056036735</text:p>
          </table:table-cell>
          <table:table-cell table:style-name="ce3" office:value-type="float" office:value="0.167365115" calcext:value-type="float">
            <text:p>0.167365115</text:p>
          </table:table-cell>
          <table:table-cell table:style-name="ce4" table:formula="of:=SUM([.CE21:.CO21])" office:value-type="float" office:value="0.378768007" calcext:value-type="float">
            <text:p>0.378768007</text:p>
          </table:table-cell>
          <table:table-cell table:style-name="ce4" table:formula="of:=SUM([.CL21:.CO21])" office:value-type="float" office:value="0.365999235" calcext:value-type="float">
            <text:p>0.365999235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131444" calcext:value-type="float">
            <text:p>0.00131444</text:p>
          </table:table-cell>
          <table:table-cell table:style-name="ce3" office:value-type="float" office:value="0.001392779" calcext:value-type="float">
            <text:p>0.001392779</text:p>
          </table:table-cell>
          <table:table-cell table:style-name="ce3" office:value-type="float" office:value="0.001410681" calcext:value-type="float">
            <text:p>0.001410681</text:p>
          </table:table-cell>
          <table:table-cell table:style-name="ce3" office:value-type="float" office:value="0.001705682" calcext:value-type="float">
            <text:p>0.001705682</text:p>
          </table:table-cell>
          <table:table-cell table:style-name="ce3" office:value-type="float" office:value="0.001326721" calcext:value-type="float">
            <text:p>0.001326721</text:p>
          </table:table-cell>
          <table:table-cell table:style-name="ce3" office:value-type="float" office:value="0.001787957" calcext:value-type="float">
            <text:p>0.001787957</text:p>
          </table:table-cell>
          <table:table-cell table:style-name="ce3" office:value-type="float" office:value="0.004203252" calcext:value-type="float">
            <text:p>0.004203252</text:p>
          </table:table-cell>
          <table:table-cell table:style-name="ce3" office:value-type="float" office:value="0.001693991" calcext:value-type="float">
            <text:p>0.001693991</text:p>
          </table:table-cell>
          <table:table-cell table:style-name="ce3" office:value-type="float" office:value="0.083387934" calcext:value-type="float">
            <text:p>0.083387934</text:p>
          </table:table-cell>
          <table:table-cell table:style-name="ce3" office:value-type="float" office:value="0.059801219" calcext:value-type="float">
            <text:p>0.059801219</text:p>
          </table:table-cell>
          <table:table-cell table:style-name="ce3" office:value-type="float" office:value="0.059199038" calcext:value-type="float">
            <text:p>0.059199038</text:p>
          </table:table-cell>
          <table:table-cell table:style-name="ce3" office:value-type="float" office:value="0.164668427" calcext:value-type="float">
            <text:p>0.164668427</text:p>
          </table:table-cell>
          <table:table-cell table:style-name="ce4" table:formula="of:=SUM([.CU21:.DE21])" office:value-type="float" office:value="0.380577681" calcext:value-type="float">
            <text:p>0.380577681</text:p>
          </table:table-cell>
          <table:table-cell table:style-name="ce4" table:formula="of:=SUM([.DB21:.DE21])" office:value-type="float" office:value="0.367056618" calcext:value-type="float">
            <text:p>0.367056618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number-columns-repeated="911"/>
        </table:table-row>
        <table:table-row table:style-name="ro1"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number-columns-repeated="3"/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N15]/[.AE23]" office:value-type="float" office:value="1.461134088" calcext:value-type="float">
            <text:p>1.461134088</text:p>
          </table:table-cell>
          <table:table-cell table:style-name="ce9" table:formula="of:=[.N15]/([.AE23]*[.U17])" office:value-type="float" office:value="1.461134088" calcext:value-type="float">
            <text:p>1.461134088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AU23]" office:value-type="float" office:value="3.538235271" calcext:value-type="float">
            <text:p>3.538235271</text:p>
          </table:table-cell>
          <table:table-cell table:style-name="ce9" table:formula="of:=[.$N$15]/([.AU23]*[.AK17])" office:value-type="float" office:value="0.8845588176" calcext:value-type="float">
            <text:p>0.8845588176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BK23]" office:value-type="float" office:value="4.508393575" calcext:value-type="float">
            <text:p>4.508393575</text:p>
          </table:table-cell>
          <table:table-cell table:style-name="ce9" table:formula="of:=[.$N$15]/([.BK23]*[.BA17])" office:value-type="float" office:value="0.03522182481" calcext:value-type="float">
            <text:p>0.03522182481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CA23]" office:value-type="float" office:value="2.271670372" calcext:value-type="float">
            <text:p>2.271670372</text:p>
          </table:table-cell>
          <table:table-cell table:style-name="ce9" table:formula="of:=[.$N$15]/([.CA23]*[.BQ17])" office:value-type="float" office:value="1.135835186" calcext:value-type="float">
            <text:p>1.135835186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CQ23]" office:value-type="float" office:value="4.449809468" calcext:value-type="float">
            <text:p>4.449809468</text:p>
          </table:table-cell>
          <table:table-cell table:style-name="ce9" table:formula="of:=[.$N$15]/([.CQ23]*[.CG17])" office:value-type="float" office:value="0.2781130918" calcext:value-type="float">
            <text:p>0.2781130918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DG23]" office:value-type="float" office:value="4.508540677" calcext:value-type="float">
            <text:p>4.508540677</text:p>
          </table:table-cell>
          <table:table-cell table:style-name="ce9" table:formula="of:=[.$N$15]/([.DG23]*[.CW17])" office:value-type="float" office:value="0.1408918961" calcext:value-type="float">
            <text:p>0.1408918961</text:p>
          </table:table-cell>
          <table:table-cell table:number-columns-repeated="911"/>
        </table:table-row>
        <table:table-row table:style-name="ro1">
          <table:table-cell table:style-name="ce4" table:formula="of:=MIN([.A19:.A21])" office:value-type="float" office:value="0.000734142" calcext:value-type="float">
            <text:p>0.000734142</text:p>
          </table:table-cell>
          <table:table-cell table:style-name="ce4" table:formula="of:=MIN([.B19:.B21])" office:value-type="float" office:value="0.000687456" calcext:value-type="float">
            <text:p>0.000687456</text:p>
          </table:table-cell>
          <table:table-cell table:style-name="ce4" table:formula="of:=MIN([.C19:.C21])" office:value-type="float" office:value="0.000703877" calcext:value-type="float">
            <text:p>0.000703877</text:p>
          </table:table-cell>
          <table:table-cell table:style-name="ce4" table:formula="of:=MIN([.D19:.D21])" office:value-type="float" office:value="0.000528877" calcext:value-type="float">
            <text:p>0.000528877</text:p>
          </table:table-cell>
          <table:table-cell table:style-name="ce4" table:formula="of:=MIN([.E19:.E21])" office:value-type="float" office:value="0.00070409" calcext:value-type="float">
            <text:p>0.00070409</text:p>
          </table:table-cell>
          <table:table-cell table:style-name="ce4" table:formula="of:=MIN([.F19:.F21])" office:value-type="float" office:value="0.001845508" calcext:value-type="float">
            <text:p>0.001845508</text:p>
          </table:table-cell>
          <table:table-cell table:style-name="ce4" table:formula="of:=MIN([.G19:.G21])" office:value-type="float" office:value="0.002577971" calcext:value-type="float">
            <text:p>0.002577971</text:p>
          </table:table-cell>
          <table:table-cell table:style-name="ce4" table:formula="of:=MIN([.H19:.H21])" office:value-type="float" office:value="0.001069618" calcext:value-type="float">
            <text:p>0.001069618</text:p>
          </table:table-cell>
          <table:table-cell table:style-name="ce4" table:formula="of:=MIN([.I19:.I21])" office:value-type="float" office:value="0.074746648" calcext:value-type="float">
            <text:p>0.074746648</text:p>
          </table:table-cell>
          <table:table-cell table:style-name="ce4" table:formula="of:=MIN([.J19:.J21])" office:value-type="float" office:value="0.03566222" calcext:value-type="float">
            <text:p>0.03566222</text:p>
          </table:table-cell>
          <table:table-cell table:style-name="ce4" table:formula="of:=MIN([.K19:.K21])" office:value-type="float" office:value="0.054510175" calcext:value-type="float">
            <text:p>0.054510175</text:p>
          </table:table-cell>
          <table:table-cell table:style-name="ce4" table:formula="of:=MIN([.L19:.L21])" office:value-type="float" office:value="0.166838511" calcext:value-type="float">
            <text:p>0.166838511</text:p>
          </table:table-cell>
          <table:table-cell table:style-name="ce4" table:formula="of:=SUM([.B23:.L23])" office:value-type="float" office:value="0.339874951" calcext:value-type="float">
            <text:p>0.339874951</text:p>
          </table:table-cell>
          <table:table-cell table:style-name="ce4" table:formula="of:=SUM([.I23:.L23])" office:value-type="float" office:value="0.331757554" calcext:value-type="float">
            <text:p>0.331757554</text:p>
          </table:table-cell>
          <table:table-cell table:number-columns-repeated="3"/>
          <table:table-cell table:style-name="ce4" table:formula="of:=MIN([.R19:.R21])" office:value-type="float" office:value="0.000074553" calcext:value-type="float">
            <text:p>7.4553E-05</text:p>
          </table:table-cell>
          <table:table-cell table:style-name="ce4" table:formula="of:=MIN([.S19:.S21])" office:value-type="float" office:value="0.000073496" calcext:value-type="float">
            <text:p>7.3496E-05</text:p>
          </table:table-cell>
          <table:table-cell table:style-name="ce4" table:formula="of:=MIN([.T19:.T21])" office:value-type="float" office:value="0.00009376" calcext:value-type="float">
            <text:p>9.376E-05</text:p>
          </table:table-cell>
          <table:table-cell table:style-name="ce4" table:formula="of:=MIN([.U19:.U21])" office:value-type="float" office:value="0.000212242" calcext:value-type="float">
            <text:p>0.000212242</text:p>
          </table:table-cell>
          <table:table-cell table:style-name="ce4" table:formula="of:=MIN([.V19:.V21])" office:value-type="float" office:value="0.000246914" calcext:value-type="float">
            <text:p>0.000246914</text:p>
          </table:table-cell>
          <table:table-cell table:style-name="ce4" table:formula="of:=MIN([.W19:.W21])" office:value-type="float" office:value="0.005797818" calcext:value-type="float">
            <text:p>0.005797818</text:p>
          </table:table-cell>
          <table:table-cell table:style-name="ce4" table:formula="of:=MIN([.X19:.X21])" office:value-type="float" office:value="0.003302068" calcext:value-type="float">
            <text:p>0.003302068</text:p>
          </table:table-cell>
          <table:table-cell table:style-name="ce4" table:formula="of:=MIN([.Y19:.Y21])" office:value-type="float" office:value="0.000568012" calcext:value-type="float">
            <text:p>0.000568012</text:p>
          </table:table-cell>
          <table:table-cell table:style-name="ce4" table:formula="of:=MIN([.Z19:.Z21])" office:value-type="float" office:value="0.511726525" calcext:value-type="float">
            <text:p>0.511726525</text:p>
          </table:table-cell>
          <table:table-cell table:style-name="ce4" table:formula="of:=MIN([.AA19:.AA21])" office:value-type="float" office:value="0.055343942" calcext:value-type="float">
            <text:p>0.055343942</text:p>
          </table:table-cell>
          <table:table-cell table:style-name="ce4" table:formula="of:=MIN([.AB19:.AB21])" office:value-type="float" office:value="0.056543701" calcext:value-type="float">
            <text:p>0.056543701</text:p>
          </table:table-cell>
          <table:table-cell table:style-name="ce4" table:formula="of:=MIN([.AC19:.AC21])" office:value-type="float" office:value="0.483322309" calcext:value-type="float">
            <text:p>0.483322309</text:p>
          </table:table-cell>
          <table:table-cell table:style-name="ce4" table:formula="of:=SUM([.S23:.AC23])" office:value-type="float" office:value="1.117230787" calcext:value-type="float">
            <text:p>1.117230787</text:p>
          </table:table-cell>
          <table:table-cell table:style-name="ce4" table:formula="of:=SUM([.Z23:.AC23])" office:value-type="float" office:value="1.106936477" calcext:value-type="float">
            <text:p>1.106936477</text:p>
          </table:table-cell>
          <table:table-cell table:number-columns-repeated="2"/>
          <table:table-cell table:style-name="ce7" table:formula="of:=MIN([.AH19:.AH21])" office:value-type="float" office:value="0.00012867" calcext:value-type="float">
            <text:p>0.00012867</text:p>
          </table:table-cell>
          <table:table-cell table:style-name="ce7" table:formula="of:=MIN([.AI19:.AI21])" office:value-type="float" office:value="0.000130496" calcext:value-type="float">
            <text:p>0.000130496</text:p>
          </table:table-cell>
          <table:table-cell table:style-name="ce7" table:formula="of:=MIN([.AJ19:.AJ21])" office:value-type="float" office:value="0.000143827" calcext:value-type="float">
            <text:p>0.000143827</text:p>
          </table:table-cell>
          <table:table-cell table:style-name="ce7" table:formula="of:=MIN([.AK19:.AK21])" office:value-type="float" office:value="0.000192764" calcext:value-type="float">
            <text:p>0.000192764</text:p>
          </table:table-cell>
          <table:table-cell table:style-name="ce7" table:formula="of:=MIN([.AL19:.AL21])" office:value-type="float" office:value="0.000173338" calcext:value-type="float">
            <text:p>0.000173338</text:p>
          </table:table-cell>
          <table:table-cell table:style-name="ce7" table:formula="of:=MIN([.AM19:.AM21])" office:value-type="float" office:value="0.002300804" calcext:value-type="float">
            <text:p>0.002300804</text:p>
          </table:table-cell>
          <table:table-cell table:style-name="ce7" table:formula="of:=MIN([.AN19:.AN21])" office:value-type="float" office:value="0.003449054" calcext:value-type="float">
            <text:p>0.003449054</text:p>
          </table:table-cell>
          <table:table-cell table:style-name="ce7" table:formula="of:=MIN([.AO19:.AO21])" office:value-type="float" office:value="0.000579161" calcext:value-type="float">
            <text:p>0.000579161</text:p>
          </table:table-cell>
          <table:table-cell table:style-name="ce7" table:formula="of:=MIN([.AP19:.AP21])" office:value-type="float" office:value="0.160920994" calcext:value-type="float">
            <text:p>0.160920994</text:p>
          </table:table-cell>
          <table:table-cell table:style-name="ce7" table:formula="of:=MIN([.AQ19:.AQ21])" office:value-type="float" office:value="0.057262453" calcext:value-type="float">
            <text:p>0.057262453</text:p>
          </table:table-cell>
          <table:table-cell table:style-name="ce7" table:formula="of:=MIN([.AR19:.AR21])" office:value-type="float" office:value="0.063317202" calcext:value-type="float">
            <text:p>0.063317202</text:p>
          </table:table-cell>
          <table:table-cell table:style-name="ce7" table:formula="of:=MIN([.AS19:.AS21])" office:value-type="float" office:value="0.175614974" calcext:value-type="float">
            <text:p>0.175614974</text:p>
          </table:table-cell>
          <table:table-cell table:style-name="ce7" table:formula="of:=SUM([.AI23:.AS23])" office:value-type="float" office:value="0.464085067" calcext:value-type="float">
            <text:p>0.464085067</text:p>
          </table:table-cell>
          <table:table-cell table:style-name="ce7" table:formula="of:=SUM([.AP23:.AS23])" office:value-type="float" office:value="0.457115623" calcext:value-type="float">
            <text:p>0.457115623</text:p>
          </table:table-cell>
          <table:table-cell table:style-name="ce3" table:number-columns-repeated="2"/>
          <table:table-cell table:style-name="ce7" table:formula="of:=MIN([.AX19:.AX21])" office:value-type="float" office:value="0.003663095" calcext:value-type="float">
            <text:p>0.003663095</text:p>
          </table:table-cell>
          <table:table-cell table:style-name="ce7" table:formula="of:=MIN([.AY19:.AY21])" office:value-type="float" office:value="0.003580594" calcext:value-type="float">
            <text:p>0.003580594</text:p>
          </table:table-cell>
          <table:table-cell table:style-name="ce7" table:formula="of:=MIN([.AZ19:.AZ21])" office:value-type="float" office:value="0.003851408" calcext:value-type="float">
            <text:p>0.003851408</text:p>
          </table:table-cell>
          <table:table-cell table:style-name="ce7" table:formula="of:=MIN([.BA19:.BA21])" office:value-type="float" office:value="0.003833266" calcext:value-type="float">
            <text:p>0.003833266</text:p>
          </table:table-cell>
          <table:table-cell table:style-name="ce7" table:formula="of:=MIN([.BB19:.BB21])" office:value-type="float" office:value="0.003852785" calcext:value-type="float">
            <text:p>0.003852785</text:p>
          </table:table-cell>
          <table:table-cell table:style-name="ce7" table:formula="of:=MIN([.BC19:.BC21])" office:value-type="float" office:value="0.004749333" calcext:value-type="float">
            <text:p>0.004749333</text:p>
          </table:table-cell>
          <table:table-cell table:style-name="ce7" table:formula="of:=MIN([.BD19:.BD21])" office:value-type="float" office:value="0.005243939" calcext:value-type="float">
            <text:p>0.005243939</text:p>
          </table:table-cell>
          <table:table-cell table:style-name="ce7" table:formula="of:=MIN([.BE19:.BE21])" office:value-type="float" office:value="0.004129545" calcext:value-type="float">
            <text:p>0.004129545</text:p>
          </table:table-cell>
          <table:table-cell table:style-name="ce7" table:formula="of:=MIN([.BF19:.BF21])" office:value-type="float" office:value="0.07958873" calcext:value-type="float">
            <text:p>0.07958873</text:p>
          </table:table-cell>
          <table:table-cell table:style-name="ce7" table:formula="of:=MIN([.BG19:.BG21])" office:value-type="float" office:value="0.062172567" calcext:value-type="float">
            <text:p>0.062172567</text:p>
          </table:table-cell>
          <table:table-cell table:style-name="ce7" table:formula="of:=MIN([.BH19:.BH21])" office:value-type="float" office:value="0.055418342" calcext:value-type="float">
            <text:p>0.055418342</text:p>
          </table:table-cell>
          <table:table-cell table:style-name="ce7" table:formula="of:=MIN([.BI19:.BI21])" office:value-type="float" office:value="0.161569568" calcext:value-type="float">
            <text:p>0.161569568</text:p>
          </table:table-cell>
          <table:table-cell table:style-name="ce7" table:formula="of:=SUM([.AY23:.BI23])" office:value-type="float" office:value="0.387990077" calcext:value-type="float">
            <text:p>0.387990077</text:p>
          </table:table-cell>
          <table:table-cell table:style-name="ce7" table:formula="of:=SUM([.BF23:.BI23])" office:value-type="float" office:value="0.358749207" calcext:value-type="float">
            <text:p>0.358749207</text:p>
          </table:table-cell>
          <table:table-cell table:style-name="ce3" table:number-columns-repeated="2"/>
          <table:table-cell table:style-name="ce4" table:formula="of:=MIN([.BN19:.BN21])" office:value-type="float" office:value="0.000076374" calcext:value-type="float">
            <text:p>7.6374E-05</text:p>
          </table:table-cell>
          <table:table-cell table:style-name="ce4" table:formula="of:=MIN([.BO19:.BO21])" office:value-type="float" office:value="0.000079618" calcext:value-type="float">
            <text:p>7.9618E-05</text:p>
          </table:table-cell>
          <table:table-cell table:style-name="ce4" table:formula="of:=MIN([.BP19:.BP21])" office:value-type="float" office:value="0.000101647" calcext:value-type="float">
            <text:p>0.000101647</text:p>
          </table:table-cell>
          <table:table-cell table:style-name="ce4" table:formula="of:=MIN([.BQ19:.BQ21])" office:value-type="float" office:value="0.000186242" calcext:value-type="float">
            <text:p>0.000186242</text:p>
          </table:table-cell>
          <table:table-cell table:style-name="ce4" table:formula="of:=MIN([.BR19:.BR21])" office:value-type="float" office:value="0.000191206" calcext:value-type="float">
            <text:p>0.000191206</text:p>
          </table:table-cell>
          <table:table-cell table:style-name="ce4" table:formula="of:=MIN([.BS19:.BS21])" office:value-type="float" office:value="0.003083555" calcext:value-type="float">
            <text:p>0.003083555</text:p>
          </table:table-cell>
          <table:table-cell table:style-name="ce4" table:formula="of:=MIN([.BT19:.BT21])" office:value-type="float" office:value="0.003199227" calcext:value-type="float">
            <text:p>0.003199227</text:p>
          </table:table-cell>
          <table:table-cell table:style-name="ce4" table:formula="of:=MIN([.BU19:.BU21])" office:value-type="float" office:value="0.000549503" calcext:value-type="float">
            <text:p>0.000549503</text:p>
          </table:table-cell>
          <table:table-cell table:style-name="ce4" table:formula="of:=MIN([.BV19:.BV21])" office:value-type="float" office:value="0.27144286" calcext:value-type="float">
            <text:p>0.27144286</text:p>
          </table:table-cell>
          <table:table-cell table:style-name="ce4" table:formula="of:=MIN([.BW19:.BW21])" office:value-type="float" office:value="0.054590685" calcext:value-type="float">
            <text:p>0.054590685</text:p>
          </table:table-cell>
          <table:table-cell table:style-name="ce4" table:formula="of:=MIN([.BX19:.BX21])" office:value-type="float" office:value="0.107251535" calcext:value-type="float">
            <text:p>0.107251535</text:p>
          </table:table-cell>
          <table:table-cell table:style-name="ce4" table:formula="of:=MIN([.BY19:.BY21])" office:value-type="float" office:value="0.278694369" calcext:value-type="float">
            <text:p>0.278694369</text:p>
          </table:table-cell>
          <table:table-cell table:style-name="ce4" table:formula="of:=SUM([.BO23:.BY23])" office:value-type="float" office:value="0.719370447" calcext:value-type="float">
            <text:p>0.719370447</text:p>
          </table:table-cell>
          <table:table-cell table:style-name="ce4" table:formula="of:=SUM([.BV23:.BY23])" office:value-type="float" office:value="0.711979449" calcext:value-type="float">
            <text:p>0.711979449</text:p>
          </table:table-cell>
          <table:table-cell table:number-columns-repeated="2"/>
          <table:table-cell table:style-name="ce4" table:formula="of:=MIN([.CD19:.CD21])" office:value-type="float" office:value="0.000563582" calcext:value-type="float">
            <text:p>0.000563582</text:p>
          </table:table-cell>
          <table:table-cell table:style-name="ce4" table:formula="of:=MIN([.CE19:.CE21])" office:value-type="float" office:value="0.000741315" calcext:value-type="float">
            <text:p>0.000741315</text:p>
          </table:table-cell>
          <table:table-cell table:style-name="ce4" table:formula="of:=MIN([.CF19:.CF21])" office:value-type="float" office:value="0.000810596" calcext:value-type="float">
            <text:p>0.000810596</text:p>
          </table:table-cell>
          <table:table-cell table:style-name="ce4" table:formula="of:=MIN([.CG19:.CG21])" office:value-type="float" office:value="0.000884147" calcext:value-type="float">
            <text:p>0.000884147</text:p>
          </table:table-cell>
          <table:table-cell table:style-name="ce4" table:formula="of:=MIN([.CH19:.CH21])" office:value-type="float" office:value="0.000978097" calcext:value-type="float">
            <text:p>0.000978097</text:p>
          </table:table-cell>
          <table:table-cell table:style-name="ce4" table:formula="of:=MIN([.CI19:.CI21])" office:value-type="float" office:value="0.001528055" calcext:value-type="float">
            <text:p>0.001528055</text:p>
          </table:table-cell>
          <table:table-cell table:style-name="ce4" table:formula="of:=MIN([.CJ19:.CJ21])" office:value-type="float" office:value="0.004032567" calcext:value-type="float">
            <text:p>0.004032567</text:p>
          </table:table-cell>
          <table:table-cell table:style-name="ce4" table:formula="of:=MIN([.CK19:.CK21])" office:value-type="float" office:value="0.001114896" calcext:value-type="float">
            <text:p>0.001114896</text:p>
          </table:table-cell>
          <table:table-cell table:style-name="ce4" table:formula="of:=MIN([.CL19:.CL21])" office:value-type="float" office:value="0.080411508" calcext:value-type="float">
            <text:p>0.080411508</text:p>
          </table:table-cell>
          <table:table-cell table:style-name="ce4" table:formula="of:=MIN([.CM19:.CM21])" office:value-type="float" office:value="0.059658973" calcext:value-type="float">
            <text:p>0.059658973</text:p>
          </table:table-cell>
          <table:table-cell table:style-name="ce4" table:formula="of:=MIN([.CN19:.CN21])" office:value-type="float" office:value="0.056036735" calcext:value-type="float">
            <text:p>0.056036735</text:p>
          </table:table-cell>
          <table:table-cell table:style-name="ce4" table:formula="of:=MIN([.CO19:.CO21])" office:value-type="float" office:value="0.167365115" calcext:value-type="float">
            <text:p>0.167365115</text:p>
          </table:table-cell>
          <table:table-cell table:style-name="ce4" table:formula="of:=SUM([.CE23:.CO23])" office:value-type="float" office:value="0.373562004" calcext:value-type="float">
            <text:p>0.373562004</text:p>
          </table:table-cell>
          <table:table-cell table:style-name="ce4" table:formula="of:=SUM([.CL23:.CO23])" office:value-type="float" office:value="0.363472331" calcext:value-type="float">
            <text:p>0.363472331</text:p>
          </table:table-cell>
          <table:table-cell table:number-columns-repeated="2"/>
          <table:table-cell table:style-name="ce4" table:formula="of:=MIN([.CT19:.CT21])" office:value-type="float" office:value="0.001189264" calcext:value-type="float">
            <text:p>0.001189264</text:p>
          </table:table-cell>
          <table:table-cell table:style-name="ce4" table:formula="of:=MIN([.CU19:.CU21])" office:value-type="float" office:value="0.00097844" calcext:value-type="float">
            <text:p>0.00097844</text:p>
          </table:table-cell>
          <table:table-cell table:style-name="ce4" table:formula="of:=MIN([.CV19:.CV21])" office:value-type="float" office:value="0.001328271" calcext:value-type="float">
            <text:p>0.001328271</text:p>
          </table:table-cell>
          <table:table-cell table:style-name="ce4" table:formula="of:=MIN([.CW19:.CW21])" office:value-type="float" office:value="0.001341923" calcext:value-type="float">
            <text:p>0.001341923</text:p>
          </table:table-cell>
          <table:table-cell table:style-name="ce4" table:formula="of:=MIN([.CX19:.CX21])" office:value-type="float" office:value="0.001326721" calcext:value-type="float">
            <text:p>0.001326721</text:p>
          </table:table-cell>
          <table:table-cell table:style-name="ce4" table:formula="of:=MIN([.CY19:.CY21])" office:value-type="float" office:value="0.001787957" calcext:value-type="float">
            <text:p>0.001787957</text:p>
          </table:table-cell>
          <table:table-cell table:style-name="ce4" table:formula="of:=MIN([.CZ19:.CZ21])" office:value-type="float" office:value="0.004052691" calcext:value-type="float">
            <text:p>0.004052691</text:p>
          </table:table-cell>
          <table:table-cell table:style-name="ce4" table:formula="of:=MIN([.DA19:.DA21])" office:value-type="float" office:value="0.001584622" calcext:value-type="float">
            <text:p>0.001584622</text:p>
          </table:table-cell>
          <table:table-cell table:style-name="ce4" table:formula="of:=MIN([.DB19:.DB21])" office:value-type="float" office:value="0.078108405" calcext:value-type="float">
            <text:p>0.078108405</text:p>
          </table:table-cell>
          <table:table-cell table:style-name="ce4" table:formula="of:=MIN([.DC19:.DC21])" office:value-type="float" office:value="0.059801219" calcext:value-type="float">
            <text:p>0.059801219</text:p>
          </table:table-cell>
          <table:table-cell table:style-name="ce4" table:formula="of:=MIN([.DD19:.DD21])" office:value-type="float" office:value="0.057437287" calcext:value-type="float">
            <text:p>0.057437287</text:p>
          </table:table-cell>
          <table:table-cell table:style-name="ce4" table:formula="of:=MIN([.DE19:.DE21])" office:value-type="float" office:value="0.163390591" calcext:value-type="float">
            <text:p>0.163390591</text:p>
          </table:table-cell>
          <table:table-cell table:style-name="ce4" table:formula="of:=SUM([.CU23:.DE23])" office:value-type="float" office:value="0.371138127" calcext:value-type="float">
            <text:p>0.371138127</text:p>
          </table:table-cell>
          <table:table-cell table:style-name="ce4" table:formula="of:=SUM([.DB23:.DE23])" office:value-type="float" office:value="0.358737502" calcext:value-type="float">
            <text:p>0.358737502</text:p>
          </table:table-cell>
          <table:table-cell table:number-columns-repeated="9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"/>
          <table:table-cell table:style-name="ce2"/>
          <table:table-cell table:number-columns-repeated="1009"/>
        </table:table-row>
        <table:table-row table:style-name="ro1"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pthread VS Optimization_sums_2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7" office:value-type="float" office:value="4" calcext:value-type="float">
            <text:p>4</text:p>
          </table:table-cell>
          <table:table-cell table:style-name="ce3" table:number-columns-repeated="12"/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7" office:value-type="float" office:value="128" calcext:value-type="float">
            <text:p>128</text:p>
          </table:table-cell>
          <table:table-cell table:style-name="ce3" table:number-columns-repeated="12"/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"/>
          <table:table-cell table:style-name="ce6" table:number-columns-repeated="2"/>
          <table:table-cell table:style-name="ce1" office:value-type="string" calcext:value-type="string" table:number-columns-spanned="2" table:number-rows-spanned="1">
            <text:p>Golbach_Optimization_sums_2</text:p>
          </table:table-cell>
          <table:covered-table-cell/>
          <table:table-cell table:style-name="ce2" office:value-type="string" calcext:value-type="string">
            <text:p>Threads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"/>
          <table:table-cell table:style-name="ce6" table:number-columns-repeated="2"/>
          <table:table-cell table:number-columns-repeated="911"/>
        </table:table-row>
        <table:table-row table:style-name="ro1">
          <table:table-cell table:style-name="ce3" office:value-type="float" office:value="0.001023433" calcext:value-type="float">
            <text:p>0.001023433</text:p>
          </table:table-cell>
          <table:table-cell table:style-name="ce3" office:value-type="float" office:value="0.000485889" calcext:value-type="float">
            <text:p>0.000485889</text:p>
          </table:table-cell>
          <table:table-cell table:style-name="ce3" office:value-type="float" office:value="0.000590287" calcext:value-type="float">
            <text:p>0.000590287</text:p>
          </table:table-cell>
          <table:table-cell table:style-name="ce3" office:value-type="float" office:value="0.000664394" calcext:value-type="float">
            <text:p>0.000664394</text:p>
          </table:table-cell>
          <table:table-cell table:style-name="ce3" office:value-type="float" office:value="0.000621008" calcext:value-type="float">
            <text:p>0.000621008</text:p>
          </table:table-cell>
          <table:table-cell table:style-name="ce3" office:value-type="float" office:value="0.000973545" calcext:value-type="float">
            <text:p>0.000973545</text:p>
          </table:table-cell>
          <table:table-cell table:style-name="ce3" office:value-type="float" office:value="0.002220888" calcext:value-type="float">
            <text:p>0.002220888</text:p>
          </table:table-cell>
          <table:table-cell table:style-name="ce3" office:value-type="float" office:value="0.000948296" calcext:value-type="float">
            <text:p>0.000948296</text:p>
          </table:table-cell>
          <table:table-cell table:style-name="ce3" office:value-type="float" office:value="0.028345797" calcext:value-type="float">
            <text:p>0.028345797</text:p>
          </table:table-cell>
          <table:table-cell table:style-name="ce3" office:value-type="float" office:value="0.027109077" calcext:value-type="float">
            <text:p>0.027109077</text:p>
          </table:table-cell>
          <table:table-cell table:style-name="ce3" office:value-type="float" office:value="0.022351696" calcext:value-type="float">
            <text:p>0.022351696</text:p>
          </table:table-cell>
          <table:table-cell table:style-name="ce3" office:value-type="float" office:value="0.075887627" calcext:value-type="float">
            <text:p>0.075887627</text:p>
          </table:table-cell>
          <table:table-cell table:style-name="ce4" table:formula="of:=SUM([.B27:.L27])" office:value-type="float" office:value="0.160198504" calcext:value-type="float">
            <text:p>0.160198504</text:p>
          </table:table-cell>
          <table:table-cell table:style-name="ce4" table:formula="of:=SUM([.I27:.L27])" office:value-type="float" office:value="0.153694197" calcext:value-type="float">
            <text:p>0.153694197</text:p>
          </table:table-cell>
          <table:table-cell table:number-columns-repeated="2"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1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style-name="ce2" office:value-type="string" calcext:value-type="string">
            <text:p>Test001</text:p>
          </table:table-cell>
          <table:table-cell table:style-name="ce2" office:value-type="string" calcext:value-type="string">
            <text:p>Test002</text:p>
          </table:table-cell>
          <table:table-cell table:style-name="ce2" office:value-type="string" calcext:value-type="string">
            <text:p>Test003</text:p>
          </table:table-cell>
          <table:table-cell table:style-name="ce2" office:value-type="string" calcext:value-type="string">
            <text:p>Test004</text:p>
          </table:table-cell>
          <table:table-cell table:style-name="ce2" office:value-type="string" calcext:value-type="string">
            <text:p>Test005</text:p>
          </table:table-cell>
          <table:table-cell table:style-name="ce2" office:value-type="string" calcext:value-type="string">
            <text:p>Test006</text:p>
          </table:table-cell>
          <table:table-cell table:style-name="ce2" office:value-type="string" calcext:value-type="string">
            <text:p>Test007</text:p>
          </table:table-cell>
          <table:table-cell table:style-name="ce2" office:value-type="string" calcext:value-type="string">
            <text:p>Test008</text:p>
          </table:table-cell>
          <table:table-cell table:style-name="ce2" office:value-type="string" calcext:value-type="string">
            <text:p>Test020</text:p>
          </table:table-cell>
          <table:table-cell table:style-name="ce2" office:value-type="string" calcext:value-type="string">
            <text:p>Test021</text:p>
          </table:table-cell>
          <table:table-cell table:style-name="ce2" office:value-type="string" calcext:value-type="string">
            <text:p>Test022</text:p>
          </table:table-cell>
          <table:table-cell table:style-name="ce2" office:value-type="string" calcext:value-type="string">
            <text:p>Test023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otal Medium</text:p>
          </table:table-cell>
          <table:table-cell table:style-name="ce6" office:value-type="string" calcext:value-type="string">
            <text:p>GoldbachSerial VS Optimization_sums_2</text:p>
          </table:table-cell>
          <table:table-cell table:style-name="ce6"/>
          <table:table-cell table:number-columns-repeated="911"/>
        </table:table-row>
        <table:table-row table:style-name="ro1">
          <table:table-cell table:style-name="ce3" office:value-type="float" office:value="0.000592889" calcext:value-type="float">
            <text:p>0.000592889</text:p>
          </table:table-cell>
          <table:table-cell table:style-name="ce3" office:value-type="float" office:value="0.000610676" calcext:value-type="float">
            <text:p>0.000610676</text:p>
          </table:table-cell>
          <table:table-cell table:style-name="ce3" office:value-type="float" office:value="0.000444583" calcext:value-type="float">
            <text:p>0.000444583</text:p>
          </table:table-cell>
          <table:table-cell table:style-name="ce3" office:value-type="float" office:value="0.001010983" calcext:value-type="float">
            <text:p>0.001010983</text:p>
          </table:table-cell>
          <table:table-cell table:style-name="ce3" office:value-type="float" office:value="0.001153488" calcext:value-type="float">
            <text:p>0.001153488</text:p>
          </table:table-cell>
          <table:table-cell table:style-name="ce3" office:value-type="float" office:value="0.001163212" calcext:value-type="float">
            <text:p>0.001163212</text:p>
          </table:table-cell>
          <table:table-cell table:style-name="ce3" office:value-type="float" office:value="0.002117798" calcext:value-type="float">
            <text:p>0.002117798</text:p>
          </table:table-cell>
          <table:table-cell table:style-name="ce3" office:value-type="float" office:value="0.001023079" calcext:value-type="float">
            <text:p>0.001023079</text:p>
          </table:table-cell>
          <table:table-cell table:style-name="ce3" office:value-type="float" office:value="0.027914292" calcext:value-type="float">
            <text:p>0.027914292</text:p>
          </table:table-cell>
          <table:table-cell table:style-name="ce3" office:value-type="float" office:value="0.027269092" calcext:value-type="float">
            <text:p>0.027269092</text:p>
          </table:table-cell>
          <table:table-cell table:style-name="ce3" office:value-type="float" office:value="0.022125402" calcext:value-type="float">
            <text:p>0.022125402</text:p>
          </table:table-cell>
          <table:table-cell table:style-name="ce3" office:value-type="float" office:value="0.079830333" calcext:value-type="float">
            <text:p>0.079830333</text:p>
          </table:table-cell>
          <table:table-cell table:style-name="ce4" table:formula="of:=SUM([.B28:.L28])" office:value-type="float" office:value="0.164662938" calcext:value-type="float">
            <text:p>0.164662938</text:p>
          </table:table-cell>
          <table:table-cell table:style-name="ce4" table:formula="of:=SUM([.I28:.L28])" office:value-type="float" office:value="0.157139119" calcext:value-type="float">
            <text:p>0.157139119</text:p>
          </table:table-cell>
          <table:table-cell table:style-name="ce8" table:formula="of:=[.M7]/[.M31]" office:value-type="float" office:value="2.394676816" calcext:value-type="float">
            <text:p>2.394676816</text:p>
          </table:table-cell>
          <table:table-cell table:style-name="ce8" table:formula="of:=[.M15]/[.M31]" office:value-type="float" office:value="10.37974912" calcext:value-type="float">
            <text:p>10.37974912</text:p>
          </table:table-cell>
          <table:table-cell table:style-name="ce8" table:formula="of:=([.M15]/([.N31]*[.D25]))" office:value-type="float" office:value="1.347988601" calcext:value-type="float">
            <text:p>1.347988601</text:p>
          </table:table-cell>
          <table:table-cell table:style-name="ce3" office:value-type="float" office:value="0.000067988" calcext:value-type="float">
            <text:p>6.7988E-05</text:p>
          </table:table-cell>
          <table:table-cell table:style-name="ce3" office:value-type="float" office:value="0.000075541" calcext:value-type="float">
            <text:p>7.5541E-05</text:p>
          </table:table-cell>
          <table:table-cell table:style-name="ce3" office:value-type="float" office:value="0.00009162" calcext:value-type="float">
            <text:p>9.162E-05</text:p>
          </table:table-cell>
          <table:table-cell table:style-name="ce3" office:value-type="float" office:value="0.00015725" calcext:value-type="float">
            <text:p>0.00015725</text:p>
          </table:table-cell>
          <table:table-cell table:style-name="ce3" office:value-type="float" office:value="0.000147185" calcext:value-type="float">
            <text:p>0.000147185</text:p>
          </table:table-cell>
          <table:table-cell table:style-name="ce3" office:value-type="float" office:value="0.002179438" calcext:value-type="float">
            <text:p>0.002179438</text:p>
          </table:table-cell>
          <table:table-cell table:style-name="ce3" office:value-type="float" office:value="0.001714683" calcext:value-type="float">
            <text:p>0.001714683</text:p>
          </table:table-cell>
          <table:table-cell table:style-name="ce3" office:value-type="float" office:value="0.000539338" calcext:value-type="float">
            <text:p>0.000539338</text:p>
          </table:table-cell>
          <table:table-cell table:style-name="ce3" office:value-type="float" office:value="0.177595292" calcext:value-type="float">
            <text:p>0.177595292</text:p>
          </table:table-cell>
          <table:table-cell table:style-name="ce3" office:value-type="float" office:value="0.02746732" calcext:value-type="float">
            <text:p>0.02746732</text:p>
          </table:table-cell>
          <table:table-cell table:style-name="ce3" office:value-type="float" office:value="0.064076898" calcext:value-type="float">
            <text:p>0.064076898</text:p>
          </table:table-cell>
          <table:table-cell table:style-name="ce3" office:value-type="float" office:value="0.190829095" calcext:value-type="float">
            <text:p>0.190829095</text:p>
          </table:table-cell>
          <table:table-cell table:style-name="ce4" table:formula="of:=SUM([.S28:.AC28])" office:value-type="float" office:value="0.46487366" calcext:value-type="float">
            <text:p>0.46487366</text:p>
          </table:table-cell>
          <table:table-cell table:style-name="ce4" table:formula="of:=SUM([.Z28:.AC28])" office:value-type="float" office:value="0.459968605" calcext:value-type="float">
            <text:p>0.459968605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7" office:value-type="float" office:value="0.000434252" calcext:value-type="float">
            <text:p>0.000434252</text:p>
          </table:table-cell>
          <table:table-cell table:style-name="ce7" office:value-type="float" office:value="0.000138411" calcext:value-type="float">
            <text:p>0.000138411</text:p>
          </table:table-cell>
          <table:table-cell table:style-name="ce7" office:value-type="float" office:value="0.000141146" calcext:value-type="float">
            <text:p>0.000141146</text:p>
          </table:table-cell>
          <table:table-cell table:style-name="ce7" office:value-type="float" office:value="0.000280075" calcext:value-type="float">
            <text:p>0.000280075</text:p>
          </table:table-cell>
          <table:table-cell table:style-name="ce7" office:value-type="float" office:value="0.000510714" calcext:value-type="float">
            <text:p>0.000510714</text:p>
          </table:table-cell>
          <table:table-cell table:style-name="ce7" office:value-type="float" office:value="0.000904609" calcext:value-type="float">
            <text:p>0.000904609</text:p>
          </table:table-cell>
          <table:table-cell table:style-name="ce7" office:value-type="float" office:value="0.002048667" calcext:value-type="float">
            <text:p>0.002048667</text:p>
          </table:table-cell>
          <table:table-cell table:style-name="ce7" office:value-type="float" office:value="0.0005819" calcext:value-type="float">
            <text:p>0.0005819</text:p>
          </table:table-cell>
          <table:table-cell table:style-name="ce7" office:value-type="float" office:value="0.056841471" calcext:value-type="float">
            <text:p>0.056841471</text:p>
          </table:table-cell>
          <table:table-cell table:style-name="ce7" office:value-type="float" office:value="0.027565749" calcext:value-type="float">
            <text:p>0.027565749</text:p>
          </table:table-cell>
          <table:table-cell table:style-name="ce7" office:value-type="float" office:value="0.023266832" calcext:value-type="float">
            <text:p>0.023266832</text:p>
          </table:table-cell>
          <table:table-cell table:style-name="ce7" office:value-type="float" office:value="0.086428123" calcext:value-type="float">
            <text:p>0.086428123</text:p>
          </table:table-cell>
          <table:table-cell table:style-name="ce7" table:formula="of:=SUM([.AI28:.AS28])" office:value-type="float" office:value="0.198707697" calcext:value-type="float">
            <text:p>0.198707697</text:p>
          </table:table-cell>
          <table:table-cell table:style-name="ce7" table:formula="of:=SUM([.AP28:.AS28])" office:value-type="float" office:value="0.194102175" calcext:value-type="float">
            <text:p>0.194102175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7" office:value-type="float" office:value="0.003955226" calcext:value-type="float">
            <text:p>0.003955226</text:p>
          </table:table-cell>
          <table:table-cell table:style-name="ce7" office:value-type="float" office:value="0.0035883" calcext:value-type="float">
            <text:p>0.0035883</text:p>
          </table:table-cell>
          <table:table-cell table:style-name="ce7" office:value-type="float" office:value="0.003914775" calcext:value-type="float">
            <text:p>0.003914775</text:p>
          </table:table-cell>
          <table:table-cell table:style-name="ce7" office:value-type="float" office:value="0.004367261" calcext:value-type="float">
            <text:p>0.004367261</text:p>
          </table:table-cell>
          <table:table-cell table:style-name="ce7" office:value-type="float" office:value="0.003559093" calcext:value-type="float">
            <text:p>0.003559093</text:p>
          </table:table-cell>
          <table:table-cell table:style-name="ce7" office:value-type="float" office:value="0.004237152" calcext:value-type="float">
            <text:p>0.004237152</text:p>
          </table:table-cell>
          <table:table-cell table:style-name="ce7" office:value-type="float" office:value="0.003227402" calcext:value-type="float">
            <text:p>0.003227402</text:p>
          </table:table-cell>
          <table:table-cell table:style-name="ce7" office:value-type="float" office:value="0.004420023" calcext:value-type="float">
            <text:p>0.004420023</text:p>
          </table:table-cell>
          <table:table-cell table:style-name="ce7" office:value-type="float" office:value="0.029430743" calcext:value-type="float">
            <text:p>0.029430743</text:p>
          </table:table-cell>
          <table:table-cell table:style-name="ce7" office:value-type="float" office:value="0.030984542" calcext:value-type="float">
            <text:p>0.030984542</text:p>
          </table:table-cell>
          <table:table-cell table:style-name="ce7" office:value-type="float" office:value="0.021164238" calcext:value-type="float">
            <text:p>0.021164238</text:p>
          </table:table-cell>
          <table:table-cell table:style-name="ce7" office:value-type="float" office:value="0.08239372" calcext:value-type="float">
            <text:p>0.08239372</text:p>
          </table:table-cell>
          <table:table-cell table:style-name="ce7" table:formula="of:=SUM([.AY28:.BI28])" office:value-type="float" office:value="0.191287249" calcext:value-type="float">
            <text:p>0.191287249</text:p>
          </table:table-cell>
          <table:table-cell table:style-name="ce7" table:formula="of:=SUM([.BF28:.BI28])" office:value-type="float" office:value="0.163973243" calcext:value-type="float">
            <text:p>0.163973243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0097467" calcext:value-type="float">
            <text:p>9.7467E-05</text:p>
          </table:table-cell>
          <table:table-cell table:style-name="ce3" office:value-type="float" office:value="0.000092811" calcext:value-type="float">
            <text:p>9.2811E-05</text:p>
          </table:table-cell>
          <table:table-cell table:style-name="ce3" office:value-type="float" office:value="0.000131716" calcext:value-type="float">
            <text:p>0.000131716</text:p>
          </table:table-cell>
          <table:table-cell table:style-name="ce3" office:value-type="float" office:value="0.000155925" calcext:value-type="float">
            <text:p>0.000155925</text:p>
          </table:table-cell>
          <table:table-cell table:style-name="ce3" office:value-type="float" office:value="0.000164262" calcext:value-type="float">
            <text:p>0.000164262</text:p>
          </table:table-cell>
          <table:table-cell table:style-name="ce3" office:value-type="float" office:value="0.000151235" calcext:value-type="float">
            <text:p>0.000151235</text:p>
          </table:table-cell>
          <table:table-cell table:style-name="ce3" office:value-type="float" office:value="0.001299936" calcext:value-type="float">
            <text:p>0.001299936</text:p>
          </table:table-cell>
          <table:table-cell table:style-name="ce3" office:value-type="float" office:value="0.000544966" calcext:value-type="float">
            <text:p>0.000544966</text:p>
          </table:table-cell>
          <table:table-cell table:style-name="ce3" office:value-type="float" office:value="0.106243591" calcext:value-type="float">
            <text:p>0.106243591</text:p>
          </table:table-cell>
          <table:table-cell table:style-name="ce3" office:value-type="float" office:value="0.028471116" calcext:value-type="float">
            <text:p>0.028471116</text:p>
          </table:table-cell>
          <table:table-cell table:style-name="ce3" office:value-type="float" office:value="0.04388107" calcext:value-type="float">
            <text:p>0.04388107</text:p>
          </table:table-cell>
          <table:table-cell table:style-name="ce3" office:value-type="float" office:value="0.138638246" calcext:value-type="float">
            <text:p>0.138638246</text:p>
          </table:table-cell>
          <table:table-cell table:style-name="ce4" table:formula="of:=SUM([.BO28:.BY28])" office:value-type="float" office:value="0.319774874" calcext:value-type="float">
            <text:p>0.319774874</text:p>
          </table:table-cell>
          <table:table-cell table:style-name="ce4" table:formula="of:=SUM([.BV28:.BY28])" office:value-type="float" office:value="0.317234023" calcext:value-type="float">
            <text:p>0.317234023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0731607" calcext:value-type="float">
            <text:p>0.000731607</text:p>
          </table:table-cell>
          <table:table-cell table:style-name="ce3" office:value-type="float" office:value="0.00071995" calcext:value-type="float">
            <text:p>0.00071995</text:p>
          </table:table-cell>
          <table:table-cell table:style-name="ce3" office:value-type="float" office:value="0.001055454" calcext:value-type="float">
            <text:p>0.001055454</text:p>
          </table:table-cell>
          <table:table-cell table:style-name="ce3" office:value-type="float" office:value="0.001181321" calcext:value-type="float">
            <text:p>0.001181321</text:p>
          </table:table-cell>
          <table:table-cell table:style-name="ce3" office:value-type="float" office:value="0.001276455" calcext:value-type="float">
            <text:p>0.001276455</text:p>
          </table:table-cell>
          <table:table-cell table:style-name="ce3" office:value-type="float" office:value="0.001414809" calcext:value-type="float">
            <text:p>0.001414809</text:p>
          </table:table-cell>
          <table:table-cell table:style-name="ce3" office:value-type="float" office:value="0.002232359" calcext:value-type="float">
            <text:p>0.002232359</text:p>
          </table:table-cell>
          <table:table-cell table:style-name="ce3" office:value-type="float" office:value="0.001103552" calcext:value-type="float">
            <text:p>0.001103552</text:p>
          </table:table-cell>
          <table:table-cell table:style-name="ce3" office:value-type="float" office:value="0.029517432" calcext:value-type="float">
            <text:p>0.029517432</text:p>
          </table:table-cell>
          <table:table-cell table:style-name="ce3" office:value-type="float" office:value="0.02772754" calcext:value-type="float">
            <text:p>0.02772754</text:p>
          </table:table-cell>
          <table:table-cell table:style-name="ce3" office:value-type="float" office:value="0.021412759" calcext:value-type="float">
            <text:p>0.021412759</text:p>
          </table:table-cell>
          <table:table-cell table:style-name="ce3" office:value-type="float" office:value="0.08321223" calcext:value-type="float">
            <text:p>0.08321223</text:p>
          </table:table-cell>
          <table:table-cell table:style-name="ce4" table:formula="of:=SUM([.CE28:.CO28])" office:value-type="float" office:value="0.170853861" calcext:value-type="float">
            <text:p>0.170853861</text:p>
          </table:table-cell>
          <table:table-cell table:style-name="ce4" table:formula="of:=SUM([.CL28:.CO28])" office:value-type="float" office:value="0.161869961" calcext:value-type="float">
            <text:p>0.161869961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style-name="ce3" office:value-type="float" office:value="0.001105661" calcext:value-type="float">
            <text:p>0.001105661</text:p>
          </table:table-cell>
          <table:table-cell table:style-name="ce3" office:value-type="float" office:value="0.001083314" calcext:value-type="float">
            <text:p>0.001083314</text:p>
          </table:table-cell>
          <table:table-cell table:style-name="ce3" office:value-type="float" office:value="0.00104099" calcext:value-type="float">
            <text:p>0.00104099</text:p>
          </table:table-cell>
          <table:table-cell table:style-name="ce3" office:value-type="float" office:value="0.001885966" calcext:value-type="float">
            <text:p>0.001885966</text:p>
          </table:table-cell>
          <table:table-cell table:style-name="ce3" office:value-type="float" office:value="0.001693263" calcext:value-type="float">
            <text:p>0.001693263</text:p>
          </table:table-cell>
          <table:table-cell table:style-name="ce3" office:value-type="float" office:value="0.002485258" calcext:value-type="float">
            <text:p>0.002485258</text:p>
          </table:table-cell>
          <table:table-cell table:style-name="ce3" office:value-type="float" office:value="0.002507956" calcext:value-type="float">
            <text:p>0.002507956</text:p>
          </table:table-cell>
          <table:table-cell table:style-name="ce3" office:value-type="float" office:value="0.00184531" calcext:value-type="float">
            <text:p>0.00184531</text:p>
          </table:table-cell>
          <table:table-cell table:style-name="ce3" office:value-type="float" office:value="0.027650609" calcext:value-type="float">
            <text:p>0.027650609</text:p>
          </table:table-cell>
          <table:table-cell table:style-name="ce3" office:value-type="float" office:value="0.029278288" calcext:value-type="float">
            <text:p>0.029278288</text:p>
          </table:table-cell>
          <table:table-cell table:style-name="ce3" office:value-type="float" office:value="0.021852148" calcext:value-type="float">
            <text:p>0.021852148</text:p>
          </table:table-cell>
          <table:table-cell table:style-name="ce3" office:value-type="float" office:value="0.079766822" calcext:value-type="float">
            <text:p>0.079766822</text:p>
          </table:table-cell>
          <table:table-cell table:style-name="ce4" table:formula="of:=SUM([.CU28:.DE28])" office:value-type="float" office:value="0.171089924" calcext:value-type="float">
            <text:p>0.171089924</text:p>
          </table:table-cell>
          <table:table-cell table:style-name="ce4" table:formula="of:=SUM([.DB28:.DE28])" office:value-type="float" office:value="0.158547867" calcext:value-type="float">
            <text:p>0.158547867</text:p>
          </table:table-cell>
          <table:table-cell table:style-name="ce6" office:value-type="string" calcext:value-type="string">
            <text:p>Speed Gain Total</text:p>
          </table:table-cell>
          <table:table-cell table:style-name="ce6" office:value-type="string" calcext:value-type="string">
            <text:p>Efficiency score</text:p>
          </table:table-cell>
          <table:table-cell table:number-columns-repeated="911"/>
        </table:table-row>
        <table:table-row table:style-name="ro1">
          <table:table-cell table:style-name="ce3" office:value-type="float" office:value="0.000458897" calcext:value-type="float">
            <text:p>0.000458897</text:p>
          </table:table-cell>
          <table:table-cell table:style-name="ce3" office:value-type="float" office:value="0.000503404" calcext:value-type="float">
            <text:p>0.000503404</text:p>
          </table:table-cell>
          <table:table-cell table:style-name="ce3" office:value-type="float" office:value="0.000774334" calcext:value-type="float">
            <text:p>0.000774334</text:p>
          </table:table-cell>
          <table:table-cell table:style-name="ce3" office:value-type="float" office:value="0.00080965" calcext:value-type="float">
            <text:p>0.00080965</text:p>
          </table:table-cell>
          <table:table-cell table:style-name="ce3" office:value-type="float" office:value="0.00071055" calcext:value-type="float">
            <text:p>0.00071055</text:p>
          </table:table-cell>
          <table:table-cell table:style-name="ce3" office:value-type="float" office:value="0.000780363" calcext:value-type="float">
            <text:p>0.000780363</text:p>
          </table:table-cell>
          <table:table-cell table:style-name="ce3" office:value-type="float" office:value="0.002062698" calcext:value-type="float">
            <text:p>0.002062698</text:p>
          </table:table-cell>
          <table:table-cell table:style-name="ce3" office:value-type="float" office:value="0.00084859" calcext:value-type="float">
            <text:p>0.00084859</text:p>
          </table:table-cell>
          <table:table-cell table:style-name="ce3" office:value-type="float" office:value="0.029198244" calcext:value-type="float">
            <text:p>0.029198244</text:p>
          </table:table-cell>
          <table:table-cell table:style-name="ce3" office:value-type="float" office:value="0.026669388" calcext:value-type="float">
            <text:p>0.026669388</text:p>
          </table:table-cell>
          <table:table-cell table:style-name="ce3" office:value-type="float" office:value="0.021247503" calcext:value-type="float">
            <text:p>0.021247503</text:p>
          </table:table-cell>
          <table:table-cell table:style-name="ce3" office:value-type="float" office:value="0.078325866" calcext:value-type="float">
            <text:p>0.078325866</text:p>
          </table:table-cell>
          <table:table-cell table:style-name="ce4" table:formula="of:=SUM([.B29:.L29])" office:value-type="float" office:value="0.16193059" calcext:value-type="float">
            <text:p>0.16193059</text:p>
          </table:table-cell>
          <table:table-cell table:style-name="ce4" table:formula="of:=SUM([.I29:.L29])" office:value-type="float" office:value="0.155441001" calcext:value-type="float">
            <text:p>0.155441001</text:p>
          </table:table-cell>
          <table:table-cell table:number-columns-repeated="2"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079126" calcext:value-type="float">
            <text:p>7.9126E-05</text:p>
          </table:table-cell>
          <table:table-cell table:style-name="ce3" office:value-type="float" office:value="0.000068396" calcext:value-type="float">
            <text:p>6.8396E-05</text:p>
          </table:table-cell>
          <table:table-cell table:style-name="ce3" office:value-type="float" office:value="0.000122722" calcext:value-type="float">
            <text:p>0.000122722</text:p>
          </table:table-cell>
          <table:table-cell table:style-name="ce3" office:value-type="float" office:value="0.000159834" calcext:value-type="float">
            <text:p>0.000159834</text:p>
          </table:table-cell>
          <table:table-cell table:style-name="ce3" office:value-type="float" office:value="0.00015523" calcext:value-type="float">
            <text:p>0.00015523</text:p>
          </table:table-cell>
          <table:table-cell table:style-name="ce3" office:value-type="float" office:value="0.002074841" calcext:value-type="float">
            <text:p>0.002074841</text:p>
          </table:table-cell>
          <table:table-cell table:style-name="ce3" office:value-type="float" office:value="0.00171408" calcext:value-type="float">
            <text:p>0.00171408</text:p>
          </table:table-cell>
          <table:table-cell table:style-name="ce3" office:value-type="float" office:value="0.000505789" calcext:value-type="float">
            <text:p>0.000505789</text:p>
          </table:table-cell>
          <table:table-cell table:style-name="ce3" office:value-type="float" office:value="0.178656426" calcext:value-type="float">
            <text:p>0.178656426</text:p>
          </table:table-cell>
          <table:table-cell table:style-name="ce3" office:value-type="float" office:value="0.027135612" calcext:value-type="float">
            <text:p>0.027135612</text:p>
          </table:table-cell>
          <table:table-cell table:style-name="ce3" office:value-type="float" office:value="0.063775477" calcext:value-type="float">
            <text:p>0.063775477</text:p>
          </table:table-cell>
          <table:table-cell table:style-name="ce3" office:value-type="float" office:value="0.192091684" calcext:value-type="float">
            <text:p>0.192091684</text:p>
          </table:table-cell>
          <table:table-cell table:style-name="ce4" table:formula="of:=SUM([.S29:.AC29])" office:value-type="float" office:value="0.466460091" calcext:value-type="float">
            <text:p>0.466460091</text:p>
          </table:table-cell>
          <table:table-cell table:style-name="ce4" table:formula="of:=SUM([.Z29:.AC29])" office:value-type="float" office:value="0.461659199" calcext:value-type="float">
            <text:p>0.461659199</text:p>
          </table:table-cell>
          <table:table-cell table:style-name="ce9" table:formula="of:=[.M15]/[.AD32]" office:value-type="float" office:value="3.539148432" calcext:value-type="float">
            <text:p>3.539148432</text:p>
          </table:table-cell>
          <table:table-cell table:style-name="ce9" table:formula="of:=[.M15]/([.AD32]*[.U26])" office:value-type="float" office:value="3.539148432" calcext:value-type="float">
            <text:p>3.539148432</text:p>
          </table:table-cell>
          <table:table-cell table:style-name="ce7" office:value-type="float" office:value="0.000130381" calcext:value-type="float">
            <text:p>0.000130381</text:p>
          </table:table-cell>
          <table:table-cell table:style-name="ce7" office:value-type="float" office:value="0.000127969" calcext:value-type="float">
            <text:p>0.000127969</text:p>
          </table:table-cell>
          <table:table-cell table:style-name="ce7" office:value-type="float" office:value="0.00016256" calcext:value-type="float">
            <text:p>0.00016256</text:p>
          </table:table-cell>
          <table:table-cell table:style-name="ce7" office:value-type="float" office:value="0.000226675" calcext:value-type="float">
            <text:p>0.000226675</text:p>
          </table:table-cell>
          <table:table-cell table:style-name="ce7" office:value-type="float" office:value="0.001029475" calcext:value-type="float">
            <text:p>0.001029475</text:p>
          </table:table-cell>
          <table:table-cell table:style-name="ce7" office:value-type="float" office:value="0.000916852" calcext:value-type="float">
            <text:p>0.000916852</text:p>
          </table:table-cell>
          <table:table-cell table:style-name="ce7" office:value-type="float" office:value="0.001689734" calcext:value-type="float">
            <text:p>0.001689734</text:p>
          </table:table-cell>
          <table:table-cell table:style-name="ce7" office:value-type="float" office:value="0.000539727" calcext:value-type="float">
            <text:p>0.000539727</text:p>
          </table:table-cell>
          <table:table-cell table:style-name="ce7" office:value-type="float" office:value="0.058437422" calcext:value-type="float">
            <text:p>0.058437422</text:p>
          </table:table-cell>
          <table:table-cell table:style-name="ce7" office:value-type="float" office:value="0.030263541" calcext:value-type="float">
            <text:p>0.030263541</text:p>
          </table:table-cell>
          <table:table-cell table:style-name="ce7" office:value-type="float" office:value="0.022658404" calcext:value-type="float">
            <text:p>0.022658404</text:p>
          </table:table-cell>
          <table:table-cell table:style-name="ce7" office:value-type="float" office:value="0.089390572" calcext:value-type="float">
            <text:p>0.089390572</text:p>
          </table:table-cell>
          <table:table-cell table:style-name="ce7" table:formula="of:=SUM([.AI29:.AS29])" office:value-type="float" office:value="0.205442931" calcext:value-type="float">
            <text:p>0.205442931</text:p>
          </table:table-cell>
          <table:table-cell table:style-name="ce7" table:formula="of:=SUM([.AP29:.AS29])" office:value-type="float" office:value="0.200749939" calcext:value-type="float">
            <text:p>0.200749939</text:p>
          </table:table-cell>
          <table:table-cell table:style-name="ce9" table:formula="of:=[.$M$15]/[.AT32]" office:value-type="float" office:value="8.546548151" calcext:value-type="float">
            <text:p>8.546548151</text:p>
          </table:table-cell>
          <table:table-cell table:style-name="ce9" table:formula="of:=[.$M$15]/([.AU32]*[.AK26])" office:value-type="float" office:value="2.178079336" calcext:value-type="float">
            <text:p>2.178079336</text:p>
          </table:table-cell>
          <table:table-cell table:style-name="ce7" office:value-type="float" office:value="0.003838735" calcext:value-type="float">
            <text:p>0.003838735</text:p>
          </table:table-cell>
          <table:table-cell table:style-name="ce7" office:value-type="float" office:value="0.003606467" calcext:value-type="float">
            <text:p>0.003606467</text:p>
          </table:table-cell>
          <table:table-cell table:style-name="ce7" office:value-type="float" office:value="0.004383777" calcext:value-type="float">
            <text:p>0.004383777</text:p>
          </table:table-cell>
          <table:table-cell table:style-name="ce7" office:value-type="float" office:value="0.004761942" calcext:value-type="float">
            <text:p>0.004761942</text:p>
          </table:table-cell>
          <table:table-cell table:style-name="ce7" office:value-type="float" office:value="0.004354721" calcext:value-type="float">
            <text:p>0.004354721</text:p>
          </table:table-cell>
          <table:table-cell table:style-name="ce7" office:value-type="float" office:value="0.004740517" calcext:value-type="float">
            <text:p>0.004740517</text:p>
          </table:table-cell>
          <table:table-cell table:style-name="ce7" office:value-type="float" office:value="0.003868166" calcext:value-type="float">
            <text:p>0.003868166</text:p>
          </table:table-cell>
          <table:table-cell table:style-name="ce7" office:value-type="float" office:value="0.004370594" calcext:value-type="float">
            <text:p>0.004370594</text:p>
          </table:table-cell>
          <table:table-cell table:style-name="ce7" office:value-type="float" office:value="0.030586556" calcext:value-type="float">
            <text:p>0.030586556</text:p>
          </table:table-cell>
          <table:table-cell table:style-name="ce7" office:value-type="float" office:value="0.032212593" calcext:value-type="float">
            <text:p>0.032212593</text:p>
          </table:table-cell>
          <table:table-cell table:style-name="ce7" office:value-type="float" office:value="0.02256712" calcext:value-type="float">
            <text:p>0.02256712</text:p>
          </table:table-cell>
          <table:table-cell table:style-name="ce7" office:value-type="float" office:value="0.088933961" calcext:value-type="float">
            <text:p>0.088933961</text:p>
          </table:table-cell>
          <table:table-cell table:style-name="ce7" table:formula="of:=SUM([.AY29:.BI29])" office:value-type="float" office:value="0.204386414" calcext:value-type="float">
            <text:p>0.204386414</text:p>
          </table:table-cell>
          <table:table-cell table:style-name="ce7" table:formula="of:=SUM([.BF29:.BI29])" office:value-type="float" office:value="0.17430023" calcext:value-type="float">
            <text:p>0.17430023</text:p>
          </table:table-cell>
          <table:table-cell table:style-name="ce9" table:formula="of:=[.$M$15]/[.BJ32]" office:value-type="float" office:value="8.615448266" calcext:value-type="float">
            <text:p>8.615448266</text:p>
          </table:table-cell>
          <table:table-cell table:style-name="ce9" table:formula="of:=[.$M$15]/([.BK32]*[.BA26])" office:value-type="float" office:value="0.07842239055" calcext:value-type="float">
            <text:p>0.07842239055</text:p>
          </table:table-cell>
          <table:table-cell table:style-name="ce3" office:value-type="float" office:value="0.000085446" calcext:value-type="float">
            <text:p>8.5446E-05</text:p>
          </table:table-cell>
          <table:table-cell table:style-name="ce3" office:value-type="float" office:value="0.000115002" calcext:value-type="float">
            <text:p>0.000115002</text:p>
          </table:table-cell>
          <table:table-cell table:style-name="ce3" office:value-type="float" office:value="0.000097848" calcext:value-type="float">
            <text:p>9.7848E-05</text:p>
          </table:table-cell>
          <table:table-cell table:style-name="ce3" office:value-type="float" office:value="0.000163509" calcext:value-type="float">
            <text:p>0.000163509</text:p>
          </table:table-cell>
          <table:table-cell table:style-name="ce3" office:value-type="float" office:value="0.000145325" calcext:value-type="float">
            <text:p>0.000145325</text:p>
          </table:table-cell>
          <table:table-cell table:style-name="ce3" office:value-type="float" office:value="0.000150676" calcext:value-type="float">
            <text:p>0.000150676</text:p>
          </table:table-cell>
          <table:table-cell table:style-name="ce3" office:value-type="float" office:value="0.001219654" calcext:value-type="float">
            <text:p>0.001219654</text:p>
          </table:table-cell>
          <table:table-cell table:style-name="ce3" office:value-type="float" office:value="0.000525965" calcext:value-type="float">
            <text:p>0.000525965</text:p>
          </table:table-cell>
          <table:table-cell table:style-name="ce3" office:value-type="float" office:value="0.099976282" calcext:value-type="float">
            <text:p>0.099976282</text:p>
          </table:table-cell>
          <table:table-cell table:style-name="ce3" office:value-type="float" office:value="0.028502613" calcext:value-type="float">
            <text:p>0.028502613</text:p>
          </table:table-cell>
          <table:table-cell table:style-name="ce3" office:value-type="float" office:value="0.040800815" calcext:value-type="float">
            <text:p>0.040800815</text:p>
          </table:table-cell>
          <table:table-cell table:style-name="ce3" office:value-type="float" office:value="0.141622295" calcext:value-type="float">
            <text:p>0.141622295</text:p>
          </table:table-cell>
          <table:table-cell table:style-name="ce4" table:formula="of:=SUM([.BO29:.BY29])" office:value-type="float" office:value="0.313319984" calcext:value-type="float">
            <text:p>0.313319984</text:p>
          </table:table-cell>
          <table:table-cell table:style-name="ce4" table:formula="of:=SUM([.BV29:.BY29])" office:value-type="float" office:value="0.310902005" calcext:value-type="float">
            <text:p>0.310902005</text:p>
          </table:table-cell>
          <table:table-cell table:style-name="ce9" table:formula="of:=[.$M$15]/[.BZ32]" office:value-type="float" office:value="5.468028078" calcext:value-type="float">
            <text:p>5.468028078</text:p>
          </table:table-cell>
          <table:table-cell table:style-name="ce9" table:formula="of:=[.$M$15]/([.BZ32]*[.BQ26])" office:value-type="float" office:value="2.734014039" calcext:value-type="float">
            <text:p>2.734014039</text:p>
          </table:table-cell>
          <table:table-cell table:style-name="ce3" office:value-type="float" office:value="0.000863827" calcext:value-type="float">
            <text:p>0.000863827</text:p>
          </table:table-cell>
          <table:table-cell table:style-name="ce3" office:value-type="float" office:value="0.000763584" calcext:value-type="float">
            <text:p>0.000763584</text:p>
          </table:table-cell>
          <table:table-cell table:style-name="ce3" office:value-type="float" office:value="0.000812029" calcext:value-type="float">
            <text:p>0.000812029</text:p>
          </table:table-cell>
          <table:table-cell table:style-name="ce3" office:value-type="float" office:value="0.001288667" calcext:value-type="float">
            <text:p>0.001288667</text:p>
          </table:table-cell>
          <table:table-cell table:style-name="ce3" office:value-type="float" office:value="0.001032863" calcext:value-type="float">
            <text:p>0.001032863</text:p>
          </table:table-cell>
          <table:table-cell table:style-name="ce3" office:value-type="float" office:value="0.001286645" calcext:value-type="float">
            <text:p>0.001286645</text:p>
          </table:table-cell>
          <table:table-cell table:style-name="ce3" office:value-type="float" office:value="0.002184165" calcext:value-type="float">
            <text:p>0.002184165</text:p>
          </table:table-cell>
          <table:table-cell table:style-name="ce3" office:value-type="float" office:value="0.001468733" calcext:value-type="float">
            <text:p>0.001468733</text:p>
          </table:table-cell>
          <table:table-cell table:style-name="ce3" office:value-type="float" office:value="0.033358362" calcext:value-type="float">
            <text:p>0.033358362</text:p>
          </table:table-cell>
          <table:table-cell table:style-name="ce3" office:value-type="float" office:value="0.028849276" calcext:value-type="float">
            <text:p>0.028849276</text:p>
          </table:table-cell>
          <table:table-cell table:style-name="ce3" office:value-type="float" office:value="0.022498193" calcext:value-type="float">
            <text:p>0.022498193</text:p>
          </table:table-cell>
          <table:table-cell table:style-name="ce3" office:value-type="float" office:value="0.077676298" calcext:value-type="float">
            <text:p>0.077676298</text:p>
          </table:table-cell>
          <table:table-cell table:style-name="ce4" table:formula="of:=SUM([.CE29:.CO29])" office:value-type="float" office:value="0.171218815" calcext:value-type="float">
            <text:p>0.171218815</text:p>
          </table:table-cell>
          <table:table-cell table:style-name="ce4" table:formula="of:=SUM([.CL29:.CO29])" office:value-type="float" office:value="0.162382129" calcext:value-type="float">
            <text:p>0.162382129</text:p>
          </table:table-cell>
          <table:table-cell table:style-name="ce9" table:formula="of:=[.$M$15]/[.CP32]" office:value-type="float" office:value="10.03031475" calcext:value-type="float">
            <text:p>10.03031475</text:p>
          </table:table-cell>
          <table:table-cell table:style-name="ce9" table:formula="of:=[.$M$15]/([.CP32]*[.CG26])" office:value-type="float" office:value="0.6268946718" calcext:value-type="float">
            <text:p>0.6268946718</text:p>
          </table:table-cell>
          <table:table-cell table:style-name="ce3" office:value-type="float" office:value="0.001211919" calcext:value-type="float">
            <text:p>0.001211919</text:p>
          </table:table-cell>
          <table:table-cell table:style-name="ce3" office:value-type="float" office:value="0.001122331" calcext:value-type="float">
            <text:p>0.001122331</text:p>
          </table:table-cell>
          <table:table-cell table:style-name="ce3" office:value-type="float" office:value="0.000981646" calcext:value-type="float">
            <text:p>0.000981646</text:p>
          </table:table-cell>
          <table:table-cell table:style-name="ce3" office:value-type="float" office:value="0.001239801" calcext:value-type="float">
            <text:p>0.001239801</text:p>
          </table:table-cell>
          <table:table-cell table:style-name="ce3" office:value-type="float" office:value="0.001528054" calcext:value-type="float">
            <text:p>0.001528054</text:p>
          </table:table-cell>
          <table:table-cell table:style-name="ce3" office:value-type="float" office:value="0.001713769" calcext:value-type="float">
            <text:p>0.001713769</text:p>
          </table:table-cell>
          <table:table-cell table:style-name="ce3" office:value-type="float" office:value="0.002266725" calcext:value-type="float">
            <text:p>0.002266725</text:p>
          </table:table-cell>
          <table:table-cell table:style-name="ce3" office:value-type="float" office:value="0.001597089" calcext:value-type="float">
            <text:p>0.001597089</text:p>
          </table:table-cell>
          <table:table-cell table:style-name="ce3" office:value-type="float" office:value="0.030729907" calcext:value-type="float">
            <text:p>0.030729907</text:p>
          </table:table-cell>
          <table:table-cell table:style-name="ce3" office:value-type="float" office:value="0.028906436" calcext:value-type="float">
            <text:p>0.028906436</text:p>
          </table:table-cell>
          <table:table-cell table:style-name="ce3" office:value-type="float" office:value="0.022532324" calcext:value-type="float">
            <text:p>0.022532324</text:p>
          </table:table-cell>
          <table:table-cell table:style-name="ce3" office:value-type="float" office:value="0.084419798" calcext:value-type="float">
            <text:p>0.084419798</text:p>
          </table:table-cell>
          <table:table-cell table:style-name="ce4" table:formula="of:=SUM([.CU29:.DE29])" office:value-type="float" office:value="0.17703788" calcext:value-type="float">
            <text:p>0.17703788</text:p>
          </table:table-cell>
          <table:table-cell table:style-name="ce4" table:formula="of:=SUM([.DB29:.DE29])" office:value-type="float" office:value="0.166588465" calcext:value-type="float">
            <text:p>0.166588465</text:p>
          </table:table-cell>
          <table:table-cell table:style-name="ce9" table:formula="of:=[.$M$15]/[.DF32]" office:value-type="float" office:value="9.754756562" calcext:value-type="float">
            <text:p>9.754756562</text:p>
          </table:table-cell>
          <table:table-cell table:style-name="ce9" table:formula="of:=[.$M$15]/([.DF32]*[.CW26])" office:value-type="float" office:value="0.3048361426" calcext:value-type="float">
            <text:p>0.3048361426</text:p>
          </table:table-cell>
          <table:table-cell table:number-columns-repeated="911"/>
        </table:table-row>
        <table:table-row table:style-name="ro1"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8" table:formula="of:=[.N7]/[.N31]" office:value-type="float" office:value="2.437096092" calcext:value-type="float">
            <text:p>2.437096092</text:p>
          </table:table-cell>
          <table:table-cell table:style-name="ce8" table:formula="of:=[.N15]/[.N31]" office:value-type="float" office:value="10.66039616" calcext:value-type="float">
            <text:p>10.66039616</text:p>
          </table:table-cell>
          <table:table-cell table:style-name="ce8" table:formula="of:=[.N15]/([.N31]*[.D25])" office:value-type="float" office:value="1.33254952" calcext:value-type="float">
            <text:p>1.33254952</text:p>
          </table:table-cell>
          <table:table-cell table:style-name="ce3" office:value-type="float" office:value="0.000079622" calcext:value-type="float">
            <text:p>7.9622E-05</text:p>
          </table:table-cell>
          <table:table-cell table:style-name="ce3" office:value-type="float" office:value="0.000073458" calcext:value-type="float">
            <text:p>7.3458E-05</text:p>
          </table:table-cell>
          <table:table-cell table:style-name="ce3" office:value-type="float" office:value="0.0000886" calcext:value-type="float">
            <text:p>8.86E-05</text:p>
          </table:table-cell>
          <table:table-cell table:style-name="ce3" office:value-type="float" office:value="0.000156667" calcext:value-type="float">
            <text:p>0.000156667</text:p>
          </table:table-cell>
          <table:table-cell table:style-name="ce3" office:value-type="float" office:value="0.00015524" calcext:value-type="float">
            <text:p>0.00015524</text:p>
          </table:table-cell>
          <table:table-cell table:style-name="ce3" office:value-type="float" office:value="0.002125073" calcext:value-type="float">
            <text:p>0.002125073</text:p>
          </table:table-cell>
          <table:table-cell table:style-name="ce3" office:value-type="float" office:value="0.00160833" calcext:value-type="float">
            <text:p>0.00160833</text:p>
          </table:table-cell>
          <table:table-cell table:style-name="ce3" office:value-type="float" office:value="0.000524957" calcext:value-type="float">
            <text:p>0.000524957</text:p>
          </table:table-cell>
          <table:table-cell table:style-name="ce3" office:value-type="float" office:value="0.181714022" calcext:value-type="float">
            <text:p>0.181714022</text:p>
          </table:table-cell>
          <table:table-cell table:style-name="ce3" office:value-type="float" office:value="0.027341836" calcext:value-type="float">
            <text:p>0.027341836</text:p>
          </table:table-cell>
          <table:table-cell table:style-name="ce3" office:value-type="float" office:value="0.062082703" calcext:value-type="float">
            <text:p>0.062082703</text:p>
          </table:table-cell>
          <table:table-cell table:style-name="ce3" office:value-type="float" office:value="0.197316792" calcext:value-type="float">
            <text:p>0.197316792</text:p>
          </table:table-cell>
          <table:table-cell table:style-name="ce4" table:formula="of:=SUM([.S30:.AC30])" office:value-type="float" office:value="0.473187678" calcext:value-type="float">
            <text:p>0.473187678</text:p>
          </table:table-cell>
          <table:table-cell table:style-name="ce4" table:formula="of:=SUM([.Z30:.AC30])" office:value-type="float" office:value="0.468455353" calcext:value-type="float">
            <text:p>0.468455353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7" office:value-type="float" office:value="0.000120018" calcext:value-type="float">
            <text:p>0.000120018</text:p>
          </table:table-cell>
          <table:table-cell table:style-name="ce7" office:value-type="float" office:value="0.000140748" calcext:value-type="float">
            <text:p>0.000140748</text:p>
          </table:table-cell>
          <table:table-cell table:style-name="ce7" office:value-type="float" office:value="0.000130494" calcext:value-type="float">
            <text:p>0.000130494</text:p>
          </table:table-cell>
          <table:table-cell table:style-name="ce7" office:value-type="float" office:value="0.000165051" calcext:value-type="float">
            <text:p>0.000165051</text:p>
          </table:table-cell>
          <table:table-cell table:style-name="ce7" office:value-type="float" office:value="0.000165361" calcext:value-type="float">
            <text:p>0.000165361</text:p>
          </table:table-cell>
          <table:table-cell table:style-name="ce7" office:value-type="float" office:value="0.000928297" calcext:value-type="float">
            <text:p>0.000928297</text:p>
          </table:table-cell>
          <table:table-cell table:style-name="ce7" office:value-type="float" office:value="0.001609251" calcext:value-type="float">
            <text:p>0.001609251</text:p>
          </table:table-cell>
          <table:table-cell table:style-name="ce7" office:value-type="float" office:value="0.000561452" calcext:value-type="float">
            <text:p>0.000561452</text:p>
          </table:table-cell>
          <table:table-cell table:style-name="ce7" office:value-type="float" office:value="0.059709377" calcext:value-type="float">
            <text:p>0.059709377</text:p>
          </table:table-cell>
          <table:table-cell table:style-name="ce7" office:value-type="float" office:value="0.027547881" calcext:value-type="float">
            <text:p>0.027547881</text:p>
          </table:table-cell>
          <table:table-cell table:style-name="ce7" office:value-type="float" office:value="0.020795509" calcext:value-type="float">
            <text:p>0.020795509</text:p>
          </table:table-cell>
          <table:table-cell table:style-name="ce7" office:value-type="float" office:value="0.082609241" calcext:value-type="float">
            <text:p>0.082609241</text:p>
          </table:table-cell>
          <table:table-cell table:style-name="ce7" table:formula="of:=SUM([.AI30:.AS30])" office:value-type="float" office:value="0.194362662" calcext:value-type="float">
            <text:p>0.194362662</text:p>
          </table:table-cell>
          <table:table-cell table:style-name="ce7" table:formula="of:=SUM([.AP30:.AS30])" office:value-type="float" office:value="0.190662008" calcext:value-type="float">
            <text:p>0.190662008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7" office:value-type="float" office:value="0.00485223" calcext:value-type="float">
            <text:p>0.00485223</text:p>
          </table:table-cell>
          <table:table-cell table:style-name="ce7" office:value-type="float" office:value="0.003826966" calcext:value-type="float">
            <text:p>0.003826966</text:p>
          </table:table-cell>
          <table:table-cell table:style-name="ce7" office:value-type="float" office:value="0.004042127" calcext:value-type="float">
            <text:p>0.004042127</text:p>
          </table:table-cell>
          <table:table-cell table:style-name="ce7" office:value-type="float" office:value="0.00401654" calcext:value-type="float">
            <text:p>0.00401654</text:p>
          </table:table-cell>
          <table:table-cell table:style-name="ce7" office:value-type="float" office:value="0.004136187" calcext:value-type="float">
            <text:p>0.004136187</text:p>
          </table:table-cell>
          <table:table-cell table:style-name="ce7" office:value-type="float" office:value="0.004914146" calcext:value-type="float">
            <text:p>0.004914146</text:p>
          </table:table-cell>
          <table:table-cell table:style-name="ce7" office:value-type="float" office:value="0.004617765" calcext:value-type="float">
            <text:p>0.004617765</text:p>
          </table:table-cell>
          <table:table-cell table:style-name="ce7" office:value-type="float" office:value="0.004391949" calcext:value-type="float">
            <text:p>0.004391949</text:p>
          </table:table-cell>
          <table:table-cell table:style-name="ce7" office:value-type="float" office:value="0.029707439" calcext:value-type="float">
            <text:p>0.029707439</text:p>
          </table:table-cell>
          <table:table-cell table:style-name="ce7" office:value-type="float" office:value="0.031282875" calcext:value-type="float">
            <text:p>0.031282875</text:p>
          </table:table-cell>
          <table:table-cell table:style-name="ce7" office:value-type="float" office:value="0.022092071" calcext:value-type="float">
            <text:p>0.022092071</text:p>
          </table:table-cell>
          <table:table-cell table:style-name="ce7" office:value-type="float" office:value="0.081412214" calcext:value-type="float">
            <text:p>0.081412214</text:p>
          </table:table-cell>
          <table:table-cell table:style-name="ce7" table:formula="of:=SUM([.AY30:.BI30])" office:value-type="float" office:value="0.194440279" calcext:value-type="float">
            <text:p>0.194440279</text:p>
          </table:table-cell>
          <table:table-cell table:style-name="ce7" table:formula="of:=SUM([.BF30:.BI30])" office:value-type="float" office:value="0.164494599" calcext:value-type="float">
            <text:p>0.164494599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102816" calcext:value-type="float">
            <text:p>0.000102816</text:p>
          </table:table-cell>
          <table:table-cell table:style-name="ce3" office:value-type="float" office:value="0.00010635" calcext:value-type="float">
            <text:p>0.00010635</text:p>
          </table:table-cell>
          <table:table-cell table:style-name="ce3" office:value-type="float" office:value="0.000095073" calcext:value-type="float">
            <text:p>9.5073E-05</text:p>
          </table:table-cell>
          <table:table-cell table:style-name="ce3" office:value-type="float" office:value="0.000171054" calcext:value-type="float">
            <text:p>0.000171054</text:p>
          </table:table-cell>
          <table:table-cell table:style-name="ce3" office:value-type="float" office:value="0.00016947" calcext:value-type="float">
            <text:p>0.00016947</text:p>
          </table:table-cell>
          <table:table-cell table:style-name="ce3" office:value-type="float" office:value="0.000156789" calcext:value-type="float">
            <text:p>0.000156789</text:p>
          </table:table-cell>
          <table:table-cell table:style-name="ce3" office:value-type="float" office:value="0.001246485" calcext:value-type="float">
            <text:p>0.001246485</text:p>
          </table:table-cell>
          <table:table-cell table:style-name="ce3" office:value-type="float" office:value="0.000512337" calcext:value-type="float">
            <text:p>0.000512337</text:p>
          </table:table-cell>
          <table:table-cell table:style-name="ce3" office:value-type="float" office:value="0.099271116" calcext:value-type="float">
            <text:p>0.099271116</text:p>
          </table:table-cell>
          <table:table-cell table:style-name="ce3" office:value-type="float" office:value="0.028278424" calcext:value-type="float">
            <text:p>0.028278424</text:p>
          </table:table-cell>
          <table:table-cell table:style-name="ce3" office:value-type="float" office:value="0.043423597" calcext:value-type="float">
            <text:p>0.043423597</text:p>
          </table:table-cell>
          <table:table-cell table:style-name="ce3" office:value-type="float" office:value="0.128493903" calcext:value-type="float">
            <text:p>0.128493903</text:p>
          </table:table-cell>
          <table:table-cell table:style-name="ce4" table:formula="of:=SUM([.BO30:.BY30])" office:value-type="float" office:value="0.301924598" calcext:value-type="float">
            <text:p>0.301924598</text:p>
          </table:table-cell>
          <table:table-cell table:style-name="ce4" table:formula="of:=SUM([.BV30:.BY30])" office:value-type="float" office:value="0.29946704" calcext:value-type="float">
            <text:p>0.29946704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0991899" calcext:value-type="float">
            <text:p>0.000991899</text:p>
          </table:table-cell>
          <table:table-cell table:style-name="ce3" office:value-type="float" office:value="0.000810029" calcext:value-type="float">
            <text:p>0.000810029</text:p>
          </table:table-cell>
          <table:table-cell table:style-name="ce3" office:value-type="float" office:value="0.000979929" calcext:value-type="float">
            <text:p>0.000979929</text:p>
          </table:table-cell>
          <table:table-cell table:style-name="ce3" office:value-type="float" office:value="0.00073287" calcext:value-type="float">
            <text:p>0.00073287</text:p>
          </table:table-cell>
          <table:table-cell table:style-name="ce3" office:value-type="float" office:value="0.001065935" calcext:value-type="float">
            <text:p>0.001065935</text:p>
          </table:table-cell>
          <table:table-cell table:style-name="ce3" office:value-type="float" office:value="0.001409478" calcext:value-type="float">
            <text:p>0.001409478</text:p>
          </table:table-cell>
          <table:table-cell table:style-name="ce3" office:value-type="float" office:value="0.002334076" calcext:value-type="float">
            <text:p>0.002334076</text:p>
          </table:table-cell>
          <table:table-cell table:style-name="ce3" office:value-type="float" office:value="0.001469874" calcext:value-type="float">
            <text:p>0.001469874</text:p>
          </table:table-cell>
          <table:table-cell table:style-name="ce3" office:value-type="float" office:value="0.028429023" calcext:value-type="float">
            <text:p>0.028429023</text:p>
          </table:table-cell>
          <table:table-cell table:style-name="ce3" office:value-type="float" office:value="0.028256521" calcext:value-type="float">
            <text:p>0.028256521</text:p>
          </table:table-cell>
          <table:table-cell table:style-name="ce3" office:value-type="float" office:value="0.021968579" calcext:value-type="float">
            <text:p>0.021968579</text:p>
          </table:table-cell>
          <table:table-cell table:style-name="ce3" office:value-type="float" office:value="0.083654447" calcext:value-type="float">
            <text:p>0.083654447</text:p>
          </table:table-cell>
          <table:table-cell table:style-name="ce4" table:formula="of:=SUM([.CE30:.CO30])" office:value-type="float" office:value="0.171110761" calcext:value-type="float">
            <text:p>0.171110761</text:p>
          </table:table-cell>
          <table:table-cell table:style-name="ce4" table:formula="of:=SUM([.CL30:.CO30])" office:value-type="float" office:value="0.16230857" calcext:value-type="float">
            <text:p>0.16230857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style-name="ce3" office:value-type="float" office:value="0.001155222" calcext:value-type="float">
            <text:p>0.001155222</text:p>
          </table:table-cell>
          <table:table-cell table:style-name="ce3" office:value-type="float" office:value="0.000992758" calcext:value-type="float">
            <text:p>0.000992758</text:p>
          </table:table-cell>
          <table:table-cell table:style-name="ce3" office:value-type="float" office:value="0.001467972" calcext:value-type="float">
            <text:p>0.001467972</text:p>
          </table:table-cell>
          <table:table-cell table:style-name="ce3" office:value-type="float" office:value="0.001769466" calcext:value-type="float">
            <text:p>0.001769466</text:p>
          </table:table-cell>
          <table:table-cell table:style-name="ce3" office:value-type="float" office:value="0.001220008" calcext:value-type="float">
            <text:p>0.001220008</text:p>
          </table:table-cell>
          <table:table-cell table:style-name="ce3" office:value-type="float" office:value="0.001774671" calcext:value-type="float">
            <text:p>0.001774671</text:p>
          </table:table-cell>
          <table:table-cell table:style-name="ce3" office:value-type="float" office:value="0.002857583" calcext:value-type="float">
            <text:p>0.002857583</text:p>
          </table:table-cell>
          <table:table-cell table:style-name="ce3" office:value-type="float" office:value="0.001758341" calcext:value-type="float">
            <text:p>0.001758341</text:p>
          </table:table-cell>
          <table:table-cell table:style-name="ce3" office:value-type="float" office:value="0.027518219" calcext:value-type="float">
            <text:p>0.027518219</text:p>
          </table:table-cell>
          <table:table-cell table:style-name="ce3" office:value-type="float" office:value="0.029163903" calcext:value-type="float">
            <text:p>0.029163903</text:p>
          </table:table-cell>
          <table:table-cell table:style-name="ce3" office:value-type="float" office:value="0.021522267" calcext:value-type="float">
            <text:p>0.021522267</text:p>
          </table:table-cell>
          <table:table-cell table:style-name="ce3" office:value-type="float" office:value="0.083157835" calcext:value-type="float">
            <text:p>0.083157835</text:p>
          </table:table-cell>
          <table:table-cell table:style-name="ce4" table:formula="of:=SUM([.CU30:.DE30])" office:value-type="float" office:value="0.173203023" calcext:value-type="float">
            <text:p>0.173203023</text:p>
          </table:table-cell>
          <table:table-cell table:style-name="ce4" table:formula="of:=SUM([.DB30:.DE30])" office:value-type="float" office:value="0.161362224" calcext:value-type="float">
            <text:p>0.161362224</text:p>
          </table:table-cell>
          <table:table-cell table:style-name="ce6" office:value-type="string" calcext:value-type="string">
            <text:p>Speed Gain Medium</text:p>
          </table:table-cell>
          <table:table-cell table:style-name="ce6" office:value-type="string" calcext:value-type="string">
            <text:p>Efficiency Score Medium</text:p>
          </table:table-cell>
          <table:table-cell table:number-columns-repeated="911"/>
        </table:table-row>
        <table:table-row table:style-name="ro1">
          <table:table-cell table:style-name="ce4" table:formula="of:=MIN([.A27:.A29])" office:value-type="float" office:value="0.000458897" calcext:value-type="float">
            <text:p>0.000458897</text:p>
          </table:table-cell>
          <table:table-cell table:style-name="ce4" table:formula="of:=MIN([.B27:.B29])" office:value-type="float" office:value="0.000485889" calcext:value-type="float">
            <text:p>0.000485889</text:p>
          </table:table-cell>
          <table:table-cell table:style-name="ce4" table:formula="of:=MIN([.C27:.C29])" office:value-type="float" office:value="0.000444583" calcext:value-type="float">
            <text:p>0.000444583</text:p>
          </table:table-cell>
          <table:table-cell table:style-name="ce4" table:formula="of:=MIN([.D27:.D29])" office:value-type="float" office:value="0.000664394" calcext:value-type="float">
            <text:p>0.000664394</text:p>
          </table:table-cell>
          <table:table-cell table:style-name="ce4" table:formula="of:=MIN([.E27:.E29])" office:value-type="float" office:value="0.000621008" calcext:value-type="float">
            <text:p>0.000621008</text:p>
          </table:table-cell>
          <table:table-cell table:style-name="ce4" table:formula="of:=MIN([.F27:.F29])" office:value-type="float" office:value="0.000780363" calcext:value-type="float">
            <text:p>0.000780363</text:p>
          </table:table-cell>
          <table:table-cell table:style-name="ce4" table:formula="of:=MIN([.G27:.G29])" office:value-type="float" office:value="0.002062698" calcext:value-type="float">
            <text:p>0.002062698</text:p>
          </table:table-cell>
          <table:table-cell table:style-name="ce4" table:formula="of:=MIN([.H27:.H29])" office:value-type="float" office:value="0.00084859" calcext:value-type="float">
            <text:p>0.00084859</text:p>
          </table:table-cell>
          <table:table-cell table:style-name="ce4" table:formula="of:=MIN([.I27:.I29])" office:value-type="float" office:value="0.027914292" calcext:value-type="float">
            <text:p>0.027914292</text:p>
          </table:table-cell>
          <table:table-cell table:style-name="ce4" table:formula="of:=MIN([.J27:.J29])" office:value-type="float" office:value="0.026669388" calcext:value-type="float">
            <text:p>0.026669388</text:p>
          </table:table-cell>
          <table:table-cell table:style-name="ce4" table:formula="of:=MIN([.K27:.K29])" office:value-type="float" office:value="0.021247503" calcext:value-type="float">
            <text:p>0.021247503</text:p>
          </table:table-cell>
          <table:table-cell table:style-name="ce4" table:formula="of:=MIN([.L27:.L29])" office:value-type="float" office:value="0.075887627" calcext:value-type="float">
            <text:p>0.075887627</text:p>
          </table:table-cell>
          <table:table-cell table:style-name="ce4" table:formula="of:=SUM([.B31:.L31])" office:value-type="float" office:value="0.157626335" calcext:value-type="float">
            <text:p>0.157626335</text:p>
          </table:table-cell>
          <table:table-cell table:style-name="ce4" table:formula="of:=SUM([.I31:.L31])" office:value-type="float" office:value="0.15171881" calcext:value-type="float">
            <text:p>0.15171881</text:p>
          </table:table-cell>
          <table:table-cell table:number-columns-repeated="3"/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N15]/[.AE32]" office:value-type="float" office:value="3.534160193" calcext:value-type="float">
            <text:p>3.534160193</text:p>
          </table:table-cell>
          <table:table-cell table:style-name="ce9" table:formula="of:=[.N15]/([.AE32]*[.U26])" office:value-type="float" office:value="3.534160193" calcext:value-type="float">
            <text:p>3.534160193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AU32]" office:value-type="float" office:value="8.612531505" calcext:value-type="float">
            <text:p>8.612531505</text:p>
          </table:table-cell>
          <table:table-cell table:style-name="ce9" table:formula="of:=[.$N$15]/([.AU32]*[.AK26])" office:value-type="float" office:value="2.153132876" calcext:value-type="float">
            <text:p>2.153132876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BK32]" office:value-type="float" office:value="9.923095795" calcext:value-type="float">
            <text:p>9.923095795</text:p>
          </table:table-cell>
          <table:table-cell table:style-name="ce9" table:formula="of:=[.$N$15]/([.BK32]*[.BA26])" office:value-type="float" office:value="0.0775241859" calcext:value-type="float">
            <text:p>0.0775241859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CA32]" office:value-type="float" office:value="5.44858988" calcext:value-type="float">
            <text:p>5.44858988</text:p>
          </table:table-cell>
          <table:table-cell table:style-name="ce9" table:formula="of:=[.$N$15]/([.CA32]*[.BQ26])" office:value-type="float" office:value="2.72429494" calcext:value-type="float">
            <text:p>2.72429494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CQ32]" office:value-type="float" office:value="10.4182174" calcext:value-type="float">
            <text:p>10.4182174</text:p>
          </table:table-cell>
          <table:table-cell table:style-name="ce9" table:formula="of:=[.$N$15]/([.CQ32]*[.CG26])" office:value-type="float" office:value="0.6511385877" calcext:value-type="float">
            <text:p>0.6511385877</text:p>
          </table:table-cell>
          <table:table-cell table:number-columns-repeated="12" table:style-name="ce2" office:value-type="string" calcext:value-type="string">
            <text:p>Min</text:p>
          </table:table-cell>
          <table:table-cell table:style-name="ce2" office:value-type="string" calcext:value-type="string">
            <text:p>Best</text:p>
          </table:table-cell>
          <table:table-cell table:style-name="ce2" office:value-type="string" calcext:value-type="string">
            <text:p>Best Medium</text:p>
          </table:table-cell>
          <table:table-cell table:style-name="ce9" table:formula="of:=[.$N$15]/[.DG32]" office:value-type="float" office:value="10.25517865" calcext:value-type="float">
            <text:p>10.25517865</text:p>
          </table:table-cell>
          <table:table-cell table:style-name="ce9" table:formula="of:=[.$N$15]/([.DG32]*[.CW26])" office:value-type="float" office:value="0.3204743328" calcext:value-type="float">
            <text:p>0.3204743328</text:p>
          </table:table-cell>
          <table:table-cell table:number-columns-repeated="911"/>
        </table:table-row>
        <table:table-row table:style-name="ro1">
          <table:table-cell/>
          <table:table-cell table:style-name="ce2" office:value-type="string" calcext:value-type="string">
            <text:p>Speed Up All Tests</text:p>
          </table:table-cell>
          <table:table-cell table:number-columns-repeated="3"/>
          <table:table-cell table:style-name="ce2" office:value-type="string" calcext:value-type="string">
            <text:p>Speed Up Medium Tests</text:p>
          </table:table-cell>
          <table:table-cell table:number-columns-repeated="11"/>
          <table:table-cell table:style-name="ce4" table:formula="of:=MIN([.R28:.R30])" office:value-type="float" office:value="0.000067988" calcext:value-type="float">
            <text:p>6.7988E-05</text:p>
          </table:table-cell>
          <table:table-cell table:style-name="ce4" table:formula="of:=MIN([.S28:.S30])" office:value-type="float" office:value="0.000068396" calcext:value-type="float">
            <text:p>6.8396E-05</text:p>
          </table:table-cell>
          <table:table-cell table:style-name="ce4" table:formula="of:=MIN([.T28:.T30])" office:value-type="float" office:value="0.0000886" calcext:value-type="float">
            <text:p>8.86E-05</text:p>
          </table:table-cell>
          <table:table-cell table:style-name="ce4" table:formula="of:=MIN([.U28:.U30])" office:value-type="float" office:value="0.000156667" calcext:value-type="float">
            <text:p>0.000156667</text:p>
          </table:table-cell>
          <table:table-cell table:style-name="ce4" table:formula="of:=MIN([.V28:.V30])" office:value-type="float" office:value="0.000147185" calcext:value-type="float">
            <text:p>0.000147185</text:p>
          </table:table-cell>
          <table:table-cell table:style-name="ce4" table:formula="of:=MIN([.W28:.W30])" office:value-type="float" office:value="0.002074841" calcext:value-type="float">
            <text:p>0.002074841</text:p>
          </table:table-cell>
          <table:table-cell table:style-name="ce4" table:formula="of:=MIN([.X28:.X30])" office:value-type="float" office:value="0.00160833" calcext:value-type="float">
            <text:p>0.00160833</text:p>
          </table:table-cell>
          <table:table-cell table:style-name="ce4" table:formula="of:=MIN([.Y28:.Y30])" office:value-type="float" office:value="0.000505789" calcext:value-type="float">
            <text:p>0.000505789</text:p>
          </table:table-cell>
          <table:table-cell table:style-name="ce4" table:formula="of:=MIN([.Z28:.Z30])" office:value-type="float" office:value="0.177595292" calcext:value-type="float">
            <text:p>0.177595292</text:p>
          </table:table-cell>
          <table:table-cell table:style-name="ce4" table:formula="of:=MIN([.AA28:.AA30])" office:value-type="float" office:value="0.027135612" calcext:value-type="float">
            <text:p>0.027135612</text:p>
          </table:table-cell>
          <table:table-cell table:style-name="ce4" table:formula="of:=MIN([.AB28:.AB30])" office:value-type="float" office:value="0.062082703" calcext:value-type="float">
            <text:p>0.062082703</text:p>
          </table:table-cell>
          <table:table-cell table:style-name="ce4" table:formula="of:=MIN([.AC28:.AC30])" office:value-type="float" office:value="0.190829095" calcext:value-type="float">
            <text:p>0.190829095</text:p>
          </table:table-cell>
          <table:table-cell table:style-name="ce4" table:formula="of:=SUM([.S32:.AC32])" office:value-type="float" office:value="0.46229251" calcext:value-type="float">
            <text:p>0.46229251</text:p>
          </table:table-cell>
          <table:table-cell table:style-name="ce4" table:formula="of:=SUM([.Z32:.AC32])" office:value-type="float" office:value="0.457642702" calcext:value-type="float">
            <text:p>0.457642702</text:p>
          </table:table-cell>
          <table:table-cell table:number-columns-repeated="2"/>
          <table:table-cell table:style-name="ce7" table:formula="of:=MIN([.AH28:.AH30])" office:value-type="float" office:value="0.000120018" calcext:value-type="float">
            <text:p>0.000120018</text:p>
          </table:table-cell>
          <table:table-cell table:style-name="ce7" table:formula="of:=MIN([.AI28:.AI30])" office:value-type="float" office:value="0.000127969" calcext:value-type="float">
            <text:p>0.000127969</text:p>
          </table:table-cell>
          <table:table-cell table:style-name="ce7" table:formula="of:=MIN([.AJ28:.AJ30])" office:value-type="float" office:value="0.000130494" calcext:value-type="float">
            <text:p>0.000130494</text:p>
          </table:table-cell>
          <table:table-cell table:style-name="ce7" table:formula="of:=MIN([.AK28:.AK30])" office:value-type="float" office:value="0.000165051" calcext:value-type="float">
            <text:p>0.000165051</text:p>
          </table:table-cell>
          <table:table-cell table:style-name="ce7" table:formula="of:=MIN([.AL28:.AL30])" office:value-type="float" office:value="0.000165361" calcext:value-type="float">
            <text:p>0.000165361</text:p>
          </table:table-cell>
          <table:table-cell table:style-name="ce7" table:formula="of:=MIN([.AM28:.AM30])" office:value-type="float" office:value="0.000904609" calcext:value-type="float">
            <text:p>0.000904609</text:p>
          </table:table-cell>
          <table:table-cell table:style-name="ce7" table:formula="of:=MIN([.AN28:.AN30])" office:value-type="float" office:value="0.001609251" calcext:value-type="float">
            <text:p>0.001609251</text:p>
          </table:table-cell>
          <table:table-cell table:style-name="ce7" table:formula="of:=MIN([.AO28:.AO30])" office:value-type="float" office:value="0.000539727" calcext:value-type="float">
            <text:p>0.000539727</text:p>
          </table:table-cell>
          <table:table-cell table:style-name="ce7" table:formula="of:=MIN([.AP28:.AP30])" office:value-type="float" office:value="0.056841471" calcext:value-type="float">
            <text:p>0.056841471</text:p>
          </table:table-cell>
          <table:table-cell table:style-name="ce7" table:formula="of:=MIN([.AQ28:.AQ30])" office:value-type="float" office:value="0.027547881" calcext:value-type="float">
            <text:p>0.027547881</text:p>
          </table:table-cell>
          <table:table-cell table:style-name="ce7" table:formula="of:=MIN([.AR28:.AR30])" office:value-type="float" office:value="0.020795509" calcext:value-type="float">
            <text:p>0.020795509</text:p>
          </table:table-cell>
          <table:table-cell table:style-name="ce7" table:formula="of:=MIN([.AS28:.AS30])" office:value-type="float" office:value="0.082609241" calcext:value-type="float">
            <text:p>0.082609241</text:p>
          </table:table-cell>
          <table:table-cell table:style-name="ce7" table:formula="of:=SUM([.AI32:.AS32])" office:value-type="float" office:value="0.191436564" calcext:value-type="float">
            <text:p>0.191436564</text:p>
          </table:table-cell>
          <table:table-cell table:style-name="ce7" table:formula="of:=SUM([.AP32:.AS32])" office:value-type="float" office:value="0.187794102" calcext:value-type="float">
            <text:p>0.187794102</text:p>
          </table:table-cell>
          <table:table-cell table:style-name="ce3" table:number-columns-repeated="2"/>
          <table:table-cell table:style-name="ce7" table:formula="of:=MIN([.AX28:.AX30])" office:value-type="float" office:value="0.003838735" calcext:value-type="float">
            <text:p>0.003838735</text:p>
          </table:table-cell>
          <table:table-cell table:style-name="ce7" table:formula="of:=MIN([.AY28:.AY30])" office:value-type="float" office:value="0.0035883" calcext:value-type="float">
            <text:p>0.0035883</text:p>
          </table:table-cell>
          <table:table-cell table:style-name="ce7" table:formula="of:=MIN([.AZ28:.AZ30])" office:value-type="float" office:value="0.003914775" calcext:value-type="float">
            <text:p>0.003914775</text:p>
          </table:table-cell>
          <table:table-cell table:style-name="ce7" table:formula="of:=MIN([.BA28:.BA30])" office:value-type="float" office:value="0.00401654" calcext:value-type="float">
            <text:p>0.00401654</text:p>
          </table:table-cell>
          <table:table-cell table:style-name="ce7" table:formula="of:=MIN([.BB28:.BB30])" office:value-type="float" office:value="0.003559093" calcext:value-type="float">
            <text:p>0.003559093</text:p>
          </table:table-cell>
          <table:table-cell table:style-name="ce7" table:formula="of:=MIN([.BC28:.BC30])" office:value-type="float" office:value="0.004237152" calcext:value-type="float">
            <text:p>0.004237152</text:p>
          </table:table-cell>
          <table:table-cell table:style-name="ce7" table:formula="of:=MIN([.BD28:.BD30])" office:value-type="float" office:value="0.003227402" calcext:value-type="float">
            <text:p>0.003227402</text:p>
          </table:table-cell>
          <table:table-cell table:style-name="ce7" table:formula="of:=MIN([.BE28:.BE30])" office:value-type="float" office:value="0.004370594" calcext:value-type="float">
            <text:p>0.004370594</text:p>
          </table:table-cell>
          <table:table-cell table:style-name="ce7" table:formula="of:=MIN([.BF28:.BF30])" office:value-type="float" office:value="0.029430743" calcext:value-type="float">
            <text:p>0.029430743</text:p>
          </table:table-cell>
          <table:table-cell table:style-name="ce7" table:formula="of:=MIN([.BG28:.BG30])" office:value-type="float" office:value="0.030984542" calcext:value-type="float">
            <text:p>0.030984542</text:p>
          </table:table-cell>
          <table:table-cell table:style-name="ce7" table:formula="of:=MIN([.BH28:.BH30])" office:value-type="float" office:value="0.021164238" calcext:value-type="float">
            <text:p>0.021164238</text:p>
          </table:table-cell>
          <table:table-cell table:style-name="ce7" table:formula="of:=MIN([.BI28:.BI30])" office:value-type="float" office:value="0.081412214" calcext:value-type="float">
            <text:p>0.081412214</text:p>
          </table:table-cell>
          <table:table-cell table:style-name="ce7" table:formula="of:=SUM([.AY32:.BI32])" office:value-type="float" office:value="0.189905593" calcext:value-type="float">
            <text:p>0.189905593</text:p>
          </table:table-cell>
          <table:table-cell table:style-name="ce7" table:formula="of:=SUM([.BF32:.BI32])" office:value-type="float" office:value="0.162991737" calcext:value-type="float">
            <text:p>0.162991737</text:p>
          </table:table-cell>
          <table:table-cell table:style-name="ce3" table:number-columns-repeated="2"/>
          <table:table-cell table:style-name="ce4" table:formula="of:=MIN([.BN28:.BN30])" office:value-type="float" office:value="0.000085446" calcext:value-type="float">
            <text:p>8.5446E-05</text:p>
          </table:table-cell>
          <table:table-cell table:style-name="ce4" table:formula="of:=MIN([.BO28:.BO30])" office:value-type="float" office:value="0.000092811" calcext:value-type="float">
            <text:p>9.2811E-05</text:p>
          </table:table-cell>
          <table:table-cell table:style-name="ce4" table:formula="of:=MIN([.BP28:.BP30])" office:value-type="float" office:value="0.000095073" calcext:value-type="float">
            <text:p>9.5073E-05</text:p>
          </table:table-cell>
          <table:table-cell table:style-name="ce4" table:formula="of:=MIN([.BQ28:.BQ30])" office:value-type="float" office:value="0.000155925" calcext:value-type="float">
            <text:p>0.000155925</text:p>
          </table:table-cell>
          <table:table-cell table:style-name="ce4" table:formula="of:=MIN([.BR28:.BR30])" office:value-type="float" office:value="0.000145325" calcext:value-type="float">
            <text:p>0.000145325</text:p>
          </table:table-cell>
          <table:table-cell table:style-name="ce4" table:formula="of:=MIN([.BS28:.BS30])" office:value-type="float" office:value="0.000150676" calcext:value-type="float">
            <text:p>0.000150676</text:p>
          </table:table-cell>
          <table:table-cell table:style-name="ce4" table:formula="of:=MIN([.BT28:.BT30])" office:value-type="float" office:value="0.001219654" calcext:value-type="float">
            <text:p>0.001219654</text:p>
          </table:table-cell>
          <table:table-cell table:style-name="ce4" table:formula="of:=MIN([.BU28:.BU30])" office:value-type="float" office:value="0.000512337" calcext:value-type="float">
            <text:p>0.000512337</text:p>
          </table:table-cell>
          <table:table-cell table:style-name="ce4" table:formula="of:=MIN([.BV28:.BV30])" office:value-type="float" office:value="0.099271116" calcext:value-type="float">
            <text:p>0.099271116</text:p>
          </table:table-cell>
          <table:table-cell table:style-name="ce4" table:formula="of:=MIN([.BW28:.BW30])" office:value-type="float" office:value="0.028278424" calcext:value-type="float">
            <text:p>0.028278424</text:p>
          </table:table-cell>
          <table:table-cell table:style-name="ce4" table:formula="of:=MIN([.BX28:.BX30])" office:value-type="float" office:value="0.040800815" calcext:value-type="float">
            <text:p>0.040800815</text:p>
          </table:table-cell>
          <table:table-cell table:style-name="ce4" table:formula="of:=MIN([.BY28:.BY30])" office:value-type="float" office:value="0.128493903" calcext:value-type="float">
            <text:p>0.128493903</text:p>
          </table:table-cell>
          <table:table-cell table:style-name="ce4" table:formula="of:=SUM([.BO32:.BY32])" office:value-type="float" office:value="0.299216059" calcext:value-type="float">
            <text:p>0.299216059</text:p>
          </table:table-cell>
          <table:table-cell table:style-name="ce4" table:formula="of:=SUM([.BV32:.BY32])" office:value-type="float" office:value="0.296844258" calcext:value-type="float">
            <text:p>0.296844258</text:p>
          </table:table-cell>
          <table:table-cell table:number-columns-repeated="2"/>
          <table:table-cell table:style-name="ce4" table:formula="of:=MIN([.CD28:.CD30])" office:value-type="float" office:value="0.000731607" calcext:value-type="float">
            <text:p>0.000731607</text:p>
          </table:table-cell>
          <table:table-cell table:style-name="ce4" table:formula="of:=MIN([.CE28:.CE30])" office:value-type="float" office:value="0.00071995" calcext:value-type="float">
            <text:p>0.00071995</text:p>
          </table:table-cell>
          <table:table-cell table:style-name="ce4" table:formula="of:=MIN([.CF28:.CF30])" office:value-type="float" office:value="0.000812029" calcext:value-type="float">
            <text:p>0.000812029</text:p>
          </table:table-cell>
          <table:table-cell table:style-name="ce4" table:formula="of:=MIN([.CG28:.CG30])" office:value-type="float" office:value="0.00073287" calcext:value-type="float">
            <text:p>0.00073287</text:p>
          </table:table-cell>
          <table:table-cell table:style-name="ce4" table:formula="of:=MIN([.CH28:.CH30])" office:value-type="float" office:value="0.001032863" calcext:value-type="float">
            <text:p>0.001032863</text:p>
          </table:table-cell>
          <table:table-cell table:style-name="ce4" table:formula="of:=MIN([.CI28:.CI30])" office:value-type="float" office:value="0.001286645" calcext:value-type="float">
            <text:p>0.001286645</text:p>
          </table:table-cell>
          <table:table-cell table:style-name="ce4" table:formula="of:=MIN([.CJ28:.CJ30])" office:value-type="float" office:value="0.002184165" calcext:value-type="float">
            <text:p>0.002184165</text:p>
          </table:table-cell>
          <table:table-cell table:style-name="ce4" table:formula="of:=MIN([.CK28:.CK30])" office:value-type="float" office:value="0.001103552" calcext:value-type="float">
            <text:p>0.001103552</text:p>
          </table:table-cell>
          <table:table-cell table:style-name="ce4" table:formula="of:=MIN([.CL28:.CL30])" office:value-type="float" office:value="0.028429023" calcext:value-type="float">
            <text:p>0.028429023</text:p>
          </table:table-cell>
          <table:table-cell table:style-name="ce4" table:formula="of:=MIN([.CM28:.CM30])" office:value-type="float" office:value="0.02772754" calcext:value-type="float">
            <text:p>0.02772754</text:p>
          </table:table-cell>
          <table:table-cell table:style-name="ce4" table:formula="of:=MIN([.CN28:.CN30])" office:value-type="float" office:value="0.021412759" calcext:value-type="float">
            <text:p>0.021412759</text:p>
          </table:table-cell>
          <table:table-cell table:style-name="ce4" table:formula="of:=MIN([.CO28:.CO30])" office:value-type="float" office:value="0.077676298" calcext:value-type="float">
            <text:p>0.077676298</text:p>
          </table:table-cell>
          <table:table-cell table:style-name="ce4" table:formula="of:=SUM([.CE32:.CO32])" office:value-type="float" office:value="0.163117694" calcext:value-type="float">
            <text:p>0.163117694</text:p>
          </table:table-cell>
          <table:table-cell table:style-name="ce4" table:formula="of:=SUM([.CL32:.CO32])" office:value-type="float" office:value="0.15524562" calcext:value-type="float">
            <text:p>0.15524562</text:p>
          </table:table-cell>
          <table:table-cell table:number-columns-repeated="2"/>
          <table:table-cell table:style-name="ce4" table:formula="of:=MIN([.CT28:.CT30])" office:value-type="float" office:value="0.001105661" calcext:value-type="float">
            <text:p>0.001105661</text:p>
          </table:table-cell>
          <table:table-cell table:style-name="ce4" table:formula="of:=MIN([.CU28:.CU30])" office:value-type="float" office:value="0.000992758" calcext:value-type="float">
            <text:p>0.000992758</text:p>
          </table:table-cell>
          <table:table-cell table:style-name="ce4" table:formula="of:=MIN([.CV28:.CV30])" office:value-type="float" office:value="0.000981646" calcext:value-type="float">
            <text:p>0.000981646</text:p>
          </table:table-cell>
          <table:table-cell table:style-name="ce4" table:formula="of:=MIN([.CW28:.CW30])" office:value-type="float" office:value="0.001239801" calcext:value-type="float">
            <text:p>0.001239801</text:p>
          </table:table-cell>
          <table:table-cell table:style-name="ce4" table:formula="of:=MIN([.CX28:.CX30])" office:value-type="float" office:value="0.001220008" calcext:value-type="float">
            <text:p>0.001220008</text:p>
          </table:table-cell>
          <table:table-cell table:style-name="ce4" table:formula="of:=MIN([.CY28:.CY30])" office:value-type="float" office:value="0.001713769" calcext:value-type="float">
            <text:p>0.001713769</text:p>
          </table:table-cell>
          <table:table-cell table:style-name="ce4" table:formula="of:=MIN([.CZ28:.CZ30])" office:value-type="float" office:value="0.002266725" calcext:value-type="float">
            <text:p>0.002266725</text:p>
          </table:table-cell>
          <table:table-cell table:style-name="ce4" table:formula="of:=MIN([.DA28:.DA30])" office:value-type="float" office:value="0.001597089" calcext:value-type="float">
            <text:p>0.001597089</text:p>
          </table:table-cell>
          <table:table-cell table:style-name="ce4" table:formula="of:=MIN([.DB28:.DB30])" office:value-type="float" office:value="0.027518219" calcext:value-type="float">
            <text:p>0.027518219</text:p>
          </table:table-cell>
          <table:table-cell table:style-name="ce4" table:formula="of:=MIN([.DC28:.DC30])" office:value-type="float" office:value="0.028906436" calcext:value-type="float">
            <text:p>0.028906436</text:p>
          </table:table-cell>
          <table:table-cell table:style-name="ce4" table:formula="of:=MIN([.DD28:.DD30])" office:value-type="float" office:value="0.021522267" calcext:value-type="float">
            <text:p>0.021522267</text:p>
          </table:table-cell>
          <table:table-cell table:style-name="ce4" table:formula="of:=MIN([.DE28:.DE30])" office:value-type="float" office:value="0.079766822" calcext:value-type="float">
            <text:p>0.079766822</text:p>
          </table:table-cell>
          <table:table-cell table:style-name="ce4" table:formula="of:=SUM([.CU32:.DE32])" office:value-type="float" office:value="0.16772554" calcext:value-type="float">
            <text:p>0.16772554</text:p>
          </table:table-cell>
          <table:table-cell table:style-name="ce4" table:formula="of:=SUM([.DB32:.DE32])" office:value-type="float" office:value="0.157713744" calcext:value-type="float">
            <text:p>0.157713744</text:p>
          </table:table-cell>
          <table:table-cell table:number-columns-repeated="913"/>
        </table:table-row>
        <table:table-row table:style-name="ro1">
          <table:table-cell table:style-name="ce2" office:value-type="string" calcext:value-type="string">
            <text:p>number of threads</text:p>
          </table:table-cell>
          <table:table-cell table:style-name="ce6" office:value-type="string" calcext:value-type="string">
            <text:p>goldbach_pthread</text:p>
          </table:table-cell>
          <table:table-cell table:style-name="ce6" office:value-type="string" calcext:value-type="string">
            <text:p>golbach_Optimization_sums_1</text:p>
          </table:table-cell>
          <table:table-cell table:style-name="ce6" office:value-type="string" calcext:value-type="string">
            <text:p>Golbach_Optimization_sums_2</text:p>
          </table:table-cell>
          <table:table-cell table:style-name="ce2" office:value-type="string" calcext:value-type="string">
            <text:p>number of threads</text:p>
          </table:table-cell>
          <table:table-cell table:style-name="ce6" office:value-type="string" calcext:value-type="string">
            <text:p>goldbach_pthread</text:p>
          </table:table-cell>
          <table:table-cell table:style-name="ce6" office:value-type="string" calcext:value-type="string">
            <text:p>golbach_Optimization_sums_1</text:p>
          </table:table-cell>
          <table:table-cell table:style-name="ce6" office:value-type="string" calcext:value-type="string">
            <text:p>Golbach_Optimization_sums_2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[.AE4]" office:value-type="float" office:value="1.302459376" calcext:value-type="float">
            <text:p>1.302459376</text:p>
          </table:table-cell>
          <table:table-cell table:style-name="ce3" table:formula="of:=[.AF20]" office:value-type="float" office:value="1.464443901" calcext:value-type="float">
            <text:p>1.464443901</text:p>
          </table:table-cell>
          <table:table-cell table:style-name="ce3" table:formula="of:=[.AF29]" office:value-type="float" office:value="3.539148432" calcext:value-type="float">
            <text:p>3.539148432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AE6]" office:value-type="float" office:value="1.297119346" calcext:value-type="float">
            <text:p>1.297119346</text:p>
          </table:table-cell>
          <table:table-cell table:style-name="ce3" table:formula="of:=[.AF22]" office:value-type="float" office:value="1.461134088" calcext:value-type="float">
            <text:p>1.461134088</text:p>
          </table:table-cell>
          <table:table-cell table:style-name="ce3" table:formula="of:=[.AF31]" office:value-type="float" office:value="3.534160193" calcext:value-type="float">
            <text:p>3.53416019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CA4]" office:value-type="float" office:value="2.210700903" calcext:value-type="float">
            <text:p>2.210700903</text:p>
          </table:table-cell>
          <table:table-cell table:style-name="ce3" table:formula="of:=[.CB20]" office:value-type="float" office:value="2.274380076" calcext:value-type="float">
            <text:p>2.274380076</text:p>
          </table:table-cell>
          <table:table-cell table:style-name="ce3" table:formula="of:=[.CB29]" office:value-type="float" office:value="5.468028078" calcext:value-type="float">
            <text:p>5.468028078</text:p>
          </table:table-cell>
          <table:table-cell table:style-name="ce2" office:value-type="float" office:value="2" calcext:value-type="float">
            <text:p>2</text:p>
          </table:table-cell>
          <table:table-cell table:style-name="ce3" table:formula="of:=[.CA6]" office:value-type="float" office:value="2.204927108" calcext:value-type="float">
            <text:p>2.204927108</text:p>
          </table:table-cell>
          <table:table-cell table:style-name="ce3" table:formula="of:=[.CB22]" office:value-type="float" office:value="2.271670372" calcext:value-type="float">
            <text:p>2.271670372</text:p>
          </table:table-cell>
          <table:table-cell table:style-name="ce3" table:formula="of:=[.CB31]" office:value-type="float" office:value="5.44858988" calcext:value-type="float">
            <text:p>5.44858988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AU4]" office:value-type="float" office:value="3.204289237" calcext:value-type="float">
            <text:p>3.204289237</text:p>
          </table:table-cell>
          <table:table-cell table:style-name="ce3" table:formula="of:=[.AV20]" office:value-type="float" office:value="3.525478255" calcext:value-type="float">
            <text:p>3.525478255</text:p>
          </table:table-cell>
          <table:table-cell table:style-name="ce3" table:formula="of:=[.AV29]" office:value-type="float" office:value="8.546548151" calcext:value-type="float">
            <text:p>8.546548151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AU6]" office:value-type="float" office:value="3.206511271" calcext:value-type="float">
            <text:p>3.206511271</text:p>
          </table:table-cell>
          <table:table-cell table:style-name="ce3" table:formula="of:=[.AV22]" office:value-type="float" office:value="3.538235271" calcext:value-type="float">
            <text:p>3.538235271</text:p>
          </table:table-cell>
          <table:table-cell table:style-name="ce3" table:formula="of:=[.AV31]" office:value-type="float" office:value="8.612531505" calcext:value-type="float">
            <text:p>8.612531505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table:formula="of:=[.O3]" office:value-type="float" office:value="4.33450938" calcext:value-type="float">
            <text:p>4.33450938</text:p>
          </table:table-cell>
          <table:table-cell table:style-name="ce7" table:formula="of:=[.P19]" office:value-type="float" office:value="4.813893484" calcext:value-type="float">
            <text:p>4.813893484</text:p>
          </table:table-cell>
          <table:table-cell table:style-name="ce7" table:formula="of:=[.P28]" office:value-type="float" office:value="10.37974912" calcext:value-type="float">
            <text:p>10.37974912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O5]" office:value-type="float" office:value="4.374220695" calcext:value-type="float">
            <text:p>4.374220695</text:p>
          </table:table-cell>
          <table:table-cell table:style-name="ce3" table:formula="of:=[.P21]" office:value-type="float" office:value="4.875194552" calcext:value-type="float">
            <text:p>4.875194552</text:p>
          </table:table-cell>
          <table:table-cell table:style-name="ce3" table:formula="of:=[.P30]" office:value-type="float" office:value="10.66039616" calcext:value-type="float">
            <text:p>10.66039616</text:p>
          </table:table-cell>
          <table:table-cell table:number-columns-repeated="101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4" table:formula="of:=[.CR20]" office:value-type="float" office:value="4.379786473" calcext:value-type="float">
            <text:p>4.379786473</text:p>
          </table:table-cell>
          <table:table-cell table:style-name="ce4" table:formula="of:=[.CQ4]" office:value-type="float" office:value="4.240645913" calcext:value-type="float">
            <text:p>4.240645913</text:p>
          </table:table-cell>
          <table:table-cell table:style-name="ce4" table:formula="of:=[.CR29]" office:value-type="float" office:value="10.03031475" calcext:value-type="float">
            <text:p>10.03031475</text:p>
          </table:table-cell>
          <table:table-cell table:style-name="ce5" office:value-type="float" office:value="16" calcext:value-type="float">
            <text:p>16</text:p>
          </table:table-cell>
          <table:table-cell table:style-name="ce3" table:formula="of:=[.CR22]" office:value-type="float" office:value="4.449809468" calcext:value-type="float">
            <text:p>4.449809468</text:p>
          </table:table-cell>
          <table:table-cell table:style-name="ce3" table:formula="of:=[.CR22]" office:value-type="float" office:value="4.449809468" calcext:value-type="float">
            <text:p>4.449809468</text:p>
          </table:table-cell>
          <table:table-cell table:style-name="ce3" table:formula="of:=[.CR31]" office:value-type="float" office:value="10.4182174" calcext:value-type="float">
            <text:p>10.4182174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formula="of:=[.DH20]" office:value-type="float" office:value="4.408390551" calcext:value-type="float">
            <text:p>4.408390551</text:p>
          </table:table-cell>
          <table:table-cell table:style-name="ce4" table:formula="of:=[.DH20]" office:value-type="float" office:value="4.408390551" calcext:value-type="float">
            <text:p>4.408390551</text:p>
          </table:table-cell>
          <table:table-cell table:style-name="ce4" table:formula="of:=[.DH29]" office:value-type="float" office:value="9.754756562" calcext:value-type="float">
            <text:p>9.754756562</text:p>
          </table:table-cell>
          <table:table-cell table:style-name="ce2" office:value-type="float" office:value="32" calcext:value-type="float">
            <text:p>32</text:p>
          </table:table-cell>
          <table:table-cell table:style-name="ce4" table:formula="of:=[.DH22]" office:value-type="float" office:value="4.508540677" calcext:value-type="float">
            <text:p>4.508540677</text:p>
          </table:table-cell>
          <table:table-cell table:style-name="ce4" table:formula="of:=[.DH22]" office:value-type="float" office:value="4.508540677" calcext:value-type="float">
            <text:p>4.508540677</text:p>
          </table:table-cell>
          <table:table-cell table:style-name="ce4" table:formula="of:=[.DH31]" office:value-type="float" office:value="10.25517865" calcext:value-type="float">
            <text:p>10.25517865</text:p>
          </table:table-cell>
          <table:table-cell table:number-columns-repeated="101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8" table:formula="of:=[.BK4]" office:value-type="float" office:value="4.415132494" calcext:value-type="float">
            <text:p>4.415132494</text:p>
          </table:table-cell>
          <table:table-cell table:style-name="ce8" table:formula="of:=[.BL20]" office:value-type="float" office:value="4.21691664" calcext:value-type="float">
            <text:p>4.21691664</text:p>
          </table:table-cell>
          <table:table-cell table:style-name="ce8" table:formula="of:=[.BL29]" office:value-type="float" office:value="8.615448266" calcext:value-type="float">
            <text:p>8.615448266</text:p>
          </table:table-cell>
          <table:table-cell table:style-name="ce2" office:value-type="float" office:value="128" calcext:value-type="float">
            <text:p>128</text:p>
          </table:table-cell>
          <table:table-cell table:style-name="ce8" table:formula="of:=[.BK6]" office:value-type="float" office:value="4.722570072" calcext:value-type="float">
            <text:p>4.722570072</text:p>
          </table:table-cell>
          <table:table-cell table:style-name="ce8" table:formula="of:=[.BL22]" office:value-type="float" office:value="4.508393575" calcext:value-type="float">
            <text:p>4.508393575</text:p>
          </table:table-cell>
          <table:table-cell table:style-name="ce8" table:formula="of:=[.BL31]" office:value-type="float" office:value="9.923095795" calcext:value-type="float">
            <text:p>9.92309579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Efficiency Score All tests</text:p>
          </table:table-cell>
          <table:table-cell table:style-name="ce3" table:number-columns-repeated="3"/>
          <table:table-cell table:style-name="ce2" office:value-type="string" calcext:value-type="string">
            <text:p>Efficiency Score Medium Test</text:p>
          </table:table-cell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number of threads</text:p>
          </table:table-cell>
          <table:table-cell table:style-name="ce6" office:value-type="string" calcext:value-type="string">
            <text:p>goldbach_pthread</text:p>
          </table:table-cell>
          <table:table-cell table:style-name="ce6" office:value-type="string" calcext:value-type="string">
            <text:p>golbach_Optimization_sums_1</text:p>
          </table:table-cell>
          <table:table-cell table:style-name="ce6" office:value-type="string" calcext:value-type="string">
            <text:p>Golbach_Optimization_sums_2</text:p>
          </table:table-cell>
          <table:table-cell table:style-name="ce2" office:value-type="string" calcext:value-type="string">
            <text:p>number of threads</text:p>
          </table:table-cell>
          <table:table-cell table:style-name="ce6" office:value-type="string" calcext:value-type="string">
            <text:p>goldbach_pthread</text:p>
          </table:table-cell>
          <table:table-cell table:style-name="ce6" office:value-type="string" calcext:value-type="string">
            <text:p>golbach_Optimization_sums_1</text:p>
          </table:table-cell>
          <table:table-cell table:style-name="ce6" office:value-type="string" calcext:value-type="string">
            <text:p>Golbach_Optimization_sums_2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table:formula="of:=[.AF4]" office:value-type="float" office:value="1.302459376" calcext:value-type="float">
            <text:p>1.302459376</text:p>
          </table:table-cell>
          <table:table-cell table:style-name="ce7" table:formula="of:=[.AG20]" office:value-type="float" office:value="1.464443901" calcext:value-type="float">
            <text:p>1.464443901</text:p>
          </table:table-cell>
          <table:table-cell table:style-name="ce7" table:formula="of:=[.AG29]" office:value-type="float" office:value="3.539148432" calcext:value-type="float">
            <text:p>3.539148432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[.AF6]" office:value-type="float" office:value="1.297119346" calcext:value-type="float">
            <text:p>1.297119346</text:p>
          </table:table-cell>
          <table:table-cell table:style-name="ce7" table:formula="of:=[.AG22]" office:value-type="float" office:value="1.461134088" calcext:value-type="float">
            <text:p>1.461134088</text:p>
          </table:table-cell>
          <table:table-cell table:style-name="ce7" table:formula="of:=[.AG31]" office:value-type="float" office:value="3.534160193" calcext:value-type="float">
            <text:p>3.534160193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table:formula="of:=[.CC20]" office:value-type="float" office:value="1.137190038" calcext:value-type="float">
            <text:p>1.137190038</text:p>
          </table:table-cell>
          <table:table-cell table:style-name="ce7" table:formula="of:=[.CC20]" office:value-type="float" office:value="1.137190038" calcext:value-type="float">
            <text:p>1.137190038</text:p>
          </table:table-cell>
          <table:table-cell table:style-name="ce7" table:formula="of:=[.CC29]" office:value-type="float" office:value="2.734014039" calcext:value-type="float">
            <text:p>2.734014039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[.CB6]" office:value-type="float" office:value="1.102463554" calcext:value-type="float">
            <text:p>1.102463554</text:p>
          </table:table-cell>
          <table:table-cell table:style-name="ce7" table:formula="of:=[.CC22]" office:value-type="float" office:value="1.135835186" calcext:value-type="float">
            <text:p>1.135835186</text:p>
          </table:table-cell>
          <table:table-cell table:style-name="ce7" table:formula="of:=[.CC31]" office:value-type="float" office:value="2.72429494" calcext:value-type="float">
            <text:p>2.72429494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table:formula="of:=[.AV4]" office:value-type="float" office:value="0.8010723092" calcext:value-type="float">
            <text:p>0.8010723092</text:p>
          </table:table-cell>
          <table:table-cell table:style-name="ce7" table:formula="of:=[.AW20]" office:value-type="float" office:value="0.8813695637" calcext:value-type="float">
            <text:p>0.8813695637</text:p>
          </table:table-cell>
          <table:table-cell table:style-name="ce7" table:formula="of:=[.AW29]" office:value-type="float" office:value="2.178079336" calcext:value-type="float">
            <text:p>2.178079336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[.AV6]" office:value-type="float" office:value="0.8016278178" calcext:value-type="float">
            <text:p>0.8016278178</text:p>
          </table:table-cell>
          <table:table-cell table:style-name="ce7" table:formula="of:=[.AW22]" office:value-type="float" office:value="0.8845588176" calcext:value-type="float">
            <text:p>0.8845588176</text:p>
          </table:table-cell>
          <table:table-cell table:style-name="ce7" table:formula="of:=[.AW31]" office:value-type="float" office:value="2.153132876" calcext:value-type="float">
            <text:p>2.153132876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table:formula="of:=[.P3]" office:value-type="float" office:value="0.5418136725" calcext:value-type="float">
            <text:p>0.5418136725</text:p>
          </table:table-cell>
          <table:table-cell table:style-name="ce7" table:formula="of:=[.Q19]" office:value-type="float" office:value="0.6093993191" calcext:value-type="float">
            <text:p>0.6093993191</text:p>
          </table:table-cell>
          <table:table-cell table:style-name="ce7" table:formula="of:=[.Q28]" office:value-type="float" office:value="1.347988601" calcext:value-type="float">
            <text:p>1.347988601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[.P5]" office:value-type="float" office:value="0.5467775869" calcext:value-type="float">
            <text:p>0.5467775869</text:p>
          </table:table-cell>
          <table:table-cell table:style-name="ce7" table:formula="of:=[.Q21]" office:value-type="float" office:value="0.6093993191" calcext:value-type="float">
            <text:p>0.6093993191</text:p>
          </table:table-cell>
          <table:table-cell table:style-name="ce7" table:formula="of:=[.Q30]" office:value-type="float" office:value="1.33254952" calcext:value-type="float">
            <text:p>1.33254952</text:p>
          </table:table-cell>
          <table:table-cell table:number-columns-repeated="1016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7" table:formula="of:=[.CR4]" office:value-type="float" office:value="0.2620047506" calcext:value-type="float">
            <text:p>0.2620047506</text:p>
          </table:table-cell>
          <table:table-cell table:style-name="ce7" table:formula="of:=[.CS29]" office:value-type="float" office:value="0.6268946718" calcext:value-type="float">
            <text:p>0.6268946718</text:p>
          </table:table-cell>
          <table:table-cell table:style-name="ce7" table:formula="of:=[.CS29]" office:value-type="float" office:value="0.6268946718" calcext:value-type="float">
            <text:p>0.6268946718</text:p>
          </table:table-cell>
          <table:table-cell table:style-name="ce5" office:value-type="float" office:value="16" calcext:value-type="float">
            <text:p>16</text:p>
          </table:table-cell>
          <table:table-cell table:style-name="ce7" table:formula="of:=[.CR6]" office:value-type="float" office:value="0.2680778644" calcext:value-type="float">
            <text:p>0.2680778644</text:p>
          </table:table-cell>
          <table:table-cell table:style-name="ce7" table:formula="of:=[.CS22]" office:value-type="float" office:value="0.2781130918" calcext:value-type="float">
            <text:p>0.2781130918</text:p>
          </table:table-cell>
          <table:table-cell table:style-name="ce7" table:formula="of:=[.CS31]" office:value-type="float" office:value="0.6511385877" calcext:value-type="float">
            <text:p>0.6511385877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formula="of:=[.DH4]" office:value-type="float" office:value="0.1320133169" calcext:value-type="float">
            <text:p>0.1320133169</text:p>
          </table:table-cell>
          <table:table-cell table:style-name="ce4" table:formula="of:=[.DI20]" office:value-type="float" office:value="0.1377622047" calcext:value-type="float">
            <text:p>0.1377622047</text:p>
          </table:table-cell>
          <table:table-cell table:style-name="ce4" table:formula="of:=[.DI29]" office:value-type="float" office:value="0.3048361426" calcext:value-type="float">
            <text:p>0.3048361426</text:p>
          </table:table-cell>
          <table:table-cell table:style-name="ce2" office:value-type="float" office:value="32" calcext:value-type="float">
            <text:p>32</text:p>
          </table:table-cell>
          <table:table-cell table:style-name="ce4" table:formula="of:=[.DH6]" office:value-type="float" office:value="0.134417664" calcext:value-type="float">
            <text:p>0.134417664</text:p>
          </table:table-cell>
          <table:table-cell table:style-name="ce4" table:formula="of:=[.DI22]" office:value-type="float" office:value="0.1408918961" calcext:value-type="float">
            <text:p>0.1408918961</text:p>
          </table:table-cell>
          <table:table-cell table:style-name="ce4" table:formula="of:=[.DI31]" office:value-type="float" office:value="0.3204743328" calcext:value-type="float">
            <text:p>0.3204743328</text:p>
          </table:table-cell>
          <table:table-cell table:number-columns-repeated="1016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4" table:formula="of:=[.BL4]" office:value-type="float" office:value="0.03449322261" calcext:value-type="float">
            <text:p>0.03449322261</text:p>
          </table:table-cell>
          <table:table-cell table:style-name="ce4" table:formula="of:=[.BM20]" office:value-type="float" office:value="0.03294466125" calcext:value-type="float">
            <text:p>0.03294466125</text:p>
          </table:table-cell>
          <table:table-cell table:style-name="ce4" table:formula="of:=[.BM29]" office:value-type="float" office:value="0.07842239055" calcext:value-type="float">
            <text:p>0.07842239055</text:p>
          </table:table-cell>
          <table:table-cell table:style-name="ce2" office:value-type="float" office:value="128" calcext:value-type="float">
            <text:p>128</text:p>
          </table:table-cell>
          <table:table-cell table:style-name="ce4" table:formula="of:=[.BL6]" office:value-type="float" office:value="0.03689507869" calcext:value-type="float">
            <text:p>0.03689507869</text:p>
          </table:table-cell>
          <table:table-cell table:style-name="ce4" table:formula="of:=[.BM31]" office:value-type="float" office:value="0.0775241859" calcext:value-type="float">
            <text:p>0.0775241859</text:p>
          </table:table-cell>
          <table:table-cell table:style-name="ce4" table:formula="of:=[.BM31]" office:value-type="float" office:value="0.0775241859" calcext:value-type="float">
            <text:p>0.0775241859</text:p>
          </table:table-cell>
          <table:table-cell table:number-columns-repeated="1016"/>
        </table:table-row>
        <table:table-row table:style-name="ro2">
          <table:table-cell>
            <draw:frame table:end-cell-address="Sheet1.L93" table:end-x="50.14pt" table:end-y="8.25pt" draw:z-index="0" draw:name="Chart 1" draw:style-name="gr1" draw:text-style-name="P1" svg:width="888.72pt" svg:height="655.48pt" svg:x="24.01pt" svg:y="14.26pt">
              <draw:object draw:notify-on-update-of-ranges="Sheet1.A44:Sheet1.A50 Sheet1.B34:Sheet1.B40 Sheet1.C34:Sheet1.C40 Sheet1.D34:Sheet1.D40 Sheet1.B42:Sheet1.B43 Sheet1.B44:Sheet1.B50 Sheet1.C42:Sheet1.C43 Sheet1.C44:Sheet1.C50 Sheet1.D42:Sheet1.D43 Sheet1.D44:Sheet1.D5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Sheet1.W93" table:end-x="20.35pt" table:end-y="8.25pt" draw:z-index="1" draw:name="Chart 2" draw:style-name="gr1" draw:text-style-name="P1" svg:width="930.73pt" svg:height="655.48pt" svg:x="2.24pt" svg:y="14.26pt">
              <draw:object draw:notify-on-update-of-ranges="Sheet1.A44:Sheet1.A50 Sheet1.F43:Sheet1.F50 Sheet1.G43:Sheet1.G50 Sheet1.H43:Sheet1.H50 Sheet1.F32:Sheet1.F33 Sheet1.F34:Sheet1.F40 Sheet1.G32:Sheet1.G33 Sheet1.G34:Sheet1.G40 Sheet1.H32:Sheet1.H33 Sheet1.H34:Sheet1.H4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45" meta:object-count="2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31.353cm" svg:height="23.125cm" xlink:href=".." xlink:type="simple" chart:class="chart:line" chart:style-name="ch1">
        <chart:legend chart:legend-position="end" svg:x="4.317cm" svg:y="2.905cm" style:legend-expansion="high" chart:style-name="ch2"/>
        <chart:plot-area chart:style-name="ch3" table:cell-range-address="Sheet1.A44:Sheet1.D50 Sheet1.B34:Sheet1.D40 Sheet1.B42:Sheet1.D43" chart:data-source-has-labels="both" svg:x="1.93cm" svg:y="0.462cm" svg:width="18.57cm" svg:height="20.928cm">
          <chartooo:coordinate-region svg:x="2.612cm" svg:y="0.741cm" svg:width="17.072cm" svg:height="19.993cm"/>
          <chart:axis chart:dimension="x" chart:name="primary-x" chart:style-name="ch4" chartooo:axis-type="text">
            <chart:title svg:x="9.009cm" svg:y="21.852cm" chart:style-name="ch5">
              <text:p>Number of threads</text:p>
            </chart:title>
            <chart:categories table:cell-range-address="Sheet1.A44:Sheet1.A50"/>
          </chart:axis>
          <chart:axis chart:dimension="x" chart:name="secondary-x" chart:style-name="ch6"/>
          <chart:axis chart:dimension="y" chart:name="primary-y" chart:style-name="ch7">
            <chart:title svg:x="0.451cm" svg:y="12.166cm" chart:style-name="ch8">
              <text:p>Speed Up</text:p>
            </chart:title>
          </chart:axis>
          <chart:axis chart:dimension="y" chart:name="secondary-y" chart:style-name="ch9">
            <chart:title svg:x="21.127cm" svg:y="12.854cm" chart:style-name="ch8">
              <text:p>Efficiency Score</text:p>
            </chart:title>
          </chart:axis>
          <chart:series chart:attached-axis="primary-y" chart:style-name="ch10" chart:values-cell-range-address="Sheet1.B34:Sheet1.B40" loext:label-string="&quot; &quot;" chart:class="chart:line">
            <chart:data-point chart:repeated="7"/>
          </chart:series>
          <chart:series chart:attached-axis="primary-y" chart:style-name="ch11" chart:values-cell-range-address="Sheet1.C34:Sheet1.C40" loext:label-string="&quot; &quot;" chart:class="chart:line">
            <chart:data-point chart:repeated="7"/>
          </chart:series>
          <chart:series chart:attached-axis="primary-y" chart:style-name="ch12" chart:values-cell-range-address="Sheet1.D34:Sheet1.D40" loext:label-string="&quot; &quot;" chart:class="chart:line">
            <chart:data-point chart:repeated="7"/>
          </chart:series>
          <chart:series chart:attached-axis="secondary-y" chart:style-name="ch10" chart:values-cell-range-address="Sheet1.B44:Sheet1.B50" chart:label-cell-address="Sheet1.B42:Sheet1.B43" chart:class="chart:line">
            <chart:data-point chart:repeated="7"/>
          </chart:series>
          <chart:series chart:attached-axis="secondary-y" chart:style-name="ch13" chart:values-cell-range-address="Sheet1.C44:Sheet1.C50" chart:label-cell-address="Sheet1.C42:Sheet1.C43" chart:class="chart:line">
            <chart:data-point chart:repeated="7"/>
          </chart:series>
          <chart:series chart:attached-axis="secondary-y" chart:style-name="ch12" chart:values-cell-range-address="Sheet1.D44:Sheet1.D50" chart:label-cell-address="Sheet1.D42:Sheet1.D4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  <table:table-cell office:value-type="string">
                <text:p> </text:p>
              </table:table-cell>
              <table:table-cell office:value-type="string">
                <text:p> </text:p>
              </table:table-cell>
              <table:table-cell office:value-type="string">
                <text:p>goldbach_pthread</text:p>
                <text:list>
                  <text:list-item>
                    <text:p/>
                  </text:list-item>
                  <text:list-item>
                    <text:p>goldbach_pthread</text:p>
                  </text:list-item>
                </text:list>
                <draw:g>
                  <svg:desc>Sheet1.B42:Sheet1.B43</svg:desc>
                </draw:g>
              </table:table-cell>
              <table:table-cell office:value-type="string">
                <text:p>golbach_Optimization_sums_1</text:p>
                <text:list>
                  <text:list-item>
                    <text:p/>
                  </text:list-item>
                  <text:list-item>
                    <text:p>golbach_Optimization_sums_1</text:p>
                  </text:list-item>
                </text:list>
                <draw:g>
                  <svg:desc>Sheet1.C42:Sheet1.C43</svg:desc>
                </draw:g>
              </table:table-cell>
              <table:table-cell office:value-type="string">
                <text:p>Golbach_Optimization_sums_2</text:p>
                <text:list>
                  <text:list-item>
                    <text:p/>
                  </text:list-item>
                  <text:list-item>
                    <text:p>Golbach_Optimization_sums_2</text:p>
                  </text:list-item>
                </text:list>
                <draw:g>
                  <svg:desc>Sheet1.D42:Sheet1.D4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4:Sheet1.A50</svg:desc>
                </draw:g>
              </table:table-cell>
              <table:table-cell office:value-type="float" office:value="1.302459376">
                <text:p>1.302459376</text:p>
                <draw:g>
                  <svg:desc>Sheet1.B34:Sheet1.B40</svg:desc>
                </draw:g>
              </table:table-cell>
              <table:table-cell office:value-type="float" office:value="1.464443901">
                <text:p>1.464443901</text:p>
                <draw:g>
                  <svg:desc>Sheet1.C34:Sheet1.C40</svg:desc>
                </draw:g>
              </table:table-cell>
              <table:table-cell office:value-type="float" office:value="3.539148432">
                <text:p>3.539148432</text:p>
                <draw:g>
                  <svg:desc>Sheet1.D34:Sheet1.D40</svg:desc>
                </draw:g>
              </table:table-cell>
              <table:table-cell office:value-type="float" office:value="1.302459376">
                <text:p>1.302459376</text:p>
                <draw:g>
                  <svg:desc>Sheet1.B44:Sheet1.B50</svg:desc>
                </draw:g>
              </table:table-cell>
              <table:table-cell office:value-type="float" office:value="1.464443901">
                <text:p>1.464443901</text:p>
                <draw:g>
                  <svg:desc>Sheet1.C44:Sheet1.C50</svg:desc>
                </draw:g>
              </table:table-cell>
              <table:table-cell office:value-type="float" office:value="3.539148432">
                <text:p>3.539148432</text:p>
                <draw:g>
                  <svg:desc>Sheet1.D44:Sheet1.D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210700903">
                <text:p>2.210700903</text:p>
              </table:table-cell>
              <table:table-cell office:value-type="float" office:value="2.274380076">
                <text:p>2.274380076</text:p>
              </table:table-cell>
              <table:table-cell office:value-type="float" office:value="5.468028078">
                <text:p>5.468028078</text:p>
              </table:table-cell>
              <table:table-cell office:value-type="float" office:value="1.137190038">
                <text:p>1.137190038</text:p>
              </table:table-cell>
              <table:table-cell office:value-type="float" office:value="1.137190038">
                <text:p>1.137190038</text:p>
              </table:table-cell>
              <table:table-cell office:value-type="float" office:value="2.734014039">
                <text:p>2.7340140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204289237">
                <text:p>3.204289237</text:p>
              </table:table-cell>
              <table:table-cell office:value-type="float" office:value="3.525478255">
                <text:p>3.525478255</text:p>
              </table:table-cell>
              <table:table-cell office:value-type="float" office:value="8.546548151">
                <text:p>8.546548151</text:p>
              </table:table-cell>
              <table:table-cell office:value-type="float" office:value="0.8010723092">
                <text:p>0.8010723092</text:p>
              </table:table-cell>
              <table:table-cell office:value-type="float" office:value="0.8813695637">
                <text:p>0.8813695637</text:p>
              </table:table-cell>
              <table:table-cell office:value-type="float" office:value="2.178079336">
                <text:p>2.1780793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3450938">
                <text:p>4.33450938</text:p>
              </table:table-cell>
              <table:table-cell office:value-type="float" office:value="4.813893484">
                <text:p>4.813893484</text:p>
              </table:table-cell>
              <table:table-cell office:value-type="float" office:value="10.37974912">
                <text:p>10.37974912</text:p>
              </table:table-cell>
              <table:table-cell office:value-type="float" office:value="0.5418136725">
                <text:p>0.5418136725</text:p>
              </table:table-cell>
              <table:table-cell office:value-type="float" office:value="0.6093993191">
                <text:p>0.6093993191</text:p>
              </table:table-cell>
              <table:table-cell office:value-type="float" office:value="1.347988601">
                <text:p>1.3479886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379786473">
                <text:p>4.379786473</text:p>
              </table:table-cell>
              <table:table-cell office:value-type="float" office:value="4.240645913">
                <text:p>4.240645913</text:p>
              </table:table-cell>
              <table:table-cell office:value-type="float" office:value="10.03031475">
                <text:p>10.03031475</text:p>
              </table:table-cell>
              <table:table-cell office:value-type="float" office:value="0.2620047506">
                <text:p>0.2620047506</text:p>
              </table:table-cell>
              <table:table-cell office:value-type="float" office:value="0.6268946718">
                <text:p>0.6268946718</text:p>
              </table:table-cell>
              <table:table-cell office:value-type="float" office:value="0.6268946718">
                <text:p>0.62689467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.408390551">
                <text:p>4.408390551</text:p>
              </table:table-cell>
              <table:table-cell office:value-type="float" office:value="4.408390551">
                <text:p>4.408390551</text:p>
              </table:table-cell>
              <table:table-cell office:value-type="float" office:value="9.754756562">
                <text:p>9.754756562</text:p>
              </table:table-cell>
              <table:table-cell office:value-type="float" office:value="0.1320133169">
                <text:p>0.1320133169</text:p>
              </table:table-cell>
              <table:table-cell office:value-type="float" office:value="0.1377622047">
                <text:p>0.1377622047</text:p>
              </table:table-cell>
              <table:table-cell office:value-type="float" office:value="0.3048361426">
                <text:p>0.30483614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415132494">
                <text:p>4.415132494</text:p>
              </table:table-cell>
              <table:table-cell office:value-type="float" office:value="4.21691664">
                <text:p>4.21691664</text:p>
              </table:table-cell>
              <table:table-cell office:value-type="float" office:value="8.615448266">
                <text:p>8.615448266</text:p>
              </table:table-cell>
              <table:table-cell office:value-type="float" office:value="0.03449322261">
                <text:p>0.03449322261</text:p>
              </table:table-cell>
              <table:table-cell office:value-type="float" office:value="0.03294466125">
                <text:p>0.03294466125</text:p>
              </table:table-cell>
              <table:table-cell office:value-type="float" office:value="0.07842239055">
                <text:p>0.07842239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color="#1a1a1a" style:text-position="0% 100%" fo:font-family="Arial" fo:font-size="14pt" style:font-family-asian="Arial" style:font-size-asian="14pt" style:font-family-complex="Arial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4pt" style:font-family-asian="Arial" style:font-size-asian="14pt" style:font-family-complex="Arial" style:font-size-complex="14pt"/>
    </style:style>
    <style:style style:name="ch9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4" style:family="chart">
      <style:graphic-properties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32.835cm" svg:height="23.125cm" xlink:href=".." xlink:type="simple" chart:class="chart:line" chart:style-name="ch1">
        <chart:legend chart:legend-position="end" svg:x="4.521cm" svg:y="2.905cm" style:legend-expansion="high" chart:style-name="ch2"/>
        <chart:plot-area chart:style-name="ch3" table:cell-range-address="Sheet1.A44:Sheet1.A50 Sheet1.F43:Sheet1.H50 Sheet1.F32:Sheet1.H40" chart:data-source-has-labels="both" svg:x="1.959cm" svg:y="0.462cm" svg:width="19.965cm" svg:height="20.928cm">
          <chartooo:coordinate-region svg:x="2.536cm" svg:y="0.661cm" svg:width="18.916cm" svg:height="20.232cm"/>
          <chart:axis chart:dimension="x" chart:name="primary-x" chart:style-name="ch4" chartooo:axis-type="text">
            <chart:title svg:x="9.735cm" svg:y="21.852cm" chart:style-name="ch5">
              <text:p>Number of threads</text:p>
            </chart:title>
            <chart:categories table:cell-range-address="Sheet1.A44:Sheet1.A50"/>
          </chart:axis>
          <chart:axis chart:dimension="x" chart:name="secondary-x" chart:style-name="ch6"/>
          <chart:axis chart:dimension="y" chart:name="primary-y" chart:style-name="ch7">
            <chart:title svg:x="0.451cm" svg:y="12.166cm" chart:style-name="ch8">
              <text:p>Speed Up</text:p>
            </chart:title>
          </chart:axis>
          <chart:axis chart:dimension="y" chart:name="secondary-y" chart:style-name="ch9">
            <chart:title svg:x="22.58cm" svg:y="12.854cm" chart:style-name="ch8">
              <text:p>Efficiency Score</text:p>
            </chart:title>
          </chart:axis>
          <chart:series chart:attached-axis="primary-y" chart:style-name="ch10" chart:values-cell-range-address="Sheet1.F43:Sheet1.F50" loext:label-string="&quot; &quot;" chart:class="chart:line">
            <chart:data-point chart:repeated="8"/>
          </chart:series>
          <chart:series chart:attached-axis="primary-y" chart:style-name="ch11" chart:values-cell-range-address="Sheet1.G43:Sheet1.G50" loext:label-string="&quot; &quot;" chart:class="chart:line">
            <chart:data-point chart:repeated="8"/>
          </chart:series>
          <chart:series chart:attached-axis="primary-y" chart:style-name="ch12" chart:values-cell-range-address="Sheet1.H43:Sheet1.H50" loext:label-string="&quot; &quot;" chart:class="chart:line">
            <chart:data-point chart:repeated="8"/>
          </chart:series>
          <chart:series chart:attached-axis="secondary-y" chart:style-name="ch10" chart:values-cell-range-address="Sheet1.F34:Sheet1.F40" chart:label-cell-address="Sheet1.F32:Sheet1.F33" chart:class="chart:line">
            <chart:data-point chart:repeated="7"/>
          </chart:series>
          <chart:series chart:attached-axis="secondary-y" chart:style-name="ch13" chart:values-cell-range-address="Sheet1.G34:Sheet1.G40" chart:label-cell-address="Sheet1.G32:Sheet1.G33" chart:class="chart:line">
            <chart:data-point chart:repeated="7"/>
          </chart:series>
          <chart:series chart:attached-axis="secondary-y" chart:style-name="ch12" chart:values-cell-range-address="Sheet1.H34:Sheet1.H40" chart:label-cell-address="Sheet1.H32:Sheet1.H33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</table:table-cell>
              <table:table-cell office:value-type="string">
                <text:p> </text:p>
              </table:table-cell>
              <table:table-cell office:value-type="string">
                <text:p> </text:p>
              </table:table-cell>
              <table:table-cell office:value-type="string">
                <text:p>Speed Up Medium Tests goldbach_pthread</text:p>
                <text:list>
                  <text:list-item>
                    <text:p>Speed Up Medium Tests</text:p>
                  </text:list-item>
                  <text:list-item>
                    <text:p>goldbach_pthread</text:p>
                  </text:list-item>
                </text:list>
                <draw:g>
                  <svg:desc>Sheet1.F32:Sheet1.F33</svg:desc>
                </draw:g>
              </table:table-cell>
              <table:table-cell office:value-type="string">
                <text:p>golbach_Optimization_sums_1</text:p>
                <text:list>
                  <text:list-item>
                    <text:p/>
                  </text:list-item>
                  <text:list-item>
                    <text:p>golbach_Optimization_sums_1</text:p>
                  </text:list-item>
                </text:list>
                <draw:g>
                  <svg:desc>Sheet1.G32:Sheet1.G33</svg:desc>
                </draw:g>
              </table:table-cell>
              <table:table-cell office:value-type="string">
                <text:p>Golbach_Optimization_sums_2</text:p>
                <text:list>
                  <text:list-item>
                    <text:p/>
                  </text:list-item>
                  <text:list-item>
                    <text:p>Golbach_Optimization_sums_2</text:p>
                  </text:list-item>
                </text:list>
                <draw:g>
                  <svg:desc>Sheet1.H32:Sheet1.H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44:Sheet1.A50</svg:desc>
                </draw:g>
              </table:table-cell>
              <table:table-cell office:value-type="float" office:value="NaN">
                <text:p>NaN</text:p>
                <draw:g>
                  <svg:desc>Sheet1.F43:Sheet1.F50</svg:desc>
                </draw:g>
              </table:table-cell>
              <table:table-cell office:value-type="float" office:value="NaN">
                <text:p>NaN</text:p>
                <draw:g>
                  <svg:desc>Sheet1.G43:Sheet1.G50</svg:desc>
                </draw:g>
              </table:table-cell>
              <table:table-cell office:value-type="float" office:value="NaN">
                <text:p>NaN</text:p>
                <draw:g>
                  <svg:desc>Sheet1.H43:Sheet1.H50</svg:desc>
                </draw:g>
              </table:table-cell>
              <table:table-cell office:value-type="float" office:value="1.297119346">
                <text:p>1.297119346</text:p>
                <draw:g>
                  <svg:desc>Sheet1.F34:Sheet1.F40</svg:desc>
                </draw:g>
              </table:table-cell>
              <table:table-cell office:value-type="float" office:value="1.461134088">
                <text:p>1.461134088</text:p>
                <draw:g>
                  <svg:desc>Sheet1.G34:Sheet1.G40</svg:desc>
                </draw:g>
              </table:table-cell>
              <table:table-cell office:value-type="float" office:value="3.534160193">
                <text:p>3.534160193</text:p>
                <draw:g>
                  <svg:desc>Sheet1.H34:Sheet1.H4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97119346">
                <text:p>1.297119346</text:p>
              </table:table-cell>
              <table:table-cell office:value-type="float" office:value="1.461134088">
                <text:p>1.461134088</text:p>
              </table:table-cell>
              <table:table-cell office:value-type="float" office:value="3.534160193">
                <text:p>3.534160193</text:p>
              </table:table-cell>
              <table:table-cell office:value-type="float" office:value="2.204927108">
                <text:p>2.204927108</text:p>
              </table:table-cell>
              <table:table-cell office:value-type="float" office:value="2.271670372">
                <text:p>2.271670372</text:p>
              </table:table-cell>
              <table:table-cell office:value-type="float" office:value="5.44858988">
                <text:p>5.44858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02463554">
                <text:p>1.102463554</text:p>
              </table:table-cell>
              <table:table-cell office:value-type="float" office:value="1.135835186">
                <text:p>1.135835186</text:p>
              </table:table-cell>
              <table:table-cell office:value-type="float" office:value="2.72429494">
                <text:p>2.72429494</text:p>
              </table:table-cell>
              <table:table-cell office:value-type="float" office:value="3.206511271">
                <text:p>3.206511271</text:p>
              </table:table-cell>
              <table:table-cell office:value-type="float" office:value="3.538235271">
                <text:p>3.538235271</text:p>
              </table:table-cell>
              <table:table-cell office:value-type="float" office:value="8.612531505">
                <text:p>8.612531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016278178">
                <text:p>0.8016278178</text:p>
              </table:table-cell>
              <table:table-cell office:value-type="float" office:value="0.8845588176">
                <text:p>0.8845588176</text:p>
              </table:table-cell>
              <table:table-cell office:value-type="float" office:value="2.153132876">
                <text:p>2.153132876</text:p>
              </table:table-cell>
              <table:table-cell office:value-type="float" office:value="4.374220695">
                <text:p>4.374220695</text:p>
              </table:table-cell>
              <table:table-cell office:value-type="float" office:value="4.875194552">
                <text:p>4.875194552</text:p>
              </table:table-cell>
              <table:table-cell office:value-type="float" office:value="10.66039616">
                <text:p>10.660396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67775869">
                <text:p>0.5467775869</text:p>
              </table:table-cell>
              <table:table-cell office:value-type="float" office:value="0.6093993191">
                <text:p>0.6093993191</text:p>
              </table:table-cell>
              <table:table-cell office:value-type="float" office:value="1.33254952">
                <text:p>1.33254952</text:p>
              </table:table-cell>
              <table:table-cell office:value-type="float" office:value="4.449809468">
                <text:p>4.449809468</text:p>
              </table:table-cell>
              <table:table-cell office:value-type="float" office:value="4.449809468">
                <text:p>4.449809468</text:p>
              </table:table-cell>
              <table:table-cell office:value-type="float" office:value="10.4182174">
                <text:p>10.41821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2680778644">
                <text:p>0.2680778644</text:p>
              </table:table-cell>
              <table:table-cell office:value-type="float" office:value="0.2781130918">
                <text:p>0.2781130918</text:p>
              </table:table-cell>
              <table:table-cell office:value-type="float" office:value="0.6511385877">
                <text:p>0.6511385877</text:p>
              </table:table-cell>
              <table:table-cell office:value-type="float" office:value="4.508540677">
                <text:p>4.508540677</text:p>
              </table:table-cell>
              <table:table-cell office:value-type="float" office:value="4.508540677">
                <text:p>4.508540677</text:p>
              </table:table-cell>
              <table:table-cell office:value-type="float" office:value="10.25517865">
                <text:p>10.2551786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34417664">
                <text:p>0.134417664</text:p>
              </table:table-cell>
              <table:table-cell office:value-type="float" office:value="0.1408918961">
                <text:p>0.1408918961</text:p>
              </table:table-cell>
              <table:table-cell office:value-type="float" office:value="0.3204743328">
                <text:p>0.3204743328</text:p>
              </table:table-cell>
              <table:table-cell office:value-type="float" office:value="4.722570072">
                <text:p>4.722570072</text:p>
              </table:table-cell>
              <table:table-cell office:value-type="float" office:value="4.508393575">
                <text:p>4.508393575</text:p>
              </table:table-cell>
              <table:table-cell office:value-type="float" office:value="9.923095795">
                <text:p>9.923095795</text:p>
              </table:table-cell>
            </table:table-row>
            <table:table-row>
              <table:table-cell office:value-type="string"/>
              <table:table-cell office:value-type="float" office:value="0.03689507869">
                <text:p>0.03689507869</text:p>
              </table:table-cell>
              <table:table-cell office:value-type="float" office:value="0.0775241859">
                <text:p>0.0775241859</text:p>
              </table:table-cell>
              <table:table-cell office:value-type="float" office:value="0.0775241859">
                <text:p>0.0775241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